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4.982cm" table:align="center"/>
    </style:style>
    <style:style style:name="Tabela1.A" style:family="table-column">
      <style:table-column-properties style:column-width="2.942cm"/>
    </style:style>
    <style:style style:name="Tabela1.B" style:family="table-column">
      <style:table-column-properties style:column-width="4.133cm"/>
    </style:style>
    <style:style style:name="Tabela1.C" style:family="table-column">
      <style:table-column-properties style:column-width="3.044cm"/>
    </style:style>
    <style:style style:name="Tabela1.D" style:family="table-column">
      <style:table-column-properties style:column-width="2.524cm"/>
    </style:style>
    <style:style style:name="Tabela1.E" style:family="table-column">
      <style:table-column-properties style:column-width="2.339cm"/>
    </style:style>
    <style:style style:name="Tabela1.1" style:family="table-row">
      <style:table-row-properties style:min-row-height="0.691cm" style:use-optimal-row-height="false"/>
    </style:style>
    <style:style style:name="Tabela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 style:family="table">
      <style:table-properties style:width="14.982cm" table:align="center"/>
    </style:style>
    <style:style style:name="Tabela2.A" style:family="table-column">
      <style:table-column-properties style:column-width="2.942cm"/>
    </style:style>
    <style:style style:name="Tabela2.B" style:family="table-column">
      <style:table-column-properties style:column-width="4.14cm"/>
    </style:style>
    <style:style style:name="Tabela2.C" style:family="table-column">
      <style:table-column-properties style:column-width="3.046cm"/>
    </style:style>
    <style:style style:name="Tabela2.D" style:family="table-column">
      <style:table-column-properties style:column-width="2.54cm"/>
    </style:style>
    <style:style style:name="Tabela2.E" style:family="table-column">
      <style:table-column-properties style:column-width="2.314cm"/>
    </style:style>
    <style:style style:name="Tabela2.1" style:family="table-row">
      <style:table-row-properties style:min-row-height="0.691cm" style:use-optimal-row-height="false"/>
    </style:style>
    <style:style style:name="Tabela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 style:family="table">
      <style:table-properties style:width="14.982cm" table:align="center"/>
    </style:style>
    <style:style style:name="Tabela3.A" style:family="table-column">
      <style:table-column-properties style:column-width="2.942cm"/>
    </style:style>
    <style:style style:name="Tabela3.B" style:family="table-column">
      <style:table-column-properties style:column-width="4.133cm"/>
    </style:style>
    <style:style style:name="Tabela3.C" style:family="table-column">
      <style:table-column-properties style:column-width="3.044cm"/>
    </style:style>
    <style:style style:name="Tabela3.D" style:family="table-column">
      <style:table-column-properties style:column-width="2.524cm"/>
    </style:style>
    <style:style style:name="Tabela3.E" style:family="table-column">
      <style:table-column-properties style:column-width="2.339cm"/>
    </style:style>
    <style:style style:name="Tabela3.1" style:family="table-row">
      <style:table-row-properties style:min-row-height="0.691cm" style:use-optimal-row-height="false"/>
    </style:style>
    <style:style style:name="Tabela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 style:family="table">
      <style:table-properties style:width="14.982cm" table:align="center"/>
    </style:style>
    <style:style style:name="Tabela4.A" style:family="table-column">
      <style:table-column-properties style:column-width="2.942cm"/>
    </style:style>
    <style:style style:name="Tabela4.B" style:family="table-column">
      <style:table-column-properties style:column-width="4.133cm"/>
    </style:style>
    <style:style style:name="Tabela4.C" style:family="table-column">
      <style:table-column-properties style:column-width="3.044cm"/>
    </style:style>
    <style:style style:name="Tabela4.D" style:family="table-column">
      <style:table-column-properties style:column-width="2.524cm"/>
    </style:style>
    <style:style style:name="Tabela4.E" style:family="table-column">
      <style:table-column-properties style:column-width="2.339cm"/>
    </style:style>
    <style:style style:name="Tabela4.1" style:family="table-row">
      <style:table-row-properties style:min-row-height="0.691cm" style:use-optimal-row-height="false"/>
    </style:style>
    <style:style style:name="Tabela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5" style:family="table">
      <style:table-properties style:width="14.982cm" table:align="center"/>
    </style:style>
    <style:style style:name="Tabela5.A" style:family="table-column">
      <style:table-column-properties style:column-width="2.942cm"/>
    </style:style>
    <style:style style:name="Tabela5.B" style:family="table-column">
      <style:table-column-properties style:column-width="4.14cm"/>
    </style:style>
    <style:style style:name="Tabela5.C" style:family="table-column">
      <style:table-column-properties style:column-width="3.046cm"/>
    </style:style>
    <style:style style:name="Tabela5.D" style:family="table-column">
      <style:table-column-properties style:column-width="2.54cm"/>
    </style:style>
    <style:style style:name="Tabela5.E" style:family="table-column">
      <style:table-column-properties style:column-width="2.314cm"/>
    </style:style>
    <style:style style:name="Tabela5.1" style:family="table-row">
      <style:table-row-properties style:min-row-height="0.691cm" style:use-optimal-row-height="false"/>
    </style:style>
    <style:style style:name="Tabela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6" style:family="table">
      <style:table-properties style:width="14.982cm" table:align="center"/>
    </style:style>
    <style:style style:name="Tabela6.A" style:family="table-column">
      <style:table-column-properties style:column-width="2.942cm"/>
    </style:style>
    <style:style style:name="Tabela6.B" style:family="table-column">
      <style:table-column-properties style:column-width="4.133cm"/>
    </style:style>
    <style:style style:name="Tabela6.C" style:family="table-column">
      <style:table-column-properties style:column-width="3.044cm"/>
    </style:style>
    <style:style style:name="Tabela6.D" style:family="table-column">
      <style:table-column-properties style:column-width="2.524cm"/>
    </style:style>
    <style:style style:name="Tabela6.E" style:family="table-column">
      <style:table-column-properties style:column-width="2.339cm"/>
    </style:style>
    <style:style style:name="Tabela6.1" style:family="table-row">
      <style:table-row-properties style:min-row-height="0.691cm" style:use-optimal-row-height="false"/>
    </style:style>
    <style:style style:name="Tabela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7" style:family="table">
      <style:table-properties style:width="14.982cm" table:align="center"/>
    </style:style>
    <style:style style:name="Tabela7.A" style:family="table-column">
      <style:table-column-properties style:column-width="2.942cm"/>
    </style:style>
    <style:style style:name="Tabela7.B" style:family="table-column">
      <style:table-column-properties style:column-width="4.133cm"/>
    </style:style>
    <style:style style:name="Tabela7.C" style:family="table-column">
      <style:table-column-properties style:column-width="3.044cm"/>
    </style:style>
    <style:style style:name="Tabela7.D" style:family="table-column">
      <style:table-column-properties style:column-width="2.524cm"/>
    </style:style>
    <style:style style:name="Tabela7.E" style:family="table-column">
      <style:table-column-properties style:column-width="2.339cm"/>
    </style:style>
    <style:style style:name="Tabela7.1" style:family="table-row">
      <style:table-row-properties style:min-row-height="0.691cm" style:use-optimal-row-height="false"/>
    </style:style>
    <style:style style:name="Tabela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8" style:family="table">
      <style:table-properties style:width="14.982cm" table:align="center"/>
    </style:style>
    <style:style style:name="Tabela8.A" style:family="table-column">
      <style:table-column-properties style:column-width="2.942cm"/>
    </style:style>
    <style:style style:name="Tabela8.B" style:family="table-column">
      <style:table-column-properties style:column-width="4.131cm"/>
    </style:style>
    <style:style style:name="Tabela8.C" style:family="table-column">
      <style:table-column-properties style:column-width="3.046cm"/>
    </style:style>
    <style:style style:name="Tabela8.D" style:family="table-column">
      <style:table-column-properties style:column-width="2.531cm"/>
    </style:style>
    <style:style style:name="Tabela8.E" style:family="table-column">
      <style:table-column-properties style:column-width="2.332cm"/>
    </style:style>
    <style:style style:name="Tabela8.1" style:family="table-row">
      <style:table-row-properties style:min-row-height="0.691cm" style:use-optimal-row-height="false"/>
    </style:style>
    <style:style style:name="Tabela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9" style:family="table">
      <style:table-properties style:width="14.982cm" table:align="center"/>
    </style:style>
    <style:style style:name="Tabela9.A" style:family="table-column">
      <style:table-column-properties style:column-width="2.942cm"/>
    </style:style>
    <style:style style:name="Tabela9.B" style:family="table-column">
      <style:table-column-properties style:column-width="4.133cm"/>
    </style:style>
    <style:style style:name="Tabela9.C" style:family="table-column">
      <style:table-column-properties style:column-width="3.044cm"/>
    </style:style>
    <style:style style:name="Tabela9.D" style:family="table-column">
      <style:table-column-properties style:column-width="2.524cm"/>
    </style:style>
    <style:style style:name="Tabela9.E" style:family="table-column">
      <style:table-column-properties style:column-width="2.339cm"/>
    </style:style>
    <style:style style:name="Tabela9.1" style:family="table-row">
      <style:table-row-properties style:min-row-height="0.691cm" style:use-optimal-row-height="false"/>
    </style:style>
    <style:style style:name="Tabela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0" style:family="table">
      <style:table-properties style:width="14.982cm" table:align="center"/>
    </style:style>
    <style:style style:name="Tabela10.A" style:family="table-column">
      <style:table-column-properties style:column-width="2.942cm"/>
    </style:style>
    <style:style style:name="Tabela10.B" style:family="table-column">
      <style:table-column-properties style:column-width="4.14cm"/>
    </style:style>
    <style:style style:name="Tabela10.C" style:family="table-column">
      <style:table-column-properties style:column-width="3.046cm"/>
    </style:style>
    <style:style style:name="Tabela10.D" style:family="table-column">
      <style:table-column-properties style:column-width="2.54cm"/>
    </style:style>
    <style:style style:name="Tabela10.E" style:family="table-column">
      <style:table-column-properties style:column-width="2.314cm"/>
    </style:style>
    <style:style style:name="Tabela10.1" style:family="table-row">
      <style:table-row-properties style:min-row-height="0.691cm" style:use-optimal-row-height="false"/>
    </style:style>
    <style:style style:name="Tabela1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1" style:family="table">
      <style:table-properties style:width="14.982cm" table:align="center"/>
    </style:style>
    <style:style style:name="Tabela11.A" style:family="table-column">
      <style:table-column-properties style:column-width="2.942cm"/>
    </style:style>
    <style:style style:name="Tabela11.B" style:family="table-column">
      <style:table-column-properties style:column-width="4.133cm"/>
    </style:style>
    <style:style style:name="Tabela11.C" style:family="table-column">
      <style:table-column-properties style:column-width="3.044cm"/>
    </style:style>
    <style:style style:name="Tabela11.D" style:family="table-column">
      <style:table-column-properties style:column-width="2.524cm"/>
    </style:style>
    <style:style style:name="Tabela11.E" style:family="table-column">
      <style:table-column-properties style:column-width="2.339cm"/>
    </style:style>
    <style:style style:name="Tabela11.1" style:family="table-row">
      <style:table-row-properties style:min-row-height="0.691cm" style:use-optimal-row-height="false"/>
    </style:style>
    <style:style style:name="Tabela1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2" style:family="table">
      <style:table-properties style:width="14.982cm" table:align="center"/>
    </style:style>
    <style:style style:name="Tabela12.A" style:family="table-column">
      <style:table-column-properties style:column-width="2.942cm"/>
    </style:style>
    <style:style style:name="Tabela12.B" style:family="table-column">
      <style:table-column-properties style:column-width="4.133cm"/>
    </style:style>
    <style:style style:name="Tabela12.C" style:family="table-column">
      <style:table-column-properties style:column-width="3.044cm"/>
    </style:style>
    <style:style style:name="Tabela12.D" style:family="table-column">
      <style:table-column-properties style:column-width="2.524cm"/>
    </style:style>
    <style:style style:name="Tabela12.E" style:family="table-column">
      <style:table-column-properties style:column-width="2.339cm"/>
    </style:style>
    <style:style style:name="Tabela12.1" style:family="table-row">
      <style:table-row-properties style:min-row-height="0.691cm" style:use-optimal-row-height="false"/>
    </style:style>
    <style:style style:name="Tabela1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3" style:family="table">
      <style:table-properties style:width="14.982cm" table:align="center"/>
    </style:style>
    <style:style style:name="Tabela13.A" style:family="table-column">
      <style:table-column-properties style:column-width="2.942cm"/>
    </style:style>
    <style:style style:name="Tabela13.B" style:family="table-column">
      <style:table-column-properties style:column-width="4.133cm"/>
    </style:style>
    <style:style style:name="Tabela13.C" style:family="table-column">
      <style:table-column-properties style:column-width="3.044cm"/>
    </style:style>
    <style:style style:name="Tabela13.D" style:family="table-column">
      <style:table-column-properties style:column-width="2.524cm"/>
    </style:style>
    <style:style style:name="Tabela13.E" style:family="table-column">
      <style:table-column-properties style:column-width="2.339cm"/>
    </style:style>
    <style:style style:name="Tabela13.1" style:family="table-row">
      <style:table-row-properties style:min-row-height="0.691cm" style:use-optimal-row-height="false"/>
    </style:style>
    <style:style style:name="Tabela1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4" style:family="table">
      <style:table-properties style:width="14.982cm" table:align="center"/>
    </style:style>
    <style:style style:name="Tabela14.A" style:family="table-column">
      <style:table-column-properties style:column-width="2.942cm"/>
    </style:style>
    <style:style style:name="Tabela14.B" style:family="table-column">
      <style:table-column-properties style:column-width="4.135cm"/>
    </style:style>
    <style:style style:name="Tabela14.C" style:family="table-column">
      <style:table-column-properties style:column-width="3.05cm"/>
    </style:style>
    <style:style style:name="Tabela14.D" style:family="table-column">
      <style:table-column-properties style:column-width="2.526cm"/>
    </style:style>
    <style:style style:name="Tabela14.E" style:family="table-column">
      <style:table-column-properties style:column-width="2.33cm"/>
    </style:style>
    <style:style style:name="Tabela14.1" style:family="table-row">
      <style:table-row-properties style:min-row-height="0.691cm" style:use-optimal-row-height="false"/>
    </style:style>
    <style:style style:name="Tabela1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5" style:family="table">
      <style:table-properties style:width="14.982cm" table:align="center"/>
    </style:style>
    <style:style style:name="Tabela15.A" style:family="table-column">
      <style:table-column-properties style:column-width="2.942cm"/>
    </style:style>
    <style:style style:name="Tabela15.B" style:family="table-column">
      <style:table-column-properties style:column-width="4.133cm"/>
    </style:style>
    <style:style style:name="Tabela15.C" style:family="table-column">
      <style:table-column-properties style:column-width="3.044cm"/>
    </style:style>
    <style:style style:name="Tabela15.D" style:family="table-column">
      <style:table-column-properties style:column-width="2.524cm"/>
    </style:style>
    <style:style style:name="Tabela15.E" style:family="table-column">
      <style:table-column-properties style:column-width="2.339cm"/>
    </style:style>
    <style:style style:name="Tabela15.1" style:family="table-row">
      <style:table-row-properties style:min-row-height="0.691cm" style:use-optimal-row-height="false"/>
    </style:style>
    <style:style style:name="Tabela1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6" style:family="table">
      <style:table-properties style:width="14.982cm" table:align="center"/>
    </style:style>
    <style:style style:name="Tabela16.A" style:family="table-column">
      <style:table-column-properties style:column-width="2.942cm"/>
    </style:style>
    <style:style style:name="Tabela16.B" style:family="table-column">
      <style:table-column-properties style:column-width="4.133cm"/>
    </style:style>
    <style:style style:name="Tabela16.C" style:family="table-column">
      <style:table-column-properties style:column-width="3.044cm"/>
    </style:style>
    <style:style style:name="Tabela16.D" style:family="table-column">
      <style:table-column-properties style:column-width="2.524cm"/>
    </style:style>
    <style:style style:name="Tabela16.E" style:family="table-column">
      <style:table-column-properties style:column-width="2.339cm"/>
    </style:style>
    <style:style style:name="Tabela16.1" style:family="table-row">
      <style:table-row-properties style:min-row-height="0.691cm" style:use-optimal-row-height="false"/>
    </style:style>
    <style:style style:name="Tabela1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7" style:family="table">
      <style:table-properties style:width="14.982cm" table:align="center"/>
    </style:style>
    <style:style style:name="Tabela17.A" style:family="table-column">
      <style:table-column-properties style:column-width="2.942cm"/>
    </style:style>
    <style:style style:name="Tabela17.B" style:family="table-column">
      <style:table-column-properties style:column-width="4.133cm"/>
    </style:style>
    <style:style style:name="Tabela17.C" style:family="table-column">
      <style:table-column-properties style:column-width="3.044cm"/>
    </style:style>
    <style:style style:name="Tabela17.D" style:family="table-column">
      <style:table-column-properties style:column-width="2.524cm"/>
    </style:style>
    <style:style style:name="Tabela17.E" style:family="table-column">
      <style:table-column-properties style:column-width="2.339cm"/>
    </style:style>
    <style:style style:name="Tabela17.1" style:family="table-row">
      <style:table-row-properties style:min-row-height="0.691cm" style:use-optimal-row-height="false"/>
    </style:style>
    <style:style style:name="Tabela1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8" style:family="table">
      <style:table-properties style:width="14.982cm" table:align="center"/>
    </style:style>
    <style:style style:name="Tabela18.A" style:family="table-column">
      <style:table-column-properties style:column-width="2.942cm"/>
    </style:style>
    <style:style style:name="Tabela18.B" style:family="table-column">
      <style:table-column-properties style:column-width="4.135cm"/>
    </style:style>
    <style:style style:name="Tabela18.C" style:family="table-column">
      <style:table-column-properties style:column-width="3.05cm"/>
    </style:style>
    <style:style style:name="Tabela18.D" style:family="table-column">
      <style:table-column-properties style:column-width="2.526cm"/>
    </style:style>
    <style:style style:name="Tabela18.E" style:family="table-column">
      <style:table-column-properties style:column-width="2.33cm"/>
    </style:style>
    <style:style style:name="Tabela18.1" style:family="table-row">
      <style:table-row-properties style:min-row-height="0.691cm" style:use-optimal-row-height="false"/>
    </style:style>
    <style:style style:name="Tabela1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9" style:family="table">
      <style:table-properties style:width="14.982cm" table:align="center"/>
    </style:style>
    <style:style style:name="Tabela19.A" style:family="table-column">
      <style:table-column-properties style:column-width="2.942cm"/>
    </style:style>
    <style:style style:name="Tabela19.B" style:family="table-column">
      <style:table-column-properties style:column-width="4.133cm"/>
    </style:style>
    <style:style style:name="Tabela19.C" style:family="table-column">
      <style:table-column-properties style:column-width="3.044cm"/>
    </style:style>
    <style:style style:name="Tabela19.D" style:family="table-column">
      <style:table-column-properties style:column-width="2.524cm"/>
    </style:style>
    <style:style style:name="Tabela19.E" style:family="table-column">
      <style:table-column-properties style:column-width="2.339cm"/>
    </style:style>
    <style:style style:name="Tabela19.1" style:family="table-row">
      <style:table-row-properties style:min-row-height="0.691cm" style:use-optimal-row-height="false"/>
    </style:style>
    <style:style style:name="Tabela1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0" style:family="table">
      <style:table-properties style:width="14.982cm" table:align="center"/>
    </style:style>
    <style:style style:name="Tabela20.A" style:family="table-column">
      <style:table-column-properties style:column-width="2.942cm"/>
    </style:style>
    <style:style style:name="Tabela20.B" style:family="table-column">
      <style:table-column-properties style:column-width="4.133cm"/>
    </style:style>
    <style:style style:name="Tabela20.C" style:family="table-column">
      <style:table-column-properties style:column-width="3.044cm"/>
    </style:style>
    <style:style style:name="Tabela20.D" style:family="table-column">
      <style:table-column-properties style:column-width="2.524cm"/>
    </style:style>
    <style:style style:name="Tabela20.E" style:family="table-column">
      <style:table-column-properties style:column-width="2.339cm"/>
    </style:style>
    <style:style style:name="Tabela20.1" style:family="table-row">
      <style:table-row-properties style:min-row-height="0.691cm" style:use-optimal-row-height="false"/>
    </style:style>
    <style:style style:name="Tabela2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1" style:family="table">
      <style:table-properties style:width="14.982cm" table:align="center"/>
    </style:style>
    <style:style style:name="Tabela21.A" style:family="table-column">
      <style:table-column-properties style:column-width="2.942cm"/>
    </style:style>
    <style:style style:name="Tabela21.B" style:family="table-column">
      <style:table-column-properties style:column-width="4.135cm"/>
    </style:style>
    <style:style style:name="Tabela21.C" style:family="table-column">
      <style:table-column-properties style:column-width="3.05cm"/>
    </style:style>
    <style:style style:name="Tabela21.D" style:family="table-column">
      <style:table-column-properties style:column-width="2.526cm"/>
    </style:style>
    <style:style style:name="Tabela21.E" style:family="table-column">
      <style:table-column-properties style:column-width="2.33cm"/>
    </style:style>
    <style:style style:name="Tabela21.1" style:family="table-row">
      <style:table-row-properties style:min-row-height="0.691cm" style:use-optimal-row-height="false"/>
    </style:style>
    <style:style style:name="Tabela2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2" style:family="table">
      <style:table-properties style:width="14.982cm" table:align="center"/>
    </style:style>
    <style:style style:name="Tabela22.A" style:family="table-column">
      <style:table-column-properties style:column-width="2.942cm"/>
    </style:style>
    <style:style style:name="Tabela22.B" style:family="table-column">
      <style:table-column-properties style:column-width="4.133cm"/>
    </style:style>
    <style:style style:name="Tabela22.C" style:family="table-column">
      <style:table-column-properties style:column-width="3.044cm"/>
    </style:style>
    <style:style style:name="Tabela22.D" style:family="table-column">
      <style:table-column-properties style:column-width="2.524cm"/>
    </style:style>
    <style:style style:name="Tabela22.E" style:family="table-column">
      <style:table-column-properties style:column-width="2.339cm"/>
    </style:style>
    <style:style style:name="Tabela22.1" style:family="table-row">
      <style:table-row-properties style:min-row-height="0.691cm" style:use-optimal-row-height="false"/>
    </style:style>
    <style:style style:name="Tabela2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3" style:family="table">
      <style:table-properties style:width="14.982cm" table:align="center"/>
    </style:style>
    <style:style style:name="Tabela23.A" style:family="table-column">
      <style:table-column-properties style:column-width="2.942cm"/>
    </style:style>
    <style:style style:name="Tabela23.B" style:family="table-column">
      <style:table-column-properties style:column-width="4.135cm"/>
    </style:style>
    <style:style style:name="Tabela23.C" style:family="table-column">
      <style:table-column-properties style:column-width="3.05cm"/>
    </style:style>
    <style:style style:name="Tabela23.D" style:family="table-column">
      <style:table-column-properties style:column-width="2.526cm"/>
    </style:style>
    <style:style style:name="Tabela23.E" style:family="table-column">
      <style:table-column-properties style:column-width="2.33cm"/>
    </style:style>
    <style:style style:name="Tabela23.1" style:family="table-row">
      <style:table-row-properties style:min-row-height="0.691cm" style:use-optimal-row-height="false"/>
    </style:style>
    <style:style style:name="Tabela2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4" style:family="table">
      <style:table-properties style:width="14.982cm" table:align="center"/>
    </style:style>
    <style:style style:name="Tabela24.A" style:family="table-column">
      <style:table-column-properties style:column-width="2.942cm"/>
    </style:style>
    <style:style style:name="Tabela24.B" style:family="table-column">
      <style:table-column-properties style:column-width="4.133cm"/>
    </style:style>
    <style:style style:name="Tabela24.C" style:family="table-column">
      <style:table-column-properties style:column-width="3.044cm"/>
    </style:style>
    <style:style style:name="Tabela24.D" style:family="table-column">
      <style:table-column-properties style:column-width="2.524cm"/>
    </style:style>
    <style:style style:name="Tabela24.E" style:family="table-column">
      <style:table-column-properties style:column-width="2.339cm"/>
    </style:style>
    <style:style style:name="Tabela24.1" style:family="table-row">
      <style:table-row-properties style:min-row-height="0.691cm" style:use-optimal-row-height="false"/>
    </style:style>
    <style:style style:name="Tabela2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5" style:family="table">
      <style:table-properties style:width="14.982cm" table:align="center"/>
    </style:style>
    <style:style style:name="Tabela25.A" style:family="table-column">
      <style:table-column-properties style:column-width="2.942cm"/>
    </style:style>
    <style:style style:name="Tabela25.B" style:family="table-column">
      <style:table-column-properties style:column-width="4.133cm"/>
    </style:style>
    <style:style style:name="Tabela25.C" style:family="table-column">
      <style:table-column-properties style:column-width="3.044cm"/>
    </style:style>
    <style:style style:name="Tabela25.D" style:family="table-column">
      <style:table-column-properties style:column-width="2.524cm"/>
    </style:style>
    <style:style style:name="Tabela25.E" style:family="table-column">
      <style:table-column-properties style:column-width="2.339cm"/>
    </style:style>
    <style:style style:name="Tabela25.1" style:family="table-row">
      <style:table-row-properties style:min-row-height="0.691cm" style:use-optimal-row-height="false"/>
    </style:style>
    <style:style style:name="Tabela2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6" style:family="table">
      <style:table-properties style:width="14.982cm" table:align="center"/>
    </style:style>
    <style:style style:name="Tabela26.A" style:family="table-column">
      <style:table-column-properties style:column-width="2.942cm"/>
    </style:style>
    <style:style style:name="Tabela26.B" style:family="table-column">
      <style:table-column-properties style:column-width="4.128cm"/>
    </style:style>
    <style:style style:name="Tabela26.C" style:family="table-column">
      <style:table-column-properties style:column-width="3.044cm"/>
    </style:style>
    <style:style style:name="Tabela26.D" style:family="table-column">
      <style:table-column-properties style:column-width="2.544cm"/>
    </style:style>
    <style:style style:name="Tabela26.E" style:family="table-column">
      <style:table-column-properties style:column-width="2.325cm"/>
    </style:style>
    <style:style style:name="Tabela26.1" style:family="table-row">
      <style:table-row-properties style:min-row-height="0.691cm" style:use-optimal-row-height="false"/>
    </style:style>
    <style:style style:name="Tabela2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7" style:family="table">
      <style:table-properties style:width="14.982cm" table:align="center"/>
    </style:style>
    <style:style style:name="Tabela27.A" style:family="table-column">
      <style:table-column-properties style:column-width="2.944cm"/>
    </style:style>
    <style:style style:name="Tabela27.B" style:family="table-column">
      <style:table-column-properties style:column-width="4.108cm"/>
    </style:style>
    <style:style style:name="Tabela27.C" style:family="table-column">
      <style:table-column-properties style:column-width="3.048cm"/>
    </style:style>
    <style:style style:name="Tabela27.D" style:family="table-column">
      <style:table-column-properties style:column-width="2.574cm"/>
    </style:style>
    <style:style style:name="Tabela27.E" style:family="table-column">
      <style:table-column-properties style:column-width="2.309cm"/>
    </style:style>
    <style:style style:name="Tabela27.1" style:family="table-row">
      <style:table-row-properties style:min-row-height="0.691cm" style:use-optimal-row-height="false"/>
    </style:style>
    <style:style style:name="Tabela2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8" style:family="table">
      <style:table-properties style:width="14.982cm" table:align="center"/>
    </style:style>
    <style:style style:name="Tabela28.A" style:family="table-column">
      <style:table-column-properties style:column-width="2.944cm"/>
    </style:style>
    <style:style style:name="Tabela28.B" style:family="table-column">
      <style:table-column-properties style:column-width="4.108cm"/>
    </style:style>
    <style:style style:name="Tabela28.C" style:family="table-column">
      <style:table-column-properties style:column-width="3.048cm"/>
    </style:style>
    <style:style style:name="Tabela28.D" style:family="table-column">
      <style:table-column-properties style:column-width="2.574cm"/>
    </style:style>
    <style:style style:name="Tabela28.E" style:family="table-column">
      <style:table-column-properties style:column-width="2.309cm"/>
    </style:style>
    <style:style style:name="Tabela28.1" style:family="table-row">
      <style:table-row-properties style:min-row-height="0.691cm" style:use-optimal-row-height="false"/>
    </style:style>
    <style:style style:name="Tabela2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9" style:family="table">
      <style:table-properties style:width="14.982cm" table:align="center"/>
    </style:style>
    <style:style style:name="Tabela29.A" style:family="table-column">
      <style:table-column-properties style:column-width="2.944cm"/>
    </style:style>
    <style:style style:name="Tabela29.B" style:family="table-column">
      <style:table-column-properties style:column-width="4.108cm"/>
    </style:style>
    <style:style style:name="Tabela29.C" style:family="table-column">
      <style:table-column-properties style:column-width="3.048cm"/>
    </style:style>
    <style:style style:name="Tabela29.D" style:family="table-column">
      <style:table-column-properties style:column-width="2.574cm"/>
    </style:style>
    <style:style style:name="Tabela29.E" style:family="table-column">
      <style:table-column-properties style:column-width="2.309cm"/>
    </style:style>
    <style:style style:name="Tabela29.1" style:family="table-row">
      <style:table-row-properties style:min-row-height="0.691cm" style:use-optimal-row-height="false"/>
    </style:style>
    <style:style style:name="Tabela2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0" style:family="table">
      <style:table-properties style:width="14.982cm" table:align="center"/>
    </style:style>
    <style:style style:name="Tabela30.A" style:family="table-column">
      <style:table-column-properties style:column-width="2.944cm"/>
    </style:style>
    <style:style style:name="Tabela30.B" style:family="table-column">
      <style:table-column-properties style:column-width="4.108cm"/>
    </style:style>
    <style:style style:name="Tabela30.C" style:family="table-column">
      <style:table-column-properties style:column-width="3.048cm"/>
    </style:style>
    <style:style style:name="Tabela30.D" style:family="table-column">
      <style:table-column-properties style:column-width="2.574cm"/>
    </style:style>
    <style:style style:name="Tabela30.E" style:family="table-column">
      <style:table-column-properties style:column-width="2.309cm"/>
    </style:style>
    <style:style style:name="Tabela30.1" style:family="table-row">
      <style:table-row-properties style:min-row-height="0.691cm" style:use-optimal-row-height="false"/>
    </style:style>
    <style:style style:name="Tabela3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1" style:family="table">
      <style:table-properties style:width="14.982cm" table:align="center"/>
    </style:style>
    <style:style style:name="Tabela31.A" style:family="table-column">
      <style:table-column-properties style:column-width="2.944cm"/>
    </style:style>
    <style:style style:name="Tabela31.B" style:family="table-column">
      <style:table-column-properties style:column-width="4.108cm"/>
    </style:style>
    <style:style style:name="Tabela31.C" style:family="table-column">
      <style:table-column-properties style:column-width="3.048cm"/>
    </style:style>
    <style:style style:name="Tabela31.D" style:family="table-column">
      <style:table-column-properties style:column-width="2.574cm"/>
    </style:style>
    <style:style style:name="Tabela31.E" style:family="table-column">
      <style:table-column-properties style:column-width="2.309cm"/>
    </style:style>
    <style:style style:name="Tabela31.1" style:family="table-row">
      <style:table-row-properties style:min-row-height="0.691cm" style:use-optimal-row-height="false"/>
    </style:style>
    <style:style style:name="Tabela3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2" style:family="table">
      <style:table-properties style:width="14.982cm" table:align="center"/>
    </style:style>
    <style:style style:name="Tabela32.A" style:family="table-column">
      <style:table-column-properties style:column-width="2.944cm"/>
    </style:style>
    <style:style style:name="Tabela32.B" style:family="table-column">
      <style:table-column-properties style:column-width="4.108cm"/>
    </style:style>
    <style:style style:name="Tabela32.C" style:family="table-column">
      <style:table-column-properties style:column-width="3.048cm"/>
    </style:style>
    <style:style style:name="Tabela32.D" style:family="table-column">
      <style:table-column-properties style:column-width="2.574cm"/>
    </style:style>
    <style:style style:name="Tabela32.E" style:family="table-column">
      <style:table-column-properties style:column-width="2.309cm"/>
    </style:style>
    <style:style style:name="Tabela32.1" style:family="table-row">
      <style:table-row-properties style:min-row-height="0.691cm" style:use-optimal-row-height="false"/>
    </style:style>
    <style:style style:name="Tabela3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3" style:family="table">
      <style:table-properties style:width="14.982cm" table:align="center"/>
    </style:style>
    <style:style style:name="Tabela33.A" style:family="table-column">
      <style:table-column-properties style:column-width="2.944cm"/>
    </style:style>
    <style:style style:name="Tabela33.B" style:family="table-column">
      <style:table-column-properties style:column-width="4.108cm"/>
    </style:style>
    <style:style style:name="Tabela33.C" style:family="table-column">
      <style:table-column-properties style:column-width="3.048cm"/>
    </style:style>
    <style:style style:name="Tabela33.D" style:family="table-column">
      <style:table-column-properties style:column-width="2.574cm"/>
    </style:style>
    <style:style style:name="Tabela33.E" style:family="table-column">
      <style:table-column-properties style:column-width="2.309cm"/>
    </style:style>
    <style:style style:name="Tabela33.1" style:family="table-row">
      <style:table-row-properties style:min-row-height="0.691cm" style:use-optimal-row-height="false"/>
    </style:style>
    <style:style style:name="Tabela3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4" style:family="table">
      <style:table-properties style:width="14.982cm" table:align="center"/>
    </style:style>
    <style:style style:name="Tabela34.A" style:family="table-column">
      <style:table-column-properties style:column-width="2.944cm"/>
    </style:style>
    <style:style style:name="Tabela34.B" style:family="table-column">
      <style:table-column-properties style:column-width="4.108cm"/>
    </style:style>
    <style:style style:name="Tabela34.C" style:family="table-column">
      <style:table-column-properties style:column-width="3.048cm"/>
    </style:style>
    <style:style style:name="Tabela34.D" style:family="table-column">
      <style:table-column-properties style:column-width="2.574cm"/>
    </style:style>
    <style:style style:name="Tabela34.E" style:family="table-column">
      <style:table-column-properties style:column-width="2.309cm"/>
    </style:style>
    <style:style style:name="Tabela34.1" style:family="table-row">
      <style:table-row-properties style:min-row-height="0.691cm" style:use-optimal-row-height="false"/>
    </style:style>
    <style:style style:name="Tabela3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5" style:family="table">
      <style:table-properties style:width="14.982cm" table:align="center"/>
    </style:style>
    <style:style style:name="Tabela35.A" style:family="table-column">
      <style:table-column-properties style:column-width="2.944cm"/>
    </style:style>
    <style:style style:name="Tabela35.B" style:family="table-column">
      <style:table-column-properties style:column-width="4.108cm"/>
    </style:style>
    <style:style style:name="Tabela35.C" style:family="table-column">
      <style:table-column-properties style:column-width="3.048cm"/>
    </style:style>
    <style:style style:name="Tabela35.D" style:family="table-column">
      <style:table-column-properties style:column-width="2.574cm"/>
    </style:style>
    <style:style style:name="Tabela35.E" style:family="table-column">
      <style:table-column-properties style:column-width="2.309cm"/>
    </style:style>
    <style:style style:name="Tabela35.1" style:family="table-row">
      <style:table-row-properties style:min-row-height="0.691cm" style:use-optimal-row-height="false"/>
    </style:style>
    <style:style style:name="Tabela3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6" style:family="table">
      <style:table-properties style:width="14.982cm" table:align="center"/>
    </style:style>
    <style:style style:name="Tabela36.A" style:family="table-column">
      <style:table-column-properties style:column-width="2.944cm"/>
    </style:style>
    <style:style style:name="Tabela36.B" style:family="table-column">
      <style:table-column-properties style:column-width="4.108cm"/>
    </style:style>
    <style:style style:name="Tabela36.C" style:family="table-column">
      <style:table-column-properties style:column-width="3.048cm"/>
    </style:style>
    <style:style style:name="Tabela36.D" style:family="table-column">
      <style:table-column-properties style:column-width="2.574cm"/>
    </style:style>
    <style:style style:name="Tabela36.E" style:family="table-column">
      <style:table-column-properties style:column-width="2.309cm"/>
    </style:style>
    <style:style style:name="Tabela36.1" style:family="table-row">
      <style:table-row-properties style:min-row-height="0.691cm" style:use-optimal-row-height="false"/>
    </style:style>
    <style:style style:name="Tabela3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7" style:family="table">
      <style:table-properties style:width="14.982cm" table:align="center"/>
    </style:style>
    <style:style style:name="Tabela37.A" style:family="table-column">
      <style:table-column-properties style:column-width="2.944cm"/>
    </style:style>
    <style:style style:name="Tabela37.B" style:family="table-column">
      <style:table-column-properties style:column-width="4.108cm"/>
    </style:style>
    <style:style style:name="Tabela37.C" style:family="table-column">
      <style:table-column-properties style:column-width="3.048cm"/>
    </style:style>
    <style:style style:name="Tabela37.D" style:family="table-column">
      <style:table-column-properties style:column-width="2.574cm"/>
    </style:style>
    <style:style style:name="Tabela37.E" style:family="table-column">
      <style:table-column-properties style:column-width="2.309cm"/>
    </style:style>
    <style:style style:name="Tabela37.1" style:family="table-row">
      <style:table-row-properties style:min-row-height="0.691cm" style:use-optimal-row-height="false"/>
    </style:style>
    <style:style style:name="Tabela3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8" style:family="table">
      <style:table-properties style:width="14.982cm" table:align="center"/>
    </style:style>
    <style:style style:name="Tabela38.A" style:family="table-column">
      <style:table-column-properties style:column-width="2.944cm"/>
    </style:style>
    <style:style style:name="Tabela38.B" style:family="table-column">
      <style:table-column-properties style:column-width="4.108cm"/>
    </style:style>
    <style:style style:name="Tabela38.C" style:family="table-column">
      <style:table-column-properties style:column-width="3.048cm"/>
    </style:style>
    <style:style style:name="Tabela38.D" style:family="table-column">
      <style:table-column-properties style:column-width="2.574cm"/>
    </style:style>
    <style:style style:name="Tabela38.E" style:family="table-column">
      <style:table-column-properties style:column-width="2.309cm"/>
    </style:style>
    <style:style style:name="Tabela38.1" style:family="table-row">
      <style:table-row-properties style:min-row-height="0.691cm" style:use-optimal-row-height="false"/>
    </style:style>
    <style:style style:name="Tabela3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9" style:family="table">
      <style:table-properties style:width="14.982cm" table:align="center"/>
    </style:style>
    <style:style style:name="Tabela39.A" style:family="table-column">
      <style:table-column-properties style:column-width="2.944cm"/>
    </style:style>
    <style:style style:name="Tabela39.B" style:family="table-column">
      <style:table-column-properties style:column-width="4.108cm"/>
    </style:style>
    <style:style style:name="Tabela39.C" style:family="table-column">
      <style:table-column-properties style:column-width="3.048cm"/>
    </style:style>
    <style:style style:name="Tabela39.D" style:family="table-column">
      <style:table-column-properties style:column-width="2.574cm"/>
    </style:style>
    <style:style style:name="Tabela39.E" style:family="table-column">
      <style:table-column-properties style:column-width="2.309cm"/>
    </style:style>
    <style:style style:name="Tabela39.1" style:family="table-row">
      <style:table-row-properties style:min-row-height="0.691cm" style:use-optimal-row-height="false"/>
    </style:style>
    <style:style style:name="Tabela3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0" style:family="table">
      <style:table-properties style:width="14.982cm" table:align="center"/>
    </style:style>
    <style:style style:name="Tabela40.A" style:family="table-column">
      <style:table-column-properties style:column-width="2.944cm"/>
    </style:style>
    <style:style style:name="Tabela40.B" style:family="table-column">
      <style:table-column-properties style:column-width="4.108cm"/>
    </style:style>
    <style:style style:name="Tabela40.C" style:family="table-column">
      <style:table-column-properties style:column-width="3.048cm"/>
    </style:style>
    <style:style style:name="Tabela40.D" style:family="table-column">
      <style:table-column-properties style:column-width="2.574cm"/>
    </style:style>
    <style:style style:name="Tabela40.E" style:family="table-column">
      <style:table-column-properties style:column-width="2.309cm"/>
    </style:style>
    <style:style style:name="Tabela40.1" style:family="table-row">
      <style:table-row-properties style:min-row-height="0.691cm" style:use-optimal-row-height="false"/>
    </style:style>
    <style:style style:name="Tabela4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1" style:family="table">
      <style:table-properties style:width="14.982cm" table:align="center"/>
    </style:style>
    <style:style style:name="Tabela41.A" style:family="table-column">
      <style:table-column-properties style:column-width="2.944cm"/>
    </style:style>
    <style:style style:name="Tabela41.B" style:family="table-column">
      <style:table-column-properties style:column-width="4.108cm"/>
    </style:style>
    <style:style style:name="Tabela41.C" style:family="table-column">
      <style:table-column-properties style:column-width="3.048cm"/>
    </style:style>
    <style:style style:name="Tabela41.D" style:family="table-column">
      <style:table-column-properties style:column-width="2.574cm"/>
    </style:style>
    <style:style style:name="Tabela41.E" style:family="table-column">
      <style:table-column-properties style:column-width="2.309cm"/>
    </style:style>
    <style:style style:name="Tabela41.1" style:family="table-row">
      <style:table-row-properties style:min-row-height="0.691cm" style:use-optimal-row-height="false"/>
    </style:style>
    <style:style style:name="Tabela4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2" style:family="table">
      <style:table-properties style:width="14.982cm" table:align="center"/>
    </style:style>
    <style:style style:name="Tabela42.A" style:family="table-column">
      <style:table-column-properties style:column-width="2.944cm"/>
    </style:style>
    <style:style style:name="Tabela42.B" style:family="table-column">
      <style:table-column-properties style:column-width="4.108cm"/>
    </style:style>
    <style:style style:name="Tabela42.C" style:family="table-column">
      <style:table-column-properties style:column-width="3.048cm"/>
    </style:style>
    <style:style style:name="Tabela42.D" style:family="table-column">
      <style:table-column-properties style:column-width="2.574cm"/>
    </style:style>
    <style:style style:name="Tabela42.E" style:family="table-column">
      <style:table-column-properties style:column-width="2.309cm"/>
    </style:style>
    <style:style style:name="Tabela42.1" style:family="table-row">
      <style:table-row-properties style:min-row-height="0.691cm" style:use-optimal-row-height="false"/>
    </style:style>
    <style:style style:name="Tabela4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3" style:family="table">
      <style:table-properties style:width="14.982cm" table:align="center"/>
    </style:style>
    <style:style style:name="Tabela43.A" style:family="table-column">
      <style:table-column-properties style:column-width="2.944cm"/>
    </style:style>
    <style:style style:name="Tabela43.B" style:family="table-column">
      <style:table-column-properties style:column-width="4.108cm"/>
    </style:style>
    <style:style style:name="Tabela43.C" style:family="table-column">
      <style:table-column-properties style:column-width="3.048cm"/>
    </style:style>
    <style:style style:name="Tabela43.D" style:family="table-column">
      <style:table-column-properties style:column-width="2.574cm"/>
    </style:style>
    <style:style style:name="Tabela43.E" style:family="table-column">
      <style:table-column-properties style:column-width="2.309cm"/>
    </style:style>
    <style:style style:name="Tabela43.1" style:family="table-row">
      <style:table-row-properties style:min-row-height="0.691cm" style:use-optimal-row-height="false"/>
    </style:style>
    <style:style style:name="Tabela4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P1" style:family="paragraph" style:parent-style-name="Requisito">
      <style:text-properties style:font-name="Arial" style:text-underline-style="none" style:font-name-complex="Arial"/>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fo:language="pt" fo:country="BR"/>
    </style:style>
    <style:style style:name="P5" style:family="paragraph" style:parent-style-name="Standard">
      <style:text-properties fo:language="pt" fo:country="BR" style:font-name-complex="Arial"/>
    </style:style>
    <style:style style:name="P6" style:family="paragraph" style:parent-style-name="Explicação">
      <style:text-properties fo:color="#00000a" style:font-name="Arial" fo:font-style="normal" style:font-style-asian="normal" style:font-name-complex="Arial"/>
    </style:style>
    <style:style style:name="P7" style:family="paragraph" style:parent-style-name="Explicação">
      <style:text-properties fo:color="#00000a" style:font-name="Arial" fo:font-style="normal" officeooo:paragraph-rsid="000a4cf4" style:font-style-asian="normal" style:font-name-complex="Arial"/>
    </style:style>
    <style:style style:name="P8" style:family="paragraph" style:parent-style-name="Explicação">
      <style:text-properties fo:color="#00000a" style:font-name="Arial" fo:font-style="normal" officeooo:paragraph-rsid="000c4972" style:font-style-asian="normal" style:font-name-complex="Arial"/>
    </style:style>
    <style:style style:name="P9" style:family="paragraph" style:parent-style-name="Explicação">
      <style:text-properties fo:color="#00000a" style:font-name="Arial" fo:font-style="normal" officeooo:paragraph-rsid="000ee80d" style:font-style-asian="normal" style:font-name-complex="Arial"/>
    </style:style>
    <style:style style:name="P10" style:family="paragraph" style:parent-style-name="Standard">
      <style:paragraph-properties fo:margin-left="1.27cm" fo:margin-right="0cm" fo:text-indent="-1.27cm" style:auto-text-indent="false">
        <style:tab-stops/>
      </style:paragraph-properties>
      <style:text-properties fo:language="pt" fo:country="BR" style:font-name-complex="Arial"/>
    </style:style>
    <style:style style:name="P11" style:family="paragraph" style:parent-style-name="Standard">
      <style:paragraph-properties fo:margin-left="1.27cm" fo:margin-right="0cm" fo:text-indent="-1.27cm" style:auto-text-indent="false">
        <style:tab-stops/>
      </style:paragraph-properties>
    </style:style>
    <style:style style:name="P12" style:family="paragraph" style:parent-style-name="Standard">
      <style:paragraph-properties fo:margin-left="0cm" fo:margin-right="0cm" fo:text-indent="0cm" style:auto-text-indent="false">
        <style:tab-stops/>
      </style:paragraph-properties>
      <style:text-properties fo:language="pt" fo:country="BR"/>
    </style:style>
    <style:style style:name="P13" style:family="paragraph" style:parent-style-name="Heading_20_1">
      <style:text-properties fo:language="pt" fo:country="BR"/>
    </style:style>
    <style:style style:name="P14" style:family="paragraph" style:parent-style-name="Heading_20_1">
      <style:text-properties fo:language="pt" fo:country="BR" style:font-name-complex="Arial"/>
    </style:style>
    <style:style style:name="P15" style:family="paragraph" style:parent-style-name="Heading_20_1" style:master-page-name="MP0">
      <style:paragraph-properties style:page-number="auto" fo:break-before="page"/>
      <style:text-properties fo:language="pt" fo:country="BR"/>
    </style:style>
    <style:style style:name="P16" style:family="paragraph" style:parent-style-name="Heading_20_1">
      <style:paragraph-properties fo:margin-left="0cm" fo:margin-right="0cm" fo:text-indent="0cm" style:auto-text-indent="false">
        <style:tab-stops/>
      </style:paragraph-properties>
      <style:text-properties fo:language="pt" fo:country="BR"/>
    </style:style>
    <style:style style:name="T1" style:family="text">
      <style:text-properties fo:color="#00000a" style:font-name="Arial" fo:font-style="normal" style:font-style-asian="normal" style:font-name-complex="Arial"/>
    </style:style>
    <style:style style:name="T2" style:family="text">
      <style:text-properties fo:color="#00000a" style:font-name="Arial" fo:font-style="normal" style:font-style-asian="normal" style:font-name-complex="Arial" style:font-style-complex="normal"/>
    </style:style>
    <style:style style:name="T3" style:family="text">
      <style:text-properties fo:color="#00000a" style:font-name="Arial" style:font-name-complex="Arial"/>
    </style:style>
    <style:style style:name="T4" style:family="text">
      <style:text-properties style:font-name="Arial" style:text-underline-style="none" style:font-name-complex="Arial"/>
    </style:style>
    <style:style style:name="T5" style:family="text">
      <style:text-properties style:font-name="Arial" style:text-underline-style="none" style:font-name-complex="Arial" style:font-style-complex="normal"/>
    </style:style>
    <style:style style:name="T6" style:family="text">
      <style:text-properties style:font-name="Arial" fo:font-style="italic" style:text-underline-style="none" style:font-style-asian="italic" style:font-name-complex="Arial"/>
    </style:style>
    <style:style style:name="T7" style:family="text">
      <style:text-properties fo:font-style="italic" style:font-style-asian="italic" style:font-style-complex="italic"/>
    </style:style>
    <style:style style:name="T8" style:family="text">
      <style:text-properties officeooo:rsid="00099d4d"/>
    </style:style>
    <style:style style:name="T9" style:family="text">
      <style:text-properties officeooo:rsid="000d1bce"/>
    </style:style>
    <style:style style:name="T10" style:family="text">
      <style:text-properties officeooo:rsid="000fd6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table:number-columns-spanned="5" office:value-type="string">
            <text:h text:style-name="P1" text:outline-level="3">RHW001 – Isolamento galvânico do processador</text:h>
          </table:table-cell>
          <table:covered-table-cell/>
          <table:covered-table-cell/>
          <table:covered-table-cell/>
          <table:covered-table-cell/>
        </table:table-row>
        <table:table-row table:style-name="Tabela1.1">
          <table:table-cell table:style-name="Tabela1.A1" office:value-type="string">
            <text:p text:style-name="P2">PRIORIDADE:</text:p>
          </table:table-cell>
          <table:table-cell table:style-name="Tabela1.A1" office:value-type="string">
            <text:p text:style-name="P6"><text:s/>Média</text:p>
          </table:table-cell>
          <table:table-cell table:style-name="Tabela1.A1" office:value-type="string">
            <text:p text:style-name="P2">ESTABILIDADE</text:p>
          </table:table-cell>
          <table:table-cell table:style-name="Tabela1.A1" table:number-columns-spanned="2" office:value-type="string">
            <text:p text:style-name="P6">Média</text:p>
          </table:table-cell>
          <table:covered-table-cell/>
        </table:table-row>
        <table:table-row table:style-name="Tabela1.1">
          <table:table-cell table:style-name="Tabela1.A1" office:value-type="string">
            <text:p text:style-name="P2">SOLICITANTE:</text:p>
          </table:table-cell>
          <table:table-cell table:style-name="Tabela1.A1" office:value-type="string">
            <text:p text:style-name="P6">Equipe de Hardware</text:p>
          </table:table-cell>
          <table:table-cell table:style-name="Tabela1.A1" office:value-type="string">
            <text:p text:style-name="P2">REQ. ORIGEM:</text:p>
          </table:table-cell>
          <table:table-cell table:style-name="Tabela1.A1" table:number-columns-spanned="2" office:value-type="string">
            <text:p text:style-name="P6">-</text:p>
          </table:table-cell>
          <table:covered-table-cell/>
        </table:table-row>
        <table:table-row table:style-name="Tabela1.1">
          <table:table-cell table:style-name="Tabela1.A1" office:value-type="string">
            <text:p text:style-name="P2">TIPO DO REQUISITO:</text:p>
          </table:table-cell>
          <table:table-cell table:style-name="Tabela1.A1" office:value-type="string">
            <text:p text:style-name="P6">Não funcional</text:p>
          </table:table-cell>
          <table:table-cell table:style-name="Tabela1.A1" table:number-columns-spanned="2" office:value-type="string">
            <text:p text:style-name="P2">IMPACTO NA ARQUITETURA:</text:p>
          </table:table-cell>
          <table:covered-table-cell/>
          <table:table-cell table:style-name="Tabela1.A1" office:value-type="string">
            <text:p text:style-name="P6">Alto</text:p>
          </table:table-cell>
        </table:table-row>
        <table:table-row table:style-name="Tabela1.1">
          <table:table-cell table:style-name="Tabela1.A1" office:value-type="string">
            <text:p text:style-name="P2">DESCRIÇÃO:</text:p>
          </table:table-cell>
          <table:table-cell table:style-name="Tabela1.A1" table:number-columns-spanned="4" office:value-type="string">
            <text:p text:style-name="Explicação"><text:span text:style-name="Fonte_20_parág._20_padrão"><text:span text:style-name="T1">Por conta do sistema de Força do veículo elétrico(</text:span></text:span><text:span text:style-name="Fonte_20_parág._20_padrão"><text:span text:style-name="T3">Powertrain</text:span></text:span><text:span text:style-name="Fonte_20_parág._20_padrão"><text:span text:style-name="T1">) 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span></text:p>
          </table:table-cell>
          <table:covered-table-cell/>
          <table:covered-table-cell/>
          <table:covered-table-cell/>
        </table:table-row>
      </table:table>
      <text:h text:style-name="P13" text:outline-level="1"/>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h text:style-name="P1" text:outline-level="3">RSIS002 – Conector OBD2</text:h>
          </table:table-cell>
          <table:covered-table-cell/>
          <table:covered-table-cell/>
          <table:covered-table-cell/>
          <table:covered-table-cell/>
        </table:table-row>
        <table:table-row table:style-name="Tabela2.1">
          <table:table-cell table:style-name="Tabela2.A1" office:value-type="string">
            <text:p text:style-name="P2">PRIORIDADE:</text:p>
          </table:table-cell>
          <table:table-cell table:style-name="Tabela2.A1" office:value-type="string">
            <text:p text:style-name="P6">Alta</text:p>
          </table:table-cell>
          <table:table-cell table:style-name="Tabela2.A1" office:value-type="string">
            <text:p text:style-name="P2">ESTABILIDADE</text:p>
          </table:table-cell>
          <table:table-cell table:style-name="Tabela2.A1" table:number-columns-spanned="2" office:value-type="string">
            <text:p text:style-name="P6">Alta</text:p>
          </table:table-cell>
          <table:covered-table-cell/>
        </table:table-row>
        <table:table-row table:style-name="Tabela2.1">
          <table:table-cell table:style-name="Tabela2.A1" office:value-type="string">
            <text:p text:style-name="P2">SOLICITANTE:</text:p>
          </table:table-cell>
          <table:table-cell table:style-name="Tabela2.A1" office:value-type="string">
            <text:p text:style-name="P6">Persona</text:p>
          </table:table-cell>
          <table:table-cell table:style-name="Tabela2.A1" office:value-type="string">
            <text:p text:style-name="P2">REQ. ORIGEM:</text:p>
          </table:table-cell>
          <table:table-cell table:style-name="Tabela2.A1" table:number-columns-spanned="2" office:value-type="string">
            <text:p text:style-name="P6">-</text:p>
          </table:table-cell>
          <table:covered-table-cell/>
        </table:table-row>
        <table:table-row table:style-name="Tabela2.1">
          <table:table-cell table:style-name="Tabela2.A1" office:value-type="string">
            <text:p text:style-name="P2">TIPO DO REQUISITO:</text:p>
          </table:table-cell>
          <table:table-cell table:style-name="Tabela2.A1" office:value-type="string">
            <text:p text:style-name="P6">Funcional</text:p>
          </table:table-cell>
          <table:table-cell table:style-name="Tabela2.A1" table:number-columns-spanned="2" office:value-type="string">
            <text:p text:style-name="P2">IMPACTO NA ARQUITETURA:</text:p>
          </table:table-cell>
          <table:covered-table-cell/>
          <table:table-cell table:style-name="Tabela2.A1" office:value-type="string">
            <text:p text:style-name="P6">Alto</text:p>
          </table:table-cell>
        </table:table-row>
        <table:table-row table:style-name="Tabela2.1">
          <table:table-cell table:style-name="Tabela2.A1" office:value-type="string">
            <text:p text:style-name="P2">DESCRIÇÃO:</text:p>
          </table:table-cell>
          <table:table-cell table:style-name="Tabela2.A1" table:number-columns-spanned="4" office:value-type="string">
            <text:p text:style-name="P6">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P3"/>
      <text:h text:style-name="P13" text:outline-level="1"/>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table:number-columns-spanned="5" office:value-type="string">
            <text:h text:style-name="P1" text:outline-level="3">RSIS003 – Camadas de atuação do dispositivo (Modelo OSI)</text:h>
          </table:table-cell>
          <table:covered-table-cell/>
          <table:covered-table-cell/>
          <table:covered-table-cell/>
          <table:covered-table-cell/>
        </table:table-row>
        <table:table-row table:style-name="Tabela3.1">
          <table:table-cell table:style-name="Tabela3.A1" office:value-type="string">
            <text:p text:style-name="P2">PRIORIDADE:</text:p>
          </table:table-cell>
          <table:table-cell table:style-name="Tabela3.A1" office:value-type="string">
            <text:p text:style-name="P6">Alta</text:p>
          </table:table-cell>
          <table:table-cell table:style-name="Tabela3.A1" office:value-type="string">
            <text:p text:style-name="P2">ESTABILIDADE</text:p>
          </table:table-cell>
          <table:table-cell table:style-name="Tabela3.A1" table:number-columns-spanned="2" office:value-type="string">
            <text:p text:style-name="P6">Alta</text:p>
          </table:table-cell>
          <table:covered-table-cell/>
        </table:table-row>
        <table:table-row table:style-name="Tabela3.1">
          <table:table-cell table:style-name="Tabela3.A1" office:value-type="string">
            <text:p text:style-name="P2">SOLICITANTE:</text:p>
          </table:table-cell>
          <table:table-cell table:style-name="Tabela3.A1" office:value-type="string">
            <text:p text:style-name="P6">Persona</text:p>
          </table:table-cell>
          <table:table-cell table:style-name="Tabela3.A1" office:value-type="string">
            <text:p text:style-name="P2">REQ. ORIGEM:</text:p>
          </table:table-cell>
          <table:table-cell table:style-name="Tabela3.A1" table:number-columns-spanned="2" office:value-type="string">
            <text:p text:style-name="P6">-</text:p>
          </table:table-cell>
          <table:covered-table-cell/>
        </table:table-row>
        <table:table-row table:style-name="Tabela3.1">
          <table:table-cell table:style-name="Tabela3.A1" office:value-type="string">
            <text:p text:style-name="P2">TIPO DO REQUISITO:</text:p>
          </table:table-cell>
          <table:table-cell table:style-name="Tabela3.A1" office:value-type="string">
            <text:p text:style-name="P6">Não Funcional</text:p>
          </table:table-cell>
          <table:table-cell table:style-name="Tabela3.A1" table:number-columns-spanned="2" office:value-type="string">
            <text:p text:style-name="P2">IMPACTO NA ARQUITETURA:</text:p>
          </table:table-cell>
          <table:covered-table-cell/>
          <table:table-cell table:style-name="Tabela3.A1" office:value-type="string">
            <text:p text:style-name="P6">Alto</text:p>
          </table:table-cell>
        </table:table-row>
        <table:table-row table:style-name="Tabela3.1">
          <table:table-cell table:style-name="Tabela3.A1" office:value-type="string">
            <text:p text:style-name="P2">DESCRIÇÃO:</text:p>
          </table:table-cell>
          <table:table-cell table:style-name="Tabela3.A1" table:number-columns-spanned="4" office:value-type="string">
            <text:p text:style-name="P6">O dispositivo deverá atuar somente nas camadas físicas e de enlace seguindo o padrão CAN conforme a ISO 11898.</text:p>
          </table:table-cell>
          <table:covered-table-cell/>
          <table:covered-table-cell/>
          <table:covered-table-cell/>
        </table:table-row>
      </table:table>
      <text:h text:style-name="P13" text:outline-level="1"/>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table:number-columns-spanned="5" office:value-type="string">
            <text:h text:style-name="P1" text:outline-level="3">RHW004 – Tensão de operação</text:h>
          </table:table-cell>
          <table:covered-table-cell/>
          <table:covered-table-cell/>
          <table:covered-table-cell/>
          <table:covered-table-cell/>
        </table:table-row>
        <table:table-row table:style-name="Tabela4.1">
          <table:table-cell table:style-name="Tabela4.A1" office:value-type="string">
            <text:p text:style-name="P2">PRIORIDADE:</text:p>
          </table:table-cell>
          <table:table-cell table:style-name="Tabela4.A1" office:value-type="string">
            <text:p text:style-name="P6">Alta</text:p>
          </table:table-cell>
          <table:table-cell table:style-name="Tabela4.A1" office:value-type="string">
            <text:p text:style-name="P2">ESTABILIDADE</text:p>
          </table:table-cell>
          <table:table-cell table:style-name="Tabela4.A1" table:number-columns-spanned="2" office:value-type="string">
            <text:p text:style-name="P6">Média</text:p>
          </table:table-cell>
          <table:covered-table-cell/>
        </table:table-row>
        <table:table-row table:style-name="Tabela4.1">
          <table:table-cell table:style-name="Tabela4.A1" office:value-type="string">
            <text:p text:style-name="P2">SOLICITANTE:</text:p>
          </table:table-cell>
          <table:table-cell table:style-name="Tabela4.A1" office:value-type="string">
            <text:p text:style-name="P6">Persona</text:p>
          </table:table-cell>
          <table:table-cell table:style-name="Tabela4.A1" office:value-type="string">
            <text:p text:style-name="P2">REQ. ORIGEM:</text:p>
          </table:table-cell>
          <table:table-cell table:style-name="Tabela4.A1" table:number-columns-spanned="2" office:value-type="string">
            <text:p text:style-name="P6">RHW002</text:p>
          </table:table-cell>
          <table:covered-table-cell/>
        </table:table-row>
        <table:table-row table:style-name="Tabela4.1">
          <table:table-cell table:style-name="Tabela4.A1" office:value-type="string">
            <text:p text:style-name="P2">TIPO DO REQUISITO:</text:p>
          </table:table-cell>
          <table:table-cell table:style-name="Tabela4.A1" office:value-type="string">
            <text:p text:style-name="P6">Não Funcional</text:p>
          </table:table-cell>
          <table:table-cell table:style-name="Tabela4.A1" table:number-columns-spanned="2" office:value-type="string">
            <text:p text:style-name="P2">IMPACTO NA ARQUITETURA:</text:p>
          </table:table-cell>
          <table:covered-table-cell/>
          <table:table-cell table:style-name="Tabela4.A1" office:value-type="string">
            <text:p text:style-name="P6">Alto</text:p>
          </table:table-cell>
        </table:table-row>
        <table:table-row table:style-name="Tabela4.1">
          <table:table-cell table:style-name="Tabela4.A1" office:value-type="string">
            <text:p text:style-name="P2">DESCRIÇÃO:</text:p>
          </table:table-cell>
          <table:table-cell table:style-name="Tabela4.A1" table:number-columns-spanned="4" office:value-type="string">
            <text:p text:style-name="P6">O dispositivo deverá atuar somente nas tensões fornecidas pelo sistema sendo elas entre +12V e +24V via conector OBD2.</text:p>
          </table:table-cell>
          <table:covered-table-cell/>
          <table:covered-table-cell/>
          <table:covered-table-cell/>
        </table:table-row>
      </table:table>
      <text:h text:style-name="P13" text:outline-level="1"/>
      <text:p text:style-name="P10"/>
      <text:p text:style-name="P10"/>
      <text:p text:style-name="P10"><text:soft-page-break/></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h text:style-name="P1" text:outline-level="3">RSIS005 – BaudRates de operação da rede CAN</text:h>
          </table:table-cell>
          <table:covered-table-cell/>
          <table:covered-table-cell/>
          <table:covered-table-cell/>
          <table:covered-table-cell/>
        </table:table-row>
        <table:table-row table:style-name="Tabela5.1">
          <table:table-cell table:style-name="Tabela5.A1" office:value-type="string">
            <text:p text:style-name="P2">PRIORIDADE:</text:p>
          </table:table-cell>
          <table:table-cell table:style-name="Tabela5.A1" office:value-type="string">
            <text:p text:style-name="P6">Alta</text:p>
          </table:table-cell>
          <table:table-cell table:style-name="Tabela5.A1" office:value-type="string">
            <text:p text:style-name="P2">ESTABILIDADE</text:p>
          </table:table-cell>
          <table:table-cell table:style-name="Tabela5.A1" table:number-columns-spanned="2" office:value-type="string">
            <text:p text:style-name="P6">Média</text:p>
          </table:table-cell>
          <table:covered-table-cell/>
        </table:table-row>
        <table:table-row table:style-name="Tabela5.1">
          <table:table-cell table:style-name="Tabela5.A1" office:value-type="string">
            <text:p text:style-name="P2">SOLICITANTE:</text:p>
          </table:table-cell>
          <table:table-cell table:style-name="Tabela5.A1" office:value-type="string">
            <text:p text:style-name="P6">Persona</text:p>
          </table:table-cell>
          <table:table-cell table:style-name="Tabela5.A1" office:value-type="string">
            <text:p text:style-name="P2">REQ. ORIGEM:</text:p>
          </table:table-cell>
          <table:table-cell table:style-name="Tabela5.A1" table:number-columns-spanned="2" office:value-type="string">
            <text:p text:style-name="P6">-</text:p>
          </table:table-cell>
          <table:covered-table-cell/>
        </table:table-row>
        <table:table-row table:style-name="Tabela5.1">
          <table:table-cell table:style-name="Tabela5.A1" office:value-type="string">
            <text:p text:style-name="P2">TIPO DO REQUISITO:</text:p>
          </table:table-cell>
          <table:table-cell table:style-name="Tabela5.A1" office:value-type="string">
            <text:p text:style-name="P6">Não funcional</text:p>
          </table:table-cell>
          <table:table-cell table:style-name="Tabela5.A1" table:number-columns-spanned="2" office:value-type="string">
            <text:p text:style-name="P2">IMPACTO NA ARQUITETURA:</text:p>
          </table:table-cell>
          <table:covered-table-cell/>
          <table:table-cell table:style-name="Tabela5.A1" office:value-type="string">
            <text:p text:style-name="P6">Alto</text:p>
          </table:table-cell>
        </table:table-row>
        <table:table-row table:style-name="Tabela5.1">
          <table:table-cell table:style-name="Tabela5.A1" office:value-type="string">
            <text:p text:style-name="P2">DESCRIÇÃO:</text:p>
          </table:table-cell>
          <table:table-cell table:style-name="Tabela5.A1" table:number-columns-spanned="4" office:value-type="string">
            <text:p text:style-name="P6">Os BaudRates de operação do dispositivo devem estar entre 10,4kbps até 500,0 kbps desde que pertençam aos padrões utilizados pelas ISO 15765, ISO 14230 e <text:s/>SAE J1939.</text:p>
          </table:table-cell>
          <table:covered-table-cell/>
          <table:covered-table-cell/>
          <table:covered-table-cell/>
        </table:table-row>
      </table:table>
      <text:p text:style-name="P5"/>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columns-spanned="5" office:value-type="string">
            <text:h text:style-name="P1" text:outline-level="3">RSIS006 – Interfaces de comunicação</text:h>
          </table:table-cell>
          <table:covered-table-cell/>
          <table:covered-table-cell/>
          <table:covered-table-cell/>
          <table:covered-table-cell/>
        </table:table-row>
        <table:table-row table:style-name="Tabela6.1">
          <table:table-cell table:style-name="Tabela6.A1" office:value-type="string">
            <text:p text:style-name="P2">PRIORIDADE:</text:p>
          </table:table-cell>
          <table:table-cell table:style-name="Tabela6.A1" office:value-type="string">
            <text:p text:style-name="P6">Alta</text:p>
          </table:table-cell>
          <table:table-cell table:style-name="Tabela6.A1" office:value-type="string">
            <text:p text:style-name="P2">ESTABILIDADE</text:p>
          </table:table-cell>
          <table:table-cell table:style-name="Tabela6.A1" table:number-columns-spanned="2" office:value-type="string">
            <text:p text:style-name="P6">Alta</text:p>
          </table:table-cell>
          <table:covered-table-cell/>
        </table:table-row>
        <table:table-row table:style-name="Tabela6.1">
          <table:table-cell table:style-name="Tabela6.A1" office:value-type="string">
            <text:p text:style-name="P2">SOLICITANTE:</text:p>
          </table:table-cell>
          <table:table-cell table:style-name="Tabela6.A1" office:value-type="string">
            <text:p text:style-name="P6">Persona</text:p>
          </table:table-cell>
          <table:table-cell table:style-name="Tabela6.A1" office:value-type="string">
            <text:p text:style-name="P2">REQ. ORIGEM:</text:p>
          </table:table-cell>
          <table:table-cell table:style-name="Tabela6.A1" table:number-columns-spanned="2" office:value-type="string">
            <text:p text:style-name="P6">-</text:p>
          </table:table-cell>
          <table:covered-table-cell/>
        </table:table-row>
        <table:table-row table:style-name="Tabela6.1">
          <table:table-cell table:style-name="Tabela6.A1" office:value-type="string">
            <text:p text:style-name="P2">TIPO DO REQUISITO:</text:p>
          </table:table-cell>
          <table:table-cell table:style-name="Tabela6.A1" office:value-type="string">
            <text:p text:style-name="P6">Funcional</text:p>
          </table:table-cell>
          <table:table-cell table:style-name="Tabela6.A1" table:number-columns-spanned="2" office:value-type="string">
            <text:p text:style-name="P2">IMPACTO NA ARQUITETURA:</text:p>
          </table:table-cell>
          <table:covered-table-cell/>
          <table:table-cell table:style-name="Tabela6.A1" office:value-type="string">
            <text:p text:style-name="P6">Alto</text:p>
          </table:table-cell>
        </table:table-row>
        <table:table-row table:style-name="Tabela6.1">
          <table:table-cell table:style-name="Tabela6.A1" office:value-type="string">
            <text:p text:style-name="P2">DESCRIÇÃO:</text:p>
          </table:table-cell>
          <table:table-cell table:style-name="Tabela6.A1" table:number-columns-spanned="4" office:value-type="string">
            <text:p text:style-name="P6">O SADVE irá transmitir seus dados lidos da rede CAN através de uma interface USB(Universal Serial Bus).</text:p>
          </table:table-cell>
          <table:covered-table-cell/>
          <table:covered-table-cell/>
          <table:covered-table-cell/>
        </table:table-row>
      </table:table>
      <text:h text:style-name="P14" text:outline-level="1"/>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5" office:value-type="string">
            <text:h text:style-name="P1" text:outline-level="3">RHW007 – Temperatura de Operação</text:h>
          </table:table-cell>
          <table:covered-table-cell/>
          <table:covered-table-cell/>
          <table:covered-table-cell/>
          <table:covered-table-cell/>
        </table:table-row>
        <table:table-row table:style-name="Tabela7.1">
          <table:table-cell table:style-name="Tabela7.A1" office:value-type="string">
            <text:p text:style-name="P2">PRIORIDADE:</text:p>
          </table:table-cell>
          <table:table-cell table:style-name="Tabela7.A1" office:value-type="string">
            <text:p text:style-name="P6">Média</text:p>
          </table:table-cell>
          <table:table-cell table:style-name="Tabela7.A1" office:value-type="string">
            <text:p text:style-name="P2">ESTABILIDADE</text:p>
          </table:table-cell>
          <table:table-cell table:style-name="Tabela7.A1" table:number-columns-spanned="2" office:value-type="string">
            <text:p text:style-name="P6">Baixa</text:p>
          </table:table-cell>
          <table:covered-table-cell/>
        </table:table-row>
        <table:table-row table:style-name="Tabela7.1">
          <table:table-cell table:style-name="Tabela7.A1" office:value-type="string">
            <text:p text:style-name="P2">SOLICITANTE:</text:p>
          </table:table-cell>
          <table:table-cell table:style-name="Tabela7.A1" office:value-type="string">
            <text:p text:style-name="P6">Equipe de Hardware</text:p>
          </table:table-cell>
          <table:table-cell table:style-name="Tabela7.A1" office:value-type="string">
            <text:p text:style-name="P2">REQ. ORIGEM:</text:p>
          </table:table-cell>
          <table:table-cell table:style-name="Tabela7.A1" table:number-columns-spanned="2" office:value-type="string">
            <text:p text:style-name="P6">-</text:p>
          </table:table-cell>
          <table:covered-table-cell/>
        </table:table-row>
        <table:table-row table:style-name="Tabela7.1">
          <table:table-cell table:style-name="Tabela7.A1" office:value-type="string">
            <text:p text:style-name="P2">TIPO DO REQUISITO:</text:p>
          </table:table-cell>
          <table:table-cell table:style-name="Tabela7.A1" office:value-type="string">
            <text:p text:style-name="P6">Não funcional</text:p>
          </table:table-cell>
          <table:table-cell table:style-name="Tabela7.A1" table:number-columns-spanned="2" office:value-type="string">
            <text:p text:style-name="P2">IMPACTO NA ARQUITETURA:</text:p>
          </table:table-cell>
          <table:covered-table-cell/>
          <table:table-cell table:style-name="Tabela7.A1" office:value-type="string">
            <text:p text:style-name="P6">Baixo</text:p>
          </table:table-cell>
        </table:table-row>
        <table:table-row table:style-name="Tabela7.1">
          <table:table-cell table:style-name="Tabela7.A1" office:value-type="string">
            <text:p text:style-name="P2">DESCRIÇÃO:</text:p>
          </table:table-cell>
          <table:table-cell table:style-name="Tabela7.A1" table:number-columns-spanned="4" office:value-type="string">
            <text:p text:style-name="P7">O dispositivo deverá conseguir operar em uma temperatura de -20ºC até +120ºC, considerando que o veículo poderá estar sob condições de inverno rigoroso ou estacionado sob sol forte.</text:p>
          </table:table-cell>
          <table:covered-table-cell/>
          <table:covered-table-cell/>
          <table:covered-table-cell/>
        </table:table-row>
      </table:table>
      <text:h text:style-name="P13" text:outline-level="1"/>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h text:style-name="P1" text:outline-level="3">RHW008 – Resistência a trepidação</text:h>
          </table:table-cell>
          <table:covered-table-cell/>
          <table:covered-table-cell/>
          <table:covered-table-cell/>
          <table:covered-table-cell/>
        </table:table-row>
        <table:table-row table:style-name="Tabela8.1">
          <table:table-cell table:style-name="Tabela8.A1" office:value-type="string">
            <text:p text:style-name="P2">PRIORIDADE:</text:p>
          </table:table-cell>
          <table:table-cell table:style-name="Tabela8.A1" office:value-type="string">
            <text:p text:style-name="P6">Baixa</text:p>
          </table:table-cell>
          <table:table-cell table:style-name="Tabela8.A1" office:value-type="string">
            <text:p text:style-name="P2">ESTABILIDADE</text:p>
          </table:table-cell>
          <table:table-cell table:style-name="Tabela8.A1" table:number-columns-spanned="2" office:value-type="string">
            <text:p text:style-name="P6">Baixa</text:p>
          </table:table-cell>
          <table:covered-table-cell/>
        </table:table-row>
        <table:table-row table:style-name="Tabela8.1">
          <table:table-cell table:style-name="Tabela8.A1" office:value-type="string">
            <text:p text:style-name="P2">SOLICITANTE:</text:p>
          </table:table-cell>
          <table:table-cell table:style-name="Tabela8.A1" office:value-type="string">
            <text:p text:style-name="P6">Equipe de Hardware</text:p>
          </table:table-cell>
          <table:table-cell table:style-name="Tabela8.A1" office:value-type="string">
            <text:p text:style-name="P2">REQ. ORIGEM:</text:p>
          </table:table-cell>
          <table:table-cell table:style-name="Tabela8.A1" table:number-columns-spanned="2" office:value-type="string">
            <text:p text:style-name="P6">-</text:p>
          </table:table-cell>
          <table:covered-table-cell/>
        </table:table-row>
        <table:table-row table:style-name="Tabela8.1">
          <table:table-cell table:style-name="Tabela8.A1" office:value-type="string">
            <text:p text:style-name="P2">TIPO DO REQUISITO:</text:p>
          </table:table-cell>
          <table:table-cell table:style-name="Tabela8.A1" office:value-type="string">
            <text:p text:style-name="P6">Não funcional</text:p>
          </table:table-cell>
          <table:table-cell table:style-name="Tabela8.A1" table:number-columns-spanned="2" office:value-type="string">
            <text:p text:style-name="P2">IMPACTO NA ARQUITETURA:</text:p>
          </table:table-cell>
          <table:covered-table-cell/>
          <table:table-cell table:style-name="Tabela8.A1" office:value-type="string">
            <text:p text:style-name="P6">Baixo</text:p>
          </table:table-cell>
        </table:table-row>
        <table:table-row table:style-name="Tabela8.1">
          <table:table-cell table:style-name="Tabela8.A1" office:value-type="string">
            <text:p text:style-name="P2">DESCRIÇÃO:</text:p>
          </table:table-cell>
          <table:table-cell table:style-name="Tabela8.A1" table:number-columns-spanned="4" office:value-type="string">
            <text:p text:style-name="P7">O dispositivo deverá conseguir suportar a vibração em função das diferentes condições da dinâmica veicular como, por exemplo, as frequências geradas ao dirigir, do sistema de suspensão, ao frear o carro e etc.</text:p>
          </table:table-cell>
          <table:covered-table-cell/>
          <table:covered-table-cell/>
          <table:covered-table-cell/>
        </table:table-row>
      </table:table>
      <text:p text:style-name="P3"/>
      <text:h text:style-name="P13" text:outline-level="1"/>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5" office:value-type="string">
            <text:h text:style-name="P1" text:outline-level="3">RHW009 – Vida útil dos componentes</text:h>
          </table:table-cell>
          <table:covered-table-cell/>
          <table:covered-table-cell/>
          <table:covered-table-cell/>
          <table:covered-table-cell/>
        </table:table-row>
        <table:table-row table:style-name="Tabela9.1">
          <table:table-cell table:style-name="Tabela9.A1" office:value-type="string">
            <text:p text:style-name="P2">PRIORIDADE:</text:p>
          </table:table-cell>
          <table:table-cell table:style-name="Tabela9.A1" office:value-type="string">
            <text:p text:style-name="P6">Baixa</text:p>
          </table:table-cell>
          <table:table-cell table:style-name="Tabela9.A1" office:value-type="string">
            <text:p text:style-name="P2">ESTABILIDADE</text:p>
          </table:table-cell>
          <table:table-cell table:style-name="Tabela9.A1" table:number-columns-spanned="2" office:value-type="string">
            <text:p text:style-name="P6">Baixa</text:p>
          </table:table-cell>
          <table:covered-table-cell/>
        </table:table-row>
        <table:table-row table:style-name="Tabela9.1">
          <table:table-cell table:style-name="Tabela9.A1" office:value-type="string">
            <text:p text:style-name="P2">SOLICITANTE:</text:p>
          </table:table-cell>
          <table:table-cell table:style-name="Tabela9.A1" office:value-type="string">
            <text:p text:style-name="P6">Equipe de Hardware</text:p>
          </table:table-cell>
          <table:table-cell table:style-name="Tabela9.A1" office:value-type="string">
            <text:p text:style-name="P2">REQ. ORIGEM:</text:p>
          </table:table-cell>
          <table:table-cell table:style-name="Tabela9.A1" table:number-columns-spanned="2" office:value-type="string">
            <text:p text:style-name="P6">-</text:p>
          </table:table-cell>
          <table:covered-table-cell/>
        </table:table-row>
        <table:table-row table:style-name="Tabela9.1">
          <table:table-cell table:style-name="Tabela9.A1" office:value-type="string">
            <text:p text:style-name="P2">TIPO DO REQUISITO:</text:p>
          </table:table-cell>
          <table:table-cell table:style-name="Tabela9.A1" office:value-type="string">
            <text:p text:style-name="P6">Não funcional</text:p>
          </table:table-cell>
          <table:table-cell table:style-name="Tabela9.A1" table:number-columns-spanned="2" office:value-type="string">
            <text:p text:style-name="P2">IMPACTO NA ARQUITETURA:</text:p>
          </table:table-cell>
          <table:covered-table-cell/>
          <table:table-cell table:style-name="Tabela9.A1" office:value-type="string">
            <text:p text:style-name="P6">Baixo</text:p>
          </table:table-cell>
        </table:table-row>
        <table:table-row table:style-name="Tabela9.1">
          <table:table-cell table:style-name="Tabela9.A1" office:value-type="string">
            <text:p text:style-name="P2">DESCRIÇÃO:</text:p>
          </table:table-cell>
          <table:table-cell table:style-name="Tabela9.A1" table:number-columns-spanned="4" office:value-type="string">
            <text:p text:style-name="P8">Os componentes deverão ser robustos o suficiente para durar durante toda a vida útil do veículo.</text:p>
          </table:table-cell>
          <table:covered-table-cell/>
          <table:covered-table-cell/>
          <table:covered-table-cell/>
        </table:table-row>
      </table:table>
      <text:h text:style-name="P13" text:outline-level="1"><text:soft-page-break/></text:h>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table:number-columns-spanned="5" office:value-type="string">
            <text:h text:style-name="P1" text:outline-level="3">RHW010<text:span text:style-name="T9"> – </text:span>Microprocessador</text:h>
          </table:table-cell>
          <table:covered-table-cell/>
          <table:covered-table-cell/>
          <table:covered-table-cell/>
          <table:covered-table-cell/>
        </table:table-row>
        <table:table-row table:style-name="Tabela10.1">
          <table:table-cell table:style-name="Tabela10.A1" office:value-type="string">
            <text:p text:style-name="P2">PRIORIDADE:</text:p>
          </table:table-cell>
          <table:table-cell table:style-name="Tabela10.A1" office:value-type="string">
            <text:p text:style-name="P6">Alta</text:p>
          </table:table-cell>
          <table:table-cell table:style-name="Tabela10.A1" office:value-type="string">
            <text:p text:style-name="P2">ESTABILIDADE</text:p>
          </table:table-cell>
          <table:table-cell table:style-name="Tabela10.A1" table:number-columns-spanned="2" office:value-type="string">
            <text:p text:style-name="P6">Alta</text:p>
          </table:table-cell>
          <table:covered-table-cell/>
        </table:table-row>
        <table:table-row table:style-name="Tabela10.1">
          <table:table-cell table:style-name="Tabela10.A1" office:value-type="string">
            <text:p text:style-name="P2">SOLICITANTE:</text:p>
          </table:table-cell>
          <table:table-cell table:style-name="Tabela10.A1" office:value-type="string">
            <text:p text:style-name="P6">Equipe de Firmware</text:p>
          </table:table-cell>
          <table:table-cell table:style-name="Tabela10.A1" office:value-type="string">
            <text:p text:style-name="P2">REQ. ORIGEM:</text:p>
          </table:table-cell>
          <table:table-cell table:style-name="Tabela10.A1" table:number-columns-spanned="2" office:value-type="string">
            <text:p text:style-name="P6">RHW012,RHW005 e todos os outros requisitos.</text:p>
          </table:table-cell>
          <table:covered-table-cell/>
        </table:table-row>
        <table:table-row table:style-name="Tabela10.1">
          <table:table-cell table:style-name="Tabela10.A1" office:value-type="string">
            <text:p text:style-name="P2">TIPO DO REQUISITO:</text:p>
          </table:table-cell>
          <table:table-cell table:style-name="Tabela10.A1" office:value-type="string">
            <text:p text:style-name="P6">Não funcional</text:p>
          </table:table-cell>
          <table:table-cell table:style-name="Tabela10.A1" table:number-columns-spanned="2" office:value-type="string">
            <text:p text:style-name="P2">IMPACTO NA ARQUITETURA:</text:p>
          </table:table-cell>
          <table:covered-table-cell/>
          <table:table-cell table:style-name="Tabela10.A1" office:value-type="string">
            <text:p text:style-name="P6">Alto</text:p>
          </table:table-cell>
        </table:table-row>
        <table:table-row table:style-name="Tabela10.1">
          <table:table-cell table:style-name="Tabela10.A1" office:value-type="string">
            <text:p text:style-name="P2">DESCRIÇÃO:</text:p>
          </table:table-cell>
          <table:table-cell table:style-name="Tabela10.A1" table:number-columns-spanned="4" office:value-type="string">
            <text:p text:style-name="P6">O microprocessador utilizado deve possuir uma arquitetura ARM Cortex que cubra todas as funcionalidades de periféricos descritas nos requisitos.</text:p>
          </table:table-cell>
          <table:covered-table-cell/>
          <table:covered-table-cell/>
          <table:covered-table-cell/>
        </table:table-row>
      </table:table>
      <text:p text:style-name="P3"/>
      <text:h text:style-name="P13" text:outline-level="1"/>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table:number-columns-spanned="5" office:value-type="string">
            <text:h text:style-name="P1" text:outline-level="3">RSIS011 – Memória de armazenamento não volátil</text:h>
          </table:table-cell>
          <table:covered-table-cell/>
          <table:covered-table-cell/>
          <table:covered-table-cell/>
          <table:covered-table-cell/>
        </table:table-row>
        <table:table-row table:style-name="Tabela11.1">
          <table:table-cell table:style-name="Tabela11.A1" office:value-type="string">
            <text:p text:style-name="P2">PRIORIDADE:</text:p>
          </table:table-cell>
          <table:table-cell table:style-name="Tabela11.A1" office:value-type="string">
            <text:p text:style-name="P6">Alta</text:p>
          </table:table-cell>
          <table:table-cell table:style-name="Tabela11.A1" office:value-type="string">
            <text:p text:style-name="P2">ESTABILIDADE</text:p>
          </table:table-cell>
          <table:table-cell table:style-name="Tabela11.A1" table:number-columns-spanned="2" office:value-type="string">
            <text:p text:style-name="P6">Alta</text:p>
          </table:table-cell>
          <table:covered-table-cell/>
        </table:table-row>
        <table:table-row table:style-name="Tabela11.1">
          <table:table-cell table:style-name="Tabela11.A1" office:value-type="string">
            <text:p text:style-name="P2">SOLICITANTE:</text:p>
          </table:table-cell>
          <table:table-cell table:style-name="Tabela11.A1" office:value-type="string">
            <text:p text:style-name="P6">Persona</text:p>
          </table:table-cell>
          <table:table-cell table:style-name="Tabela11.A1" office:value-type="string">
            <text:p text:style-name="P2">REQ. ORIGEM:</text:p>
          </table:table-cell>
          <table:table-cell table:style-name="Tabela11.A1" table:number-columns-spanned="2" office:value-type="string">
            <text:p text:style-name="P6">-</text:p>
          </table:table-cell>
          <table:covered-table-cell/>
        </table:table-row>
        <table:table-row table:style-name="Tabela11.1">
          <table:table-cell table:style-name="Tabela11.A1" office:value-type="string">
            <text:p text:style-name="P2">TIPO DO REQUISITO:</text:p>
          </table:table-cell>
          <table:table-cell table:style-name="Tabela11.A1" office:value-type="string">
            <text:p text:style-name="P6">Funcional</text:p>
          </table:table-cell>
          <table:table-cell table:style-name="Tabela11.A1" table:number-columns-spanned="2" office:value-type="string">
            <text:p text:style-name="P2">IMPACTO NA ARQUITETURA:</text:p>
          </table:table-cell>
          <table:covered-table-cell/>
          <table:table-cell table:style-name="Tabela11.A1" office:value-type="string">
            <text:p text:style-name="P6">Alto</text:p>
          </table:table-cell>
        </table:table-row>
        <table:table-row table:style-name="Tabela11.1">
          <table:table-cell table:style-name="Tabela11.A1" office:value-type="string">
            <text:p text:style-name="P2">DESCRIÇÃO:</text:p>
          </table:table-cell>
          <table:table-cell table:style-name="Tabela11.A1" table:number-columns-spanned="4" office:value-type="string">
            <text:p text:style-name="P6">O SADVE deverá ser capaz de trabalhar com uma memória flash externa para armazenar dados por pelo menos 10 horas gravadas de maneira cíclica.</text:p>
          </table:table-cell>
          <table:covered-table-cell/>
          <table:covered-table-cell/>
          <table:covered-table-cell/>
        </table:table-row>
      </table:table>
      <text:h text:style-name="P13" text:outline-level="1"/>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table:number-columns-spanned="5" office:value-type="string">
            <text:h text:style-name="P1" text:outline-level="3">RSIS012 – LED indicador de estado</text:h>
          </table:table-cell>
          <table:covered-table-cell/>
          <table:covered-table-cell/>
          <table:covered-table-cell/>
          <table:covered-table-cell/>
        </table:table-row>
        <table:table-row table:style-name="Tabela12.1">
          <table:table-cell table:style-name="Tabela12.A1" office:value-type="string">
            <text:p text:style-name="P2">PRIORIDADE:</text:p>
          </table:table-cell>
          <table:table-cell table:style-name="Tabela12.A1" office:value-type="string">
            <text:p text:style-name="P6">Alta</text:p>
          </table:table-cell>
          <table:table-cell table:style-name="Tabela12.A1" office:value-type="string">
            <text:p text:style-name="P2">ESTABILIDADE</text:p>
          </table:table-cell>
          <table:table-cell table:style-name="Tabela12.A1" table:number-columns-spanned="2" office:value-type="string">
            <text:p text:style-name="P6">Alta</text:p>
          </table:table-cell>
          <table:covered-table-cell/>
        </table:table-row>
        <table:table-row table:style-name="Tabela12.1">
          <table:table-cell table:style-name="Tabela12.A1" office:value-type="string">
            <text:p text:style-name="P2">SOLICITANTE:</text:p>
          </table:table-cell>
          <table:table-cell table:style-name="Tabela12.A1" office:value-type="string">
            <text:p text:style-name="P6">Persona</text:p>
          </table:table-cell>
          <table:table-cell table:style-name="Tabela12.A1" office:value-type="string">
            <text:p text:style-name="P2">REQ. ORIGEM:</text:p>
          </table:table-cell>
          <table:table-cell table:style-name="Tabela12.A1" table:number-columns-spanned="2" office:value-type="string">
            <text:p text:style-name="P6">-</text:p>
          </table:table-cell>
          <table:covered-table-cell/>
        </table:table-row>
        <table:table-row table:style-name="Tabela12.1">
          <table:table-cell table:style-name="Tabela12.A1" office:value-type="string">
            <text:p text:style-name="P2">TIPO DO REQUISITO:</text:p>
          </table:table-cell>
          <table:table-cell table:style-name="Tabela12.A1" office:value-type="string">
            <text:p text:style-name="P6">Funcional</text:p>
          </table:table-cell>
          <table:table-cell table:style-name="Tabela12.A1" table:number-columns-spanned="2" office:value-type="string">
            <text:p text:style-name="P2">IMPACTO NA ARQUITETURA:</text:p>
          </table:table-cell>
          <table:covered-table-cell/>
          <table:table-cell table:style-name="Tabela12.A1" office:value-type="string">
            <text:p text:style-name="P6">Médio</text:p>
          </table:table-cell>
        </table:table-row>
        <table:table-row table:style-name="Tabela12.1">
          <table:table-cell table:style-name="Tabela12.A1" office:value-type="string">
            <text:p text:style-name="P2">DESCRIÇÃO:</text:p>
          </table:table-cell>
          <table:table-cell table:style-name="Tabela12.A1" table:number-columns-spanned="4" office:value-type="string">
            <text:p text:style-name="P6">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16" text:outline-level="1"/>
      <text:p text:style-name="P5"/>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5" office:value-type="string">
            <text:h text:style-name="P1" text:outline-level="3">RHW012 – Resistores de 120 Ohms</text:h>
          </table:table-cell>
          <table:covered-table-cell/>
          <table:covered-table-cell/>
          <table:covered-table-cell/>
          <table:covered-table-cell/>
        </table:table-row>
        <table:table-row table:style-name="Tabela13.1">
          <table:table-cell table:style-name="Tabela13.A1" office:value-type="string">
            <text:p text:style-name="P2">PRIORIDADE:</text:p>
          </table:table-cell>
          <table:table-cell table:style-name="Tabela13.A1" office:value-type="string">
            <text:p text:style-name="P6">Alta</text:p>
          </table:table-cell>
          <table:table-cell table:style-name="Tabela13.A1" office:value-type="string">
            <text:p text:style-name="P2">ESTABILIDADE</text:p>
          </table:table-cell>
          <table:table-cell table:style-name="Tabela13.A1" table:number-columns-spanned="2" office:value-type="string">
            <text:p text:style-name="P6">Alta</text:p>
          </table:table-cell>
          <table:covered-table-cell/>
        </table:table-row>
        <table:table-row table:style-name="Tabela13.1">
          <table:table-cell table:style-name="Tabela13.A1" office:value-type="string">
            <text:p text:style-name="P2">SOLICITANTE:</text:p>
          </table:table-cell>
          <table:table-cell table:style-name="Tabela13.A1" office:value-type="string">
            <text:p text:style-name="P6">Equipe de hardware</text:p>
          </table:table-cell>
          <table:table-cell table:style-name="Tabela13.A1" office:value-type="string">
            <text:p text:style-name="P2">REQ. ORIGEM:</text:p>
          </table:table-cell>
          <table:table-cell table:style-name="Tabela13.A1" table:number-columns-spanned="2" office:value-type="string">
            <text:p text:style-name="P6">-</text:p>
          </table:table-cell>
          <table:covered-table-cell/>
        </table:table-row>
        <table:table-row table:style-name="Tabela13.1">
          <table:table-cell table:style-name="Tabela13.A1" office:value-type="string">
            <text:p text:style-name="P2">TIPO DO REQUISITO:</text:p>
          </table:table-cell>
          <table:table-cell table:style-name="Tabela13.A1" office:value-type="string">
            <text:p text:style-name="P6">Não funcional</text:p>
          </table:table-cell>
          <table:table-cell table:style-name="Tabela13.A1" table:number-columns-spanned="2" office:value-type="string">
            <text:p text:style-name="P2">IMPACTO NA ARQUITETURA:</text:p>
          </table:table-cell>
          <table:covered-table-cell/>
          <table:table-cell table:style-name="Tabela13.A1" office:value-type="string">
            <text:p text:style-name="P6">Baixo</text:p>
          </table:table-cell>
        </table:table-row>
        <table:table-row table:style-name="Tabela13.1">
          <table:table-cell table:style-name="Tabela13.A1" office:value-type="string">
            <text:p text:style-name="P2">DESCRIÇÃO:</text:p>
          </table:table-cell>
          <table:table-cell table:style-name="Tabela13.A1" table:number-columns-spanned="4" office:value-type="string">
            <text:p text:style-name="P9">Dois resistores de 120 Ohms nas extremidades do barramento para garantir que o transiente passivo da onda lógica CAN esteja correto. É de uso obrigatório os dois resistores com o risco de o barramento cair se houver um número superior ou inferior do que o especificado aqui.</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ela14" table:style-name="Tabela14">
        <table:table-column table:style-name="Tabela14.A"/>
        <table:table-column table:style-name="Tabela14.B"/>
        <table:table-column table:style-name="Tabela14.C"/>
        <table:table-column table:style-name="Tabela14.D"/>
        <table:table-column table:style-name="Tabela14.E"/>
        <table:table-row table:style-name="Tabela14.1">
          <table:table-cell table:style-name="Tabela14.A1" table:number-columns-spanned="5" office:value-type="string">
            <text:h text:style-name="P1" text:outline-level="3">RSW001 – Alarme de falha de comunicação</text:h>
          </table:table-cell>
          <table:covered-table-cell/>
          <table:covered-table-cell/>
          <table:covered-table-cell/>
          <table:covered-table-cell/>
        </table:table-row>
        <table:table-row table:style-name="Tabela14.1">
          <table:table-cell table:style-name="Tabela14.A1" office:value-type="string">
            <text:p text:style-name="P2">PRIORIDADE:</text:p>
          </table:table-cell>
          <table:table-cell table:style-name="Tabela14.A1" office:value-type="string">
            <text:p text:style-name="P6">Alta</text:p>
          </table:table-cell>
          <table:table-cell table:style-name="Tabela14.A1" office:value-type="string">
            <text:p text:style-name="P2">ESTABILIDADE</text:p>
          </table:table-cell>
          <table:table-cell table:style-name="Tabela14.A1" table:number-columns-spanned="2" office:value-type="string">
            <text:p text:style-name="P6">Média</text:p>
          </table:table-cell>
          <table:covered-table-cell/>
        </table:table-row>
        <table:table-row table:style-name="Tabela14.1">
          <table:table-cell table:style-name="Tabela14.A1" office:value-type="string">
            <text:p text:style-name="P2">SOLICITANTE:</text:p>
          </table:table-cell>
          <table:table-cell table:style-name="Tabela14.A1" office:value-type="string">
            <text:p text:style-name="P6">Persona</text:p>
          </table:table-cell>
          <table:table-cell table:style-name="Tabela14.A1" office:value-type="string">
            <text:p text:style-name="P2">REQ. ORIGEM:</text:p>
          </table:table-cell>
          <table:table-cell table:style-name="Tabela14.A1" table:number-columns-spanned="2" office:value-type="string">
            <text:p text:style-name="P6">-</text:p>
          </table:table-cell>
          <table:covered-table-cell/>
        </table:table-row>
        <table:table-row table:style-name="Tabela14.1">
          <table:table-cell table:style-name="Tabela14.A1" office:value-type="string">
            <text:p text:style-name="P2">TIPO DO REQUISITO:</text:p>
          </table:table-cell>
          <table:table-cell table:style-name="Tabela14.A1" office:value-type="string">
            <text:p text:style-name="P6">Funcional</text:p>
          </table:table-cell>
          <table:table-cell table:style-name="Tabela14.A1" table:number-columns-spanned="2" office:value-type="string">
            <text:p text:style-name="P2">IMPACTO NA ARQUITETURA:</text:p>
          </table:table-cell>
          <table:covered-table-cell/>
          <table:table-cell table:style-name="Tabela14.A1" office:value-type="string">
            <text:p text:style-name="P6">Alto</text:p>
          </table:table-cell>
        </table:table-row>
        <table:table-row table:style-name="Tabela14.1">
          <table:table-cell table:style-name="Tabela14.A1" office:value-type="string">
            <text:p text:style-name="P2">DESCRIÇÃO:</text:p>
          </table:table-cell>
          <table:table-cell table:style-name="Tabela14.A1" table:number-columns-spanned="4" office:value-type="string">
            <text:p text:style-name="P6">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5"/>
      <text:p text:style-name="P10"/>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columns-spanned="5" office:value-type="string">
            <text:h text:style-name="P1" text:outline-level="3">RSW015 – Geração e exibição de gráficos</text:h>
          </table:table-cell>
          <table:covered-table-cell/>
          <table:covered-table-cell/>
          <table:covered-table-cell/>
          <table:covered-table-cell/>
        </table:table-row>
        <table:table-row table:style-name="Tabela15.1">
          <table:table-cell table:style-name="Tabela15.A1" office:value-type="string">
            <text:p text:style-name="P2">PRIORIDADE:</text:p>
          </table:table-cell>
          <table:table-cell table:style-name="Tabela15.A1" office:value-type="string">
            <text:p text:style-name="P6">Alta</text:p>
          </table:table-cell>
          <table:table-cell table:style-name="Tabela15.A1" office:value-type="string">
            <text:p text:style-name="P2">ESTABILIDADE</text:p>
          </table:table-cell>
          <table:table-cell table:style-name="Tabela15.A1" table:number-columns-spanned="2" office:value-type="string">
            <text:p text:style-name="P6">Alta</text:p>
          </table:table-cell>
          <table:covered-table-cell/>
        </table:table-row>
        <table:table-row table:style-name="Tabela15.1">
          <table:table-cell table:style-name="Tabela15.A1" office:value-type="string">
            <text:p text:style-name="P2">SOLICITANTE:</text:p>
          </table:table-cell>
          <table:table-cell table:style-name="Tabela15.A1" office:value-type="string">
            <text:p text:style-name="P6">Persona</text:p>
          </table:table-cell>
          <table:table-cell table:style-name="Tabela15.A1" office:value-type="string">
            <text:p text:style-name="P2">REQ. ORIGEM:</text:p>
          </table:table-cell>
          <table:table-cell table:style-name="Tabela15.A1" table:number-columns-spanned="2" office:value-type="string">
            <text:p text:style-name="P6">-</text:p>
          </table:table-cell>
          <table:covered-table-cell/>
        </table:table-row>
        <table:table-row table:style-name="Tabela15.1">
          <table:table-cell table:style-name="Tabela15.A1" office:value-type="string">
            <text:p text:style-name="P2">TIPO DO REQUISITO:</text:p>
          </table:table-cell>
          <table:table-cell table:style-name="Tabela15.A1" office:value-type="string">
            <text:p text:style-name="P6">Funcional</text:p>
          </table:table-cell>
          <table:table-cell table:style-name="Tabela15.A1" table:number-columns-spanned="2" office:value-type="string">
            <text:p text:style-name="P2">IMPACTO NA ARQUITETURA:</text:p>
          </table:table-cell>
          <table:covered-table-cell/>
          <table:table-cell table:style-name="Tabela15.A1" office:value-type="string">
            <text:p text:style-name="P6">Baixo</text:p>
          </table:table-cell>
        </table:table-row>
        <table:table-row table:style-name="Tabela15.1">
          <table:table-cell table:style-name="Tabela15.A1" office:value-type="string">
            <text:p text:style-name="P2">DESCRIÇÃO:</text:p>
          </table:table-cell>
          <table:table-cell table:style-name="Tabela15.A1" table:number-columns-spanned="4" office:value-type="string">
            <text:p text:style-name="P6">O usuário poderá criar um template em que seleciona a quantidade de gráficos que deseja inserir e, para cada gráfico, selecionar todos os dados desejados a partir de uma lista que contenha todos os dados lidos pelo SADVE inclusive selecionar o período de tempo desejável. <text:s/></text:p>
          </table:table-cell>
          <table:covered-table-cell/>
          <table:covered-table-cell/>
          <table:covered-table-cell/>
        </table:table-row>
      </table:table>
      <text:h text:style-name="P13" text:outline-level="1"/>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columns-spanned="5" office:value-type="string">
            <text:h text:style-name="P1" text:outline-level="3">RSW016 – Salvar Template</text:h>
          </table:table-cell>
          <table:covered-table-cell/>
          <table:covered-table-cell/>
          <table:covered-table-cell/>
          <table:covered-table-cell/>
        </table:table-row>
        <table:table-row table:style-name="Tabela16.1">
          <table:table-cell table:style-name="Tabela16.A1" office:value-type="string">
            <text:p text:style-name="P2">PRIORIDADE:</text:p>
          </table:table-cell>
          <table:table-cell table:style-name="Tabela16.A1" office:value-type="string">
            <text:p text:style-name="P6">Média</text:p>
          </table:table-cell>
          <table:table-cell table:style-name="Tabela16.A1" office:value-type="string">
            <text:p text:style-name="P2">ESTABILIDADE</text:p>
          </table:table-cell>
          <table:table-cell table:style-name="Tabela16.A1" table:number-columns-spanned="2" office:value-type="string">
            <text:p text:style-name="P6">Alta</text:p>
          </table:table-cell>
          <table:covered-table-cell/>
        </table:table-row>
        <table:table-row table:style-name="Tabela16.1">
          <table:table-cell table:style-name="Tabela16.A1" office:value-type="string">
            <text:p text:style-name="P2">SOLICITANTE:</text:p>
          </table:table-cell>
          <table:table-cell table:style-name="Tabela16.A1" office:value-type="string">
            <text:p text:style-name="P6">Persona</text:p>
          </table:table-cell>
          <table:table-cell table:style-name="Tabela16.A1" office:value-type="string">
            <text:p text:style-name="P2">REQ. ORIGEM:</text:p>
          </table:table-cell>
          <table:table-cell table:style-name="Tabela16.A1" table:number-columns-spanned="2" office:value-type="string">
            <text:h text:style-name="P1" text:outline-level="3">RSW015 – Geração e exibição de gráficos</text:h>
          </table:table-cell>
          <table:covered-table-cell/>
        </table:table-row>
        <table:table-row table:style-name="Tabela16.1">
          <table:table-cell table:style-name="Tabela16.A1" office:value-type="string">
            <text:p text:style-name="P2">TIPO DO REQUISITO:</text:p>
          </table:table-cell>
          <table:table-cell table:style-name="Tabela16.A1" office:value-type="string">
            <text:p text:style-name="P6">Funcional</text:p>
          </table:table-cell>
          <table:table-cell table:style-name="Tabela16.A1" table:number-columns-spanned="2" office:value-type="string">
            <text:p text:style-name="P2">IMPACTO NA ARQUITETURA:</text:p>
          </table:table-cell>
          <table:covered-table-cell/>
          <table:table-cell table:style-name="Tabela16.A1" office:value-type="string">
            <text:p text:style-name="P6">Médio</text:p>
          </table:table-cell>
        </table:table-row>
        <table:table-row table:style-name="Tabela16.1">
          <table:table-cell table:style-name="Tabela16.A1" office:value-type="string">
            <text:p text:style-name="P2">DESCRIÇÃO:</text:p>
          </table:table-cell>
          <table:table-cell table:style-name="Tabela16.A1" table:number-columns-spanned="4" office:value-type="string">
            <text:p text:style-name="P6">O usuário poderá salvar um template previamente configurado conforme o RSWxxx para utilizar um padrão de visualização dos gráficos com diferentes bases de dados.</text:p>
          </table:table-cell>
          <table:covered-table-cell/>
          <table:covered-table-cell/>
          <table:covered-table-cell/>
        </table:table-row>
      </table:table>
      <text:h text:style-name="P13" text:outline-level="1"/>
      <table:table table:name="Tabela17" table:style-name="Tabela17">
        <table:table-column table:style-name="Tabela17.A"/>
        <table:table-column table:style-name="Tabela17.B"/>
        <table:table-column table:style-name="Tabela17.C"/>
        <table:table-column table:style-name="Tabela17.D"/>
        <table:table-column table:style-name="Tabela17.E"/>
        <table:table-row table:style-name="Tabela17.1">
          <table:table-cell table:style-name="Tabela17.A1" table:number-columns-spanned="5" office:value-type="string">
            <text:h text:style-name="P1" text:outline-level="3">RSW016 – Exportação de Template em formato CSV</text:h>
          </table:table-cell>
          <table:covered-table-cell/>
          <table:covered-table-cell/>
          <table:covered-table-cell/>
          <table:covered-table-cell/>
        </table:table-row>
        <table:table-row table:style-name="Tabela17.1">
          <table:table-cell table:style-name="Tabela17.A1" office:value-type="string">
            <text:p text:style-name="P2">PRIORIDADE:</text:p>
          </table:table-cell>
          <table:table-cell table:style-name="Tabela17.A1" office:value-type="string">
            <text:p text:style-name="P6">Baixa</text:p>
          </table:table-cell>
          <table:table-cell table:style-name="Tabela17.A1" office:value-type="string">
            <text:p text:style-name="P2">ESTABILIDADE</text:p>
          </table:table-cell>
          <table:table-cell table:style-name="Tabela17.A1" table:number-columns-spanned="2" office:value-type="string">
            <text:p text:style-name="P6">Alta</text:p>
          </table:table-cell>
          <table:covered-table-cell/>
        </table:table-row>
        <table:table-row table:style-name="Tabela17.1">
          <table:table-cell table:style-name="Tabela17.A1" office:value-type="string">
            <text:p text:style-name="P2">SOLICITANTE:</text:p>
          </table:table-cell>
          <table:table-cell table:style-name="Tabela17.A1" office:value-type="string">
            <text:p text:style-name="P6">Equipe de Software</text:p>
          </table:table-cell>
          <table:table-cell table:style-name="Tabela17.A1" office:value-type="string">
            <text:p text:style-name="P2">REQ. ORIGEM:</text:p>
          </table:table-cell>
          <table:table-cell table:style-name="Tabela17.A1" table:number-columns-spanned="2" office:value-type="string">
            <text:h text:style-name="P1" text:outline-level="3">RSW016 – Salvar Template</text:h>
          </table:table-cell>
          <table:covered-table-cell/>
        </table:table-row>
        <table:table-row table:style-name="Tabela17.1">
          <table:table-cell table:style-name="Tabela17.A1" office:value-type="string">
            <text:p text:style-name="P2">TIPO DO REQUISITO:</text:p>
          </table:table-cell>
          <table:table-cell table:style-name="Tabela17.A1" office:value-type="string">
            <text:p text:style-name="P6">Funcional</text:p>
          </table:table-cell>
          <table:table-cell table:style-name="Tabela17.A1" table:number-columns-spanned="2" office:value-type="string">
            <text:p text:style-name="P2">IMPACTO NA ARQUITETURA:</text:p>
          </table:table-cell>
          <table:covered-table-cell/>
          <table:table-cell table:style-name="Tabela17.A1" office:value-type="string">
            <text:p text:style-name="P6">Médio</text:p>
          </table:table-cell>
        </table:table-row>
        <table:table-row table:style-name="Tabela17.1">
          <table:table-cell table:style-name="Tabela17.A1" office:value-type="string">
            <text:p text:style-name="P2">DESCRIÇÃO:</text:p>
          </table:table-cell>
          <table:table-cell table:style-name="Tabela17.A1" table:number-columns-spanned="4" office:value-type="string">
            <text:p text:style-name="P6">Todos os Templates salvos poderão ser exportados em formato Comma Separated Values(.csv) para que possuam boa interoperabilidade.</text:p>
          </table: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column table:style-name="Tabela18.E"/>
        <text:soft-page-break/>
        <table:table-row table:style-name="Tabela18.1">
          <table:table-cell table:style-name="Tabela18.A1" table:number-columns-spanned="5" office:value-type="string">
            <text:h text:style-name="P1" text:outline-level="3">RSW017 – Relatório de desempenho gerais</text:h>
          </table:table-cell>
          <table:covered-table-cell/>
          <table:covered-table-cell/>
          <table:covered-table-cell/>
          <table:covered-table-cell/>
        </table:table-row>
        <table:table-row table:style-name="Tabela18.1">
          <table:table-cell table:style-name="Tabela18.A1" office:value-type="string">
            <text:p text:style-name="P2">PRIORIDADE:</text:p>
          </table:table-cell>
          <table:table-cell table:style-name="Tabela18.A1" office:value-type="string">
            <text:p text:style-name="P6">Alta</text:p>
          </table:table-cell>
          <table:table-cell table:style-name="Tabela18.A1" office:value-type="string">
            <text:p text:style-name="P2">ESTABILIDADE</text:p>
          </table:table-cell>
          <table:table-cell table:style-name="Tabela18.A1" table:number-columns-spanned="2" office:value-type="string">
            <text:p text:style-name="P6">Alta</text:p>
          </table:table-cell>
          <table:covered-table-cell/>
        </table:table-row>
        <table:table-row table:style-name="Tabela18.1">
          <table:table-cell table:style-name="Tabela18.A1" office:value-type="string">
            <text:p text:style-name="P2">SOLICITANTE:</text:p>
          </table:table-cell>
          <table:table-cell table:style-name="Tabela18.A1" office:value-type="string">
            <text:p text:style-name="P6">Persona</text:p>
          </table:table-cell>
          <table:table-cell table:style-name="Tabela18.A1" office:value-type="string">
            <text:p text:style-name="P2">REQ. ORIGEM:</text:p>
          </table:table-cell>
          <table:table-cell table:style-name="Tabela18.A1" table:number-columns-spanned="2" office:value-type="string">
            <text:h text:style-name="P1" text:outline-level="3">RSW015 – Geração e exibição de gráficos</text:h>
          </table:table-cell>
          <table:covered-table-cell/>
        </table:table-row>
        <table:table-row table:style-name="Tabela18.1">
          <table:table-cell table:style-name="Tabela18.A1" office:value-type="string">
            <text:p text:style-name="P2">TIPO DO REQUISITO:</text:p>
          </table:table-cell>
          <table:table-cell table:style-name="Tabela18.A1" office:value-type="string">
            <text:p text:style-name="P6">Funcional</text:p>
          </table:table-cell>
          <table:table-cell table:style-name="Tabela18.A1" table:number-columns-spanned="2" office:value-type="string">
            <text:p text:style-name="P2">IMPACTO NA ARQUITETURA:</text:p>
          </table:table-cell>
          <table:covered-table-cell/>
          <table:table-cell table:style-name="Tabela18.A1" office:value-type="string">
            <text:p text:style-name="P6">Médio</text:p>
          </table:table-cell>
        </table:table-row>
        <table:table-row table:style-name="Tabela18.1">
          <table:table-cell table:style-name="Tabela18.A1" office:value-type="string">
            <text:p text:style-name="P2">DESCRIÇÃO:</text:p>
          </table:table-cell>
          <table:table-cell table:style-name="Tabela18.A1" table:number-columns-spanned="4" office:value-type="string">
            <text:p text:style-name="P6">Template padrão com características gerais da evolução temporal do veículo da Eficiência, das Temperaturas(baterias, motores, pneus, sistema de arrefecimento, 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P5"/>
      <text:p text:style-name="P5"/>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5" office:value-type="string">
            <text:h text:style-name="P1" text:outline-level="3">RSIS018 – Rotação do motor</text:h>
          </table:table-cell>
          <table:covered-table-cell/>
          <table:covered-table-cell/>
          <table:covered-table-cell/>
          <table:covered-table-cell/>
        </table:table-row>
        <table:table-row table:style-name="Tabela19.1">
          <table:table-cell table:style-name="Tabela19.A1" office:value-type="string">
            <text:p text:style-name="P2">PRIORIDADE:</text:p>
          </table:table-cell>
          <table:table-cell table:style-name="Tabela19.A1" office:value-type="string">
            <text:p text:style-name="P6">Alta</text:p>
          </table:table-cell>
          <table:table-cell table:style-name="Tabela19.A1" office:value-type="string">
            <text:p text:style-name="P2">ESTABILIDADE</text:p>
          </table:table-cell>
          <table:table-cell table:style-name="Tabela19.A1" table:number-columns-spanned="2" office:value-type="string">
            <text:p text:style-name="P6">Alta</text:p>
          </table:table-cell>
          <table:covered-table-cell/>
        </table:table-row>
        <table:table-row table:style-name="Tabela19.1">
          <table:table-cell table:style-name="Tabela19.A1" office:value-type="string">
            <text:p text:style-name="P2">SOLICITANTE:</text:p>
          </table:table-cell>
          <table:table-cell table:style-name="Tabela19.A1" office:value-type="string">
            <text:p text:style-name="P6">Persona</text:p>
          </table:table-cell>
          <table:table-cell table:style-name="Tabela19.A1" office:value-type="string">
            <text:p text:style-name="P2">REQ. ORIGEM:</text:p>
          </table:table-cell>
          <table:table-cell table:style-name="Tabela19.A1" table:number-columns-spanned="2" office:value-type="string">
            <text:p text:style-name="P6">RSW017</text:p>
          </table:table-cell>
          <table:covered-table-cell/>
        </table:table-row>
        <table:table-row table:style-name="Tabela19.1">
          <table:table-cell table:style-name="Tabela19.A1" office:value-type="string">
            <text:p text:style-name="P2">TIPO DO REQUISITO:</text:p>
          </table:table-cell>
          <table:table-cell table:style-name="Tabela19.A1" office:value-type="string">
            <text:p text:style-name="P6">Funcional</text:p>
          </table:table-cell>
          <table:table-cell table:style-name="Tabela19.A1" table:number-columns-spanned="2" office:value-type="string">
            <text:p text:style-name="P2">IMPACTO NA ARQUITETURA:</text:p>
          </table:table-cell>
          <table:covered-table-cell/>
          <table:table-cell table:style-name="Tabela19.A1" office:value-type="string">
            <text:p text:style-name="P6">Médio</text:p>
          </table:table-cell>
        </table:table-row>
        <table:table-row table:style-name="Tabela19.1">
          <table:table-cell table:style-name="Tabela19.A1" office:value-type="string">
            <text:p text:style-name="P2">DESCRIÇÃO:</text:p>
          </table:table-cell>
          <table:table-cell table:style-name="Tabela19.A1" table:number-columns-spanned="4" office:value-type="string">
            <text:p text:style-name="P6">O usuário poderá selecionar na interface gráfica a opção de visualizar <text:s/>a evolução temporal da rotação do motor, mostrando picos e vales relacionando como todo o sistema de transmissão respondeu na velocidade.</text:p>
          </table:table-cell>
          <table:covered-table-cell/>
          <table:covered-table-cell/>
          <table:covered-table-cell/>
        </table:table-row>
      </table:table>
      <text:h text:style-name="P13" text:outline-level="1"/>
      <table:table table:name="Tabela20" table:style-name="Tabela20">
        <table:table-column table:style-name="Tabela20.A"/>
        <table:table-column table:style-name="Tabela20.B"/>
        <table:table-column table:style-name="Tabela20.C"/>
        <table:table-column table:style-name="Tabela20.D"/>
        <table:table-column table:style-name="Tabela20.E"/>
        <table:table-row table:style-name="Tabela20.1">
          <table:table-cell table:style-name="Tabela20.A1" table:number-columns-spanned="5" office:value-type="string">
            <text:h text:style-name="P1" text:outline-level="3">RSIS019 – Corrente do Motor</text:h>
          </table:table-cell>
          <table:covered-table-cell/>
          <table:covered-table-cell/>
          <table:covered-table-cell/>
          <table:covered-table-cell/>
        </table:table-row>
        <table:table-row table:style-name="Tabela20.1">
          <table:table-cell table:style-name="Tabela20.A1" office:value-type="string">
            <text:p text:style-name="P2">PRIORIDADE:</text:p>
          </table:table-cell>
          <table:table-cell table:style-name="Tabela20.A1" office:value-type="string">
            <text:p text:style-name="P6">Alta</text:p>
          </table:table-cell>
          <table:table-cell table:style-name="Tabela20.A1" office:value-type="string">
            <text:p text:style-name="P2">ESTABILIDADE</text:p>
          </table:table-cell>
          <table:table-cell table:style-name="Tabela20.A1" table:number-columns-spanned="2" office:value-type="string">
            <text:p text:style-name="P6">Alta</text:p>
          </table:table-cell>
          <table:covered-table-cell/>
        </table:table-row>
        <table:table-row table:style-name="Tabela20.1">
          <table:table-cell table:style-name="Tabela20.A1" office:value-type="string">
            <text:p text:style-name="P2">SOLICITANTE:</text:p>
          </table:table-cell>
          <table:table-cell table:style-name="Tabela20.A1" office:value-type="string">
            <text:p text:style-name="P6">Persona</text:p>
          </table:table-cell>
          <table:table-cell table:style-name="Tabela20.A1" office:value-type="string">
            <text:p text:style-name="P2">REQ. ORIGEM:</text:p>
          </table:table-cell>
          <table:table-cell table:style-name="Tabela20.A1" table:number-columns-spanned="2" office:value-type="string">
            <text:p text:style-name="P6">RSW017</text:p>
          </table:table-cell>
          <table:covered-table-cell/>
        </table:table-row>
        <table:table-row table:style-name="Tabela20.1">
          <table:table-cell table:style-name="Tabela20.A1" office:value-type="string">
            <text:p text:style-name="P2">TIPO DO REQUISITO:</text:p>
          </table:table-cell>
          <table:table-cell table:style-name="Tabela20.A1" office:value-type="string">
            <text:p text:style-name="P6">Funcional</text:p>
          </table:table-cell>
          <table:table-cell table:style-name="Tabela20.A1" table:number-columns-spanned="2" office:value-type="string">
            <text:p text:style-name="P2">IMPACTO NA ARQUITETURA:</text:p>
          </table:table-cell>
          <table:covered-table-cell/>
          <table:table-cell table:style-name="Tabela20.A1" office:value-type="string">
            <text:p text:style-name="P6">Médio</text:p>
          </table:table-cell>
        </table:table-row>
        <table:table-row table:style-name="Tabela20.1">
          <table:table-cell table:style-name="Tabela20.A1" office:value-type="string">
            <text:p text:style-name="P2">DESCRIÇÃO:</text:p>
          </table:table-cell>
          <table:table-cell table:style-name="Tabela20.A1" table:number-columns-spanned="4" office:value-type="string">
            <text:p text:style-name="P6">O usuário poderá selecionar na interface gráfica a opção de visualizar o histórico da corrente no motor, destacando quando a corrente do motor fugiu do esperado, relacionando se o motor estava travado, parado ou transmitindo energia mecânica. O usuário poderá selecionar também quando houve picos de corrente, procurando identificar possíveis avarias.</text:p>
          </table:table-cell>
          <table:covered-table-cell/>
          <table:covered-table-cell/>
          <table:covered-table-cell/>
        </table:table-row>
      </table:table>
      <text:h text:style-name="P13" text:outline-level="1"/>
      <table:table table:name="Tabela21" table:style-name="Tabela21">
        <table:table-column table:style-name="Tabela21.A"/>
        <table:table-column table:style-name="Tabela21.B"/>
        <table:table-column table:style-name="Tabela21.C"/>
        <table:table-column table:style-name="Tabela21.D"/>
        <table:table-column table:style-name="Tabela21.E"/>
        <table:table-row table:style-name="Tabela21.1">
          <table:table-cell table:style-name="Tabela21.A1" table:number-columns-spanned="5" office:value-type="string">
            <text:h text:style-name="P1" text:outline-level="3">RSIS020 – Tensão da bateria</text:h>
          </table:table-cell>
          <table:covered-table-cell/>
          <table:covered-table-cell/>
          <table:covered-table-cell/>
          <table:covered-table-cell/>
        </table:table-row>
        <table:table-row table:style-name="Tabela21.1">
          <table:table-cell table:style-name="Tabela21.A1" office:value-type="string">
            <text:p text:style-name="P2">PRIORIDADE:</text:p>
          </table:table-cell>
          <table:table-cell table:style-name="Tabela21.A1" office:value-type="string">
            <text:p text:style-name="P6">Alta</text:p>
          </table:table-cell>
          <table:table-cell table:style-name="Tabela21.A1" office:value-type="string">
            <text:p text:style-name="P2">ESTABILIDADE</text:p>
          </table:table-cell>
          <table:table-cell table:style-name="Tabela21.A1" table:number-columns-spanned="2" office:value-type="string">
            <text:p text:style-name="P6">Alta</text:p>
          </table:table-cell>
          <table:covered-table-cell/>
        </table:table-row>
        <table:table-row table:style-name="Tabela21.1">
          <table:table-cell table:style-name="Tabela21.A1" office:value-type="string">
            <text:p text:style-name="P2">SOLICITANTE:</text:p>
          </table:table-cell>
          <table:table-cell table:style-name="Tabela21.A1" office:value-type="string">
            <text:p text:style-name="P6">Persona</text:p>
          </table:table-cell>
          <table:table-cell table:style-name="Tabela21.A1" office:value-type="string">
            <text:p text:style-name="P2">REQ. ORIGEM:</text:p>
          </table:table-cell>
          <table:table-cell table:style-name="Tabela21.A1" table:number-columns-spanned="2" office:value-type="string">
            <text:p text:style-name="P6">RSW017</text:p>
          </table:table-cell>
          <table:covered-table-cell/>
        </table:table-row>
        <table:table-row table:style-name="Tabela21.1">
          <table:table-cell table:style-name="Tabela21.A1" office:value-type="string">
            <text:p text:style-name="P2">TIPO DO REQUISITO:</text:p>
          </table:table-cell>
          <table:table-cell table:style-name="Tabela21.A1" office:value-type="string">
            <text:p text:style-name="P6">Funcional</text:p>
          </table:table-cell>
          <table:table-cell table:style-name="Tabela21.A1" table:number-columns-spanned="2" office:value-type="string">
            <text:p text:style-name="P2">IMPACTO NA ARQUITETURA:</text:p>
          </table:table-cell>
          <table:covered-table-cell/>
          <table:table-cell table:style-name="Tabela21.A1" office:value-type="string">
            <text:p text:style-name="P6">Médio</text:p>
          </table:table-cell>
        </table:table-row>
        <table:table-row table:style-name="Tabela21.1">
          <table:table-cell table:style-name="Tabela21.A1" office:value-type="string">
            <text:p text:style-name="P2">DESCRIÇÃO:</text:p>
          </table:table-cell>
          <table:table-cell table:style-name="Tabela21.A1" table:number-columns-spanned="4" office:value-type="string">
            <text:p text:style-name="P6">O usuário terá a disponibilidade de verificar o histórico da tensão bateria na interface gráfica, buscando comportamentos irregulares ao longo da utilização. Será relacionado com a carga da bateria para identificar a vida útil da bateria.</text:p>
          </table:table-cell>
          <table:covered-table-cell/>
          <table:covered-table-cell/>
          <table:covered-table-cell/>
        </table:table-row>
      </table:table>
      <text:p text:style-name="P5"/>
      <text:h text:style-name="P16" text:outline-level="1"/>
      <text:p text:style-name="P12"/>
      <text:p text:style-name="P12"/>
      <text:p text:style-name="P12"><text:soft-page-break/></text:p>
      <table:table table:name="Tabela22" table:style-name="Tabela22">
        <table:table-column table:style-name="Tabela22.A"/>
        <table:table-column table:style-name="Tabela22.B"/>
        <table:table-column table:style-name="Tabela22.C"/>
        <table:table-column table:style-name="Tabela22.D"/>
        <table:table-column table:style-name="Tabela22.E"/>
        <table:table-row table:style-name="Tabela22.1">
          <table:table-cell table:style-name="Tabela22.A1" table:number-columns-spanned="5" office:value-type="string">
            <text:h text:style-name="P1" text:outline-level="3">RSIS021 – Estado do inversor</text:h>
          </table:table-cell>
          <table:covered-table-cell/>
          <table:covered-table-cell/>
          <table:covered-table-cell/>
          <table:covered-table-cell/>
        </table:table-row>
        <table:table-row table:style-name="Tabela22.1">
          <table:table-cell table:style-name="Tabela22.A1" office:value-type="string">
            <text:p text:style-name="P2">PRIORIDADE:</text:p>
          </table:table-cell>
          <table:table-cell table:style-name="Tabela22.A1" office:value-type="string">
            <text:p text:style-name="P6">Alta</text:p>
          </table:table-cell>
          <table:table-cell table:style-name="Tabela22.A1" office:value-type="string">
            <text:p text:style-name="P2">ESTABILIDADE</text:p>
          </table:table-cell>
          <table:table-cell table:style-name="Tabela22.A1" table:number-columns-spanned="2" office:value-type="string">
            <text:p text:style-name="P6">Alta</text:p>
          </table:table-cell>
          <table:covered-table-cell/>
        </table:table-row>
        <table:table-row table:style-name="Tabela22.1">
          <table:table-cell table:style-name="Tabela22.A1" office:value-type="string">
            <text:p text:style-name="P2">SOLICITANTE:</text:p>
          </table:table-cell>
          <table:table-cell table:style-name="Tabela22.A1" office:value-type="string">
            <text:p text:style-name="P6">Persona</text:p>
          </table:table-cell>
          <table:table-cell table:style-name="Tabela22.A1" office:value-type="string">
            <text:p text:style-name="P2">REQ. ORIGEM:</text:p>
          </table:table-cell>
          <table:table-cell table:style-name="Tabela22.A1" table:number-columns-spanned="2" office:value-type="string">
            <text:p text:style-name="P6">RSW017</text:p>
          </table:table-cell>
          <table:covered-table-cell/>
        </table:table-row>
        <table:table-row table:style-name="Tabela22.1">
          <table:table-cell table:style-name="Tabela22.A1" office:value-type="string">
            <text:p text:style-name="P2">TIPO DO REQUISITO:</text:p>
          </table:table-cell>
          <table:table-cell table:style-name="Tabela22.A1" office:value-type="string">
            <text:p text:style-name="P6">Funcional</text:p>
          </table:table-cell>
          <table:table-cell table:style-name="Tabela22.A1" table:number-columns-spanned="2" office:value-type="string">
            <text:p text:style-name="P2">IMPACTO NA ARQUITETURA:</text:p>
          </table:table-cell>
          <table:covered-table-cell/>
          <table:table-cell table:style-name="Tabela22.A1" office:value-type="string">
            <text:p text:style-name="P6">Médio</text:p>
          </table:table-cell>
        </table:table-row>
        <table:table-row table:style-name="Tabela22.1">
          <table:table-cell table:style-name="Tabela22.A1" office:value-type="string">
            <text:p text:style-name="P2">DESCRIÇÃO:</text:p>
          </table:table-cell>
          <table:table-cell table:style-name="Tabela22.A1" table:number-columns-spanned="4" office:value-type="string">
            <text:p text:style-name="P6">O histórico de estados do inversor poderá ser acessado pelo usuário, mostrando quanto tempo o inversor esteve funcionando, travado ou desligado com suas respectivas <text:span text:style-name="T7">timestamps</text:span>. Será relacionado com a tensão e a corrente do motor para verificação de avarias.</text:p>
          </table:table-cell>
          <table:covered-table-cell/>
          <table:covered-table-cell/>
          <table:covered-table-cell/>
        </table:table-row>
      </table:table>
      <text:h text:style-name="P13" text:outline-level="1"/>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table:number-columns-spanned="5" office:value-type="string">
            <text:h text:style-name="P1" text:outline-level="3">RSIS022 – Torque do motor</text:h>
          </table:table-cell>
          <table:covered-table-cell/>
          <table:covered-table-cell/>
          <table:covered-table-cell/>
          <table:covered-table-cell/>
        </table:table-row>
        <table:table-row table:style-name="Tabela23.1">
          <table:table-cell table:style-name="Tabela23.A1" office:value-type="string">
            <text:p text:style-name="P2">PRIORIDADE:</text:p>
          </table:table-cell>
          <table:table-cell table:style-name="Tabela23.A1" office:value-type="string">
            <text:p text:style-name="P6">Alta</text:p>
          </table:table-cell>
          <table:table-cell table:style-name="Tabela23.A1" office:value-type="string">
            <text:p text:style-name="P2">ESTABILIDADE</text:p>
          </table:table-cell>
          <table:table-cell table:style-name="Tabela23.A1" table:number-columns-spanned="2" office:value-type="string">
            <text:p text:style-name="P6">Alta</text:p>
          </table:table-cell>
          <table:covered-table-cell/>
        </table:table-row>
        <table:table-row table:style-name="Tabela23.1">
          <table:table-cell table:style-name="Tabela23.A1" office:value-type="string">
            <text:p text:style-name="P2">SOLICITANTE:</text:p>
          </table:table-cell>
          <table:table-cell table:style-name="Tabela23.A1" office:value-type="string">
            <text:p text:style-name="P6">Persona</text:p>
          </table:table-cell>
          <table:table-cell table:style-name="Tabela23.A1" office:value-type="string">
            <text:p text:style-name="P2">REQ. ORIGEM:</text:p>
          </table:table-cell>
          <table:table-cell table:style-name="Tabela23.A1" table:number-columns-spanned="2" office:value-type="string">
            <text:p text:style-name="P6">RSW017</text:p>
          </table:table-cell>
          <table:covered-table-cell/>
        </table:table-row>
        <table:table-row table:style-name="Tabela23.1">
          <table:table-cell table:style-name="Tabela23.A1" office:value-type="string">
            <text:p text:style-name="P2">TIPO DO REQUISITO:</text:p>
          </table:table-cell>
          <table:table-cell table:style-name="Tabela23.A1" office:value-type="string">
            <text:p text:style-name="P6">Funcional</text:p>
          </table:table-cell>
          <table:table-cell table:style-name="Tabela23.A1" table:number-columns-spanned="2" office:value-type="string">
            <text:p text:style-name="P2">IMPACTO NA ARQUITETURA:</text:p>
          </table:table-cell>
          <table:covered-table-cell/>
          <table:table-cell table:style-name="Tabela23.A1" office:value-type="string">
            <text:p text:style-name="P6">Médio</text:p>
          </table:table-cell>
        </table:table-row>
        <table:table-row table:style-name="Tabela23.1">
          <table:table-cell table:style-name="Tabela23.A1" office:value-type="string">
            <text:p text:style-name="P2">DESCRIÇÃO:</text:p>
          </table:table-cell>
          <table:table-cell table:style-name="Tabela23.A1" table:number-columns-spanned="4" office:value-type="string">
            <text:p text:style-name="P6">O usuário tem acesso ao histórico do torque do motor, correlacionar a tensão da bateria, a velocidade e a rotação do motor, gerando o gráfico de performance de todo o sistema de tração do motor.</text:p>
          </table:table-cell>
          <table:covered-table-cell/>
          <table:covered-table-cell/>
          <table:covered-table-cell/>
        </table:table-row>
      </table:table>
      <text:h text:style-name="P16" text:outline-level="1"/>
      <table:table table:name="Tabela24" table:style-name="Tabela24">
        <table:table-column table:style-name="Tabela24.A"/>
        <table:table-column table:style-name="Tabela24.B"/>
        <table:table-column table:style-name="Tabela24.C"/>
        <table:table-column table:style-name="Tabela24.D"/>
        <table:table-column table:style-name="Tabela24.E"/>
        <table:table-row table:style-name="Tabela24.1">
          <table:table-cell table:style-name="Tabela24.A1" table:number-columns-spanned="5" office:value-type="string">
            <text:h text:style-name="P1" text:outline-level="3">RSIS024 – Corrente da bateria</text:h>
          </table:table-cell>
          <table:covered-table-cell/>
          <table:covered-table-cell/>
          <table:covered-table-cell/>
          <table:covered-table-cell/>
        </table:table-row>
        <table:table-row table:style-name="Tabela24.1">
          <table:table-cell table:style-name="Tabela24.A1" office:value-type="string">
            <text:p text:style-name="P2">PRIORIDADE:</text:p>
          </table:table-cell>
          <table:table-cell table:style-name="Tabela24.A1" office:value-type="string">
            <text:p text:style-name="P6">Alta</text:p>
          </table:table-cell>
          <table:table-cell table:style-name="Tabela24.A1" office:value-type="string">
            <text:p text:style-name="P2">ESTABILIDADE</text:p>
          </table:table-cell>
          <table:table-cell table:style-name="Tabela24.A1" table:number-columns-spanned="2" office:value-type="string">
            <text:p text:style-name="P6">Alta</text:p>
          </table:table-cell>
          <table:covered-table-cell/>
        </table:table-row>
        <table:table-row table:style-name="Tabela24.1">
          <table:table-cell table:style-name="Tabela24.A1" office:value-type="string">
            <text:p text:style-name="P2">SOLICITANTE:</text:p>
          </table:table-cell>
          <table:table-cell table:style-name="Tabela24.A1" office:value-type="string">
            <text:p text:style-name="P6">Persona</text:p>
          </table:table-cell>
          <table:table-cell table:style-name="Tabela24.A1" office:value-type="string">
            <text:p text:style-name="P2">REQ. ORIGEM:</text:p>
          </table:table-cell>
          <table:table-cell table:style-name="Tabela24.A1" table:number-columns-spanned="2" office:value-type="string">
            <text:p text:style-name="P6">RSW017</text:p>
          </table:table-cell>
          <table:covered-table-cell/>
        </table:table-row>
        <table:table-row table:style-name="Tabela24.1">
          <table:table-cell table:style-name="Tabela24.A1" office:value-type="string">
            <text:p text:style-name="P2">TIPO DO REQUISITO:</text:p>
          </table:table-cell>
          <table:table-cell table:style-name="Tabela24.A1" office:value-type="string">
            <text:p text:style-name="P6">Funcional</text:p>
          </table:table-cell>
          <table:table-cell table:style-name="Tabela24.A1" table:number-columns-spanned="2" office:value-type="string">
            <text:p text:style-name="P2">IMPACTO NA ARQUITETURA:</text:p>
          </table:table-cell>
          <table:covered-table-cell/>
          <table:table-cell table:style-name="Tabela24.A1" office:value-type="string">
            <text:p text:style-name="P6">Médio</text:p>
          </table:table-cell>
        </table:table-row>
        <table:table-row table:style-name="Tabela24.1">
          <table:table-cell table:style-name="Tabela24.A1" office:value-type="string">
            <text:p text:style-name="P2">DESCRIÇÃO:</text:p>
          </table:table-cell>
          <table:table-cell table:style-name="Tabela24.A1" table:number-columns-spanned="4" office:value-type="string">
            <text:p text:style-name="P6">A bateria deverá ter um histórico de corrente acessível ao usuário, demonstrando o comportamento ao longo do tempo de utilização. Correlacionado com a tensão da bateria, deverá indicar uma preliminar de vida útil da bateria.</text:p>
          </table:table-cell>
          <table:covered-table-cell/>
          <table:covered-table-cell/>
          <table:covered-table-cell/>
        </table:table-row>
      </table:table>
      <text:h text:style-name="P13" text:outline-level="1"/>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table:number-columns-spanned="5" office:value-type="string">
            <text:h text:style-name="P1" text:outline-level="3">RSIS025 – Estado do Relé</text:h>
          </table:table-cell>
          <table:covered-table-cell/>
          <table:covered-table-cell/>
          <table:covered-table-cell/>
          <table:covered-table-cell/>
        </table:table-row>
        <table:table-row table:style-name="Tabela25.1">
          <table:table-cell table:style-name="Tabela25.A1" office:value-type="string">
            <text:p text:style-name="P2">PRIORIDADE:</text:p>
          </table:table-cell>
          <table:table-cell table:style-name="Tabela25.A1" office:value-type="string">
            <text:p text:style-name="P6">Média</text:p>
          </table:table-cell>
          <table:table-cell table:style-name="Tabela25.A1" office:value-type="string">
            <text:p text:style-name="P2">ESTABILIDADE</text:p>
          </table:table-cell>
          <table:table-cell table:style-name="Tabela25.A1" table:number-columns-spanned="2" office:value-type="string">
            <text:p text:style-name="P6">Alta</text:p>
          </table:table-cell>
          <table:covered-table-cell/>
        </table:table-row>
        <table:table-row table:style-name="Tabela25.1">
          <table:table-cell table:style-name="Tabela25.A1" office:value-type="string">
            <text:p text:style-name="P2">SOLICITANTE:</text:p>
          </table:table-cell>
          <table:table-cell table:style-name="Tabela25.A1" office:value-type="string">
            <text:p text:style-name="P6">Persona</text:p>
          </table:table-cell>
          <table:table-cell table:style-name="Tabela25.A1" office:value-type="string">
            <text:p text:style-name="P2">REQ. ORIGEM:</text:p>
          </table:table-cell>
          <table:table-cell table:style-name="Tabela25.A1" table:number-columns-spanned="2" office:value-type="string">
            <text:p text:style-name="P6">RSW017</text:p>
          </table:table-cell>
          <table:covered-table-cell/>
        </table:table-row>
        <table:table-row table:style-name="Tabela25.1">
          <table:table-cell table:style-name="Tabela25.A1" office:value-type="string">
            <text:p text:style-name="P2">TIPO DO REQUISITO:</text:p>
          </table:table-cell>
          <table:table-cell table:style-name="Tabela25.A1" office:value-type="string">
            <text:p text:style-name="P6">Funcional</text:p>
          </table:table-cell>
          <table:table-cell table:style-name="Tabela25.A1" table:number-columns-spanned="2" office:value-type="string">
            <text:p text:style-name="P2">IMPACTO NA ARQUITETURA:</text:p>
          </table:table-cell>
          <table:covered-table-cell/>
          <table:table-cell table:style-name="Tabela25.A1" office:value-type="string">
            <text:p text:style-name="P6">Médio</text:p>
          </table:table-cell>
        </table:table-row>
        <table:table-row table:style-name="Tabela25.1">
          <table:table-cell table:style-name="Tabela25.A1" office:value-type="string">
            <text:p text:style-name="P2">DESCRIÇÃO:</text:p>
          </table:table-cell>
          <table:table-cell table:style-name="Tabela25.A1" table:number-columns-spanned="4" office:value-type="string">
            <text:p text:style-name="P6">O usuário poderá acessar o histórico do estado dos relés do sistema de gerenciamento das baterias e dos inversores. Destacando quando não atuaram, relacionando as características da bateria e do motor, identificando possíveis avarias.</text:p>
          </table:table-cell>
          <table:covered-table-cell/>
          <table:covered-table-cell/>
          <table:covered-table-cell/>
        </table:table-row>
      </table:table>
      <text:h text:style-name="P13" text:outline-level="1"/>
      <text:p text:style-name="P4"/>
      <text:p text:style-name="P4"/>
      <text:p text:style-name="P4"/>
      <text:p text:style-name="P4"/>
      <text:p text:style-name="P4"/>
      <text:p text:style-name="P4"/>
      <text:p text:style-name="P4"/>
      <table:table table:name="Tabela26" table:style-name="Tabela26">
        <table:table-column table:style-name="Tabela26.A"/>
        <table:table-column table:style-name="Tabela26.B"/>
        <table:table-column table:style-name="Tabela26.C"/>
        <table:table-column table:style-name="Tabela26.D"/>
        <table:table-column table:style-name="Tabela26.E"/>
        <text:soft-page-break/>
        <table:table-row table:style-name="Tabela26.1">
          <table:table-cell table:style-name="Tabela26.A1" table:number-columns-spanned="5" office:value-type="string">
            <text:h text:style-name="P1" text:outline-level="3">RSIS026 – Estado de carga da bateria</text:h>
          </table:table-cell>
          <table:covered-table-cell/>
          <table:covered-table-cell/>
          <table:covered-table-cell/>
          <table:covered-table-cell/>
        </table:table-row>
        <table:table-row table:style-name="Tabela26.1">
          <table:table-cell table:style-name="Tabela26.A1" office:value-type="string">
            <text:p text:style-name="P2">PRIORIDADE:</text:p>
          </table:table-cell>
          <table:table-cell table:style-name="Tabela26.A1" office:value-type="string">
            <text:p text:style-name="P6">Alta</text:p>
          </table:table-cell>
          <table:table-cell table:style-name="Tabela26.A1" office:value-type="string">
            <text:p text:style-name="P2">ESTABILIDADE</text:p>
          </table:table-cell>
          <table:table-cell table:style-name="Tabela26.A1" table:number-columns-spanned="2" office:value-type="string">
            <text:p text:style-name="P6">Baixa</text:p>
          </table:table-cell>
          <table:covered-table-cell/>
        </table:table-row>
        <table:table-row table:style-name="Tabela26.1">
          <table:table-cell table:style-name="Tabela26.A1" office:value-type="string">
            <text:p text:style-name="P2">SOLICITANTE:</text:p>
          </table:table-cell>
          <table:table-cell table:style-name="Tabela26.A1" office:value-type="string">
            <text:p text:style-name="P6">Persona</text:p>
          </table:table-cell>
          <table:table-cell table:style-name="Tabela26.A1" office:value-type="string">
            <text:p text:style-name="P2">REQ. ORIGEM:</text:p>
          </table:table-cell>
          <table:table-cell table:style-name="Tabela26.A1" table:number-columns-spanned="2" office:value-type="string">
            <text:p text:style-name="P6">RSW017</text:p>
          </table:table-cell>
          <table:covered-table-cell/>
        </table:table-row>
        <table:table-row table:style-name="Tabela26.1">
          <table:table-cell table:style-name="Tabela26.A1" office:value-type="string">
            <text:p text:style-name="P2">TIPO DO REQUISITO:</text:p>
          </table:table-cell>
          <table:table-cell table:style-name="Tabela26.A1" office:value-type="string">
            <text:p text:style-name="P6">Funcional</text:p>
          </table:table-cell>
          <table:table-cell table:style-name="Tabela26.A1" table:number-columns-spanned="2" office:value-type="string">
            <text:p text:style-name="P2">IMPACTO NA ARQUITETURA:</text:p>
          </table:table-cell>
          <table:covered-table-cell/>
          <table:table-cell table:style-name="Tabela26.A1" office:value-type="string">
            <text:p text:style-name="P6">Alto</text:p>
          </table:table-cell>
        </table:table-row>
        <table:table-row table:style-name="Tabela26.1">
          <table:table-cell table:style-name="Tabela26.A1" office:value-type="string">
            <text:p text:style-name="P2">DESCRIÇÃO:</text:p>
          </table:table-cell>
          <table:table-cell table:style-name="Tabela26.A1" table:number-columns-spanned="4" office:value-type="string">
            <text:p text:style-name="P6">Será possível acessar o histórico do estado de carga da bateria, com o desempenho médio em uso e tempo até carregamento completo. Relacionando com a corrente e a tensão da bateria, será possível estimar a vida útil da bateria.</text:p>
          </table:table-cell>
          <table:covered-table-cell/>
          <table:covered-table-cell/>
          <table:covered-table-cell/>
        </table:table-row>
      </table:table>
      <text:h text:style-name="P13" text:outline-level="1"/>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table:number-columns-spanned="5" office:value-type="string">
            <text:h text:style-name="P1" text:outline-level="3">RSIS027 – Impedância interna da bateria</text:h>
          </table:table-cell>
          <table:covered-table-cell/>
          <table:covered-table-cell/>
          <table:covered-table-cell/>
          <table:covered-table-cell/>
        </table:table-row>
        <table:table-row table:style-name="Tabela27.1">
          <table:table-cell table:style-name="Tabela27.A1" office:value-type="string">
            <text:p text:style-name="P2">PRIORIDADE:</text:p>
          </table:table-cell>
          <table:table-cell table:style-name="Tabela27.A1" office:value-type="string">
            <text:p text:style-name="P6">Média</text:p>
          </table:table-cell>
          <table:table-cell table:style-name="Tabela27.A1" office:value-type="string">
            <text:p text:style-name="P2">ESTABILIDADE</text:p>
          </table:table-cell>
          <table:table-cell table:style-name="Tabela27.A1" table:number-columns-spanned="2" office:value-type="string">
            <text:p text:style-name="P6">Baixa</text:p>
          </table:table-cell>
          <table:covered-table-cell/>
        </table:table-row>
        <table:table-row table:style-name="Tabela27.1">
          <table:table-cell table:style-name="Tabela27.A1" office:value-type="string">
            <text:p text:style-name="P2">SOLICITANTE:</text:p>
          </table:table-cell>
          <table:table-cell table:style-name="Tabela27.A1" office:value-type="string">
            <text:p text:style-name="P6">Persona</text:p>
          </table:table-cell>
          <table:table-cell table:style-name="Tabela27.A1" office:value-type="string">
            <text:p text:style-name="P2">REQ. ORIGEM:</text:p>
          </table:table-cell>
          <table:table-cell table:style-name="Tabela27.A1" table:number-columns-spanned="2" office:value-type="string">
            <text:p text:style-name="P6">RSW017</text:p>
          </table:table-cell>
          <table:covered-table-cell/>
        </table:table-row>
        <table:table-row table:style-name="Tabela27.1">
          <table:table-cell table:style-name="Tabela27.A1" office:value-type="string">
            <text:p text:style-name="P2">TIPO DO REQUISITO:</text:p>
          </table:table-cell>
          <table:table-cell table:style-name="Tabela27.A1" office:value-type="string">
            <text:p text:style-name="P6">Funcional</text:p>
          </table:table-cell>
          <table:table-cell table:style-name="Tabela27.A1" table:number-columns-spanned="2" office:value-type="string">
            <text:p text:style-name="P2">IMPACTO NA ARQUITETURA:</text:p>
          </table:table-cell>
          <table:covered-table-cell/>
          <table:table-cell table:style-name="Tabela27.A1" office:value-type="string">
            <text:p text:style-name="P6">Médio</text:p>
          </table:table-cell>
        </table:table-row>
        <table:table-row table:style-name="Tabela27.1">
          <table:table-cell table:style-name="Tabela27.A1" office:value-type="string">
            <text:p text:style-name="P2">DESCRIÇÃO:</text:p>
          </table:table-cell>
          <table:table-cell table:style-name="Tabela27.A1" table:number-columns-spanned="4" office:value-type="string">
            <text:p text:style-name="P6">A interface gráfica terá a opção de solicitar ao dispositivo calcular a impedância interna da bateria durante o sistema de tração funcionando e com o sistema desligado. </text:p>
          </table:table-cell>
          <table:covered-table-cell/>
          <table:covered-table-cell/>
          <table:covered-table-cell/>
        </table:table-row>
      </table:table>
      <text:h text:style-name="P13" text:outline-level="1"/>
      <table:table table:name="Tabela28" table:style-name="Tabela28">
        <table:table-column table:style-name="Tabela28.A"/>
        <table:table-column table:style-name="Tabela28.B"/>
        <table:table-column table:style-name="Tabela28.C"/>
        <table:table-column table:style-name="Tabela28.D"/>
        <table:table-column table:style-name="Tabela28.E"/>
        <table:table-row table:style-name="Tabela28.1">
          <table:table-cell table:style-name="Tabela28.A1" table:number-columns-spanned="5" office:value-type="string">
            <text:h text:style-name="P1" text:outline-level="3">RSIS028 – Tensão de alimentação do sistema de gerenciamento de baterias</text:h>
          </table:table-cell>
          <table:covered-table-cell/>
          <table:covered-table-cell/>
          <table:covered-table-cell/>
          <table:covered-table-cell/>
        </table:table-row>
        <table:table-row table:style-name="Tabela28.1">
          <table:table-cell table:style-name="Tabela28.A1" office:value-type="string">
            <text:p text:style-name="P2">PRIORIDADE:</text:p>
          </table:table-cell>
          <table:table-cell table:style-name="Tabela28.A1" office:value-type="string">
            <text:p text:style-name="P6">Média</text:p>
          </table:table-cell>
          <table:table-cell table:style-name="Tabela28.A1" office:value-type="string">
            <text:p text:style-name="P2">ESTABILIDADE</text:p>
          </table:table-cell>
          <table:table-cell table:style-name="Tabela28.A1" table:number-columns-spanned="2" office:value-type="string">
            <text:p text:style-name="P6">Média</text:p>
          </table:table-cell>
          <table:covered-table-cell/>
        </table:table-row>
        <table:table-row table:style-name="Tabela28.1">
          <table:table-cell table:style-name="Tabela28.A1" office:value-type="string">
            <text:p text:style-name="P2">SOLICITANTE:</text:p>
          </table:table-cell>
          <table:table-cell table:style-name="Tabela28.A1" office:value-type="string">
            <text:p text:style-name="P6">Persona</text:p>
          </table:table-cell>
          <table:table-cell table:style-name="Tabela28.A1" office:value-type="string">
            <text:p text:style-name="P2">REQ. ORIGEM:</text:p>
          </table:table-cell>
          <table:table-cell table:style-name="Tabela28.A1" table:number-columns-spanned="2" office:value-type="string">
            <text:p text:style-name="P6">RSW017</text:p>
          </table:table-cell>
          <table:covered-table-cell/>
        </table:table-row>
        <table:table-row table:style-name="Tabela28.1">
          <table:table-cell table:style-name="Tabela28.A1" office:value-type="string">
            <text:p text:style-name="P2">TIPO DO REQUISITO:</text:p>
          </table:table-cell>
          <table:table-cell table:style-name="Tabela28.A1" office:value-type="string">
            <text:p text:style-name="P6">Funcional</text:p>
          </table:table-cell>
          <table:table-cell table:style-name="Tabela28.A1" table:number-columns-spanned="2" office:value-type="string">
            <text:p text:style-name="P2">IMPACTO NA ARQUITETURA:</text:p>
          </table:table-cell>
          <table:covered-table-cell/>
          <table:table-cell table:style-name="Tabela28.A1" office:value-type="string">
            <text:p text:style-name="P6">Médio</text:p>
          </table:table-cell>
        </table:table-row>
        <table:table-row table:style-name="Tabela28.1">
          <table:table-cell table:style-name="Tabela28.A1" office:value-type="string">
            <text:p text:style-name="P2">DESCRIÇÃO:</text:p>
          </table:table-cell>
          <table:table-cell table:style-name="Tabela28.A1" table:number-columns-spanned="4" office:value-type="string">
            <text:p text:style-name="P6">O usuário terá acesso a tensão de alimentação do sistema de gerenciamento das baterias e indicar se está funcional. A opção deverá indicar também se teve caso de correntes, tensões ou temperaturas fora do ótimo para funcionamento do BMS (sistema de gerenciamento de baterias), ou se o aterramento está inadequado. </text:p>
          </table:table-cell>
          <table:covered-table-cell/>
          <table:covered-table-cell/>
          <table:covered-table-cell/>
        </table:table-row>
      </table:table>
      <text:h text:style-name="P13" text:outline-level="1"/>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table:number-columns-spanned="5" office:value-type="string">
            <text:h text:style-name="P1" text:outline-level="3">RSIS029 – Amplitude térmica</text:h>
          </table:table-cell>
          <table:covered-table-cell/>
          <table:covered-table-cell/>
          <table:covered-table-cell/>
          <table:covered-table-cell/>
        </table:table-row>
        <table:table-row table:style-name="Tabela29.1">
          <table:table-cell table:style-name="Tabela29.A1" office:value-type="string">
            <text:p text:style-name="P2">PRIORIDADE:</text:p>
          </table:table-cell>
          <table:table-cell table:style-name="Tabela29.A1" office:value-type="string">
            <text:p text:style-name="P6">Alta</text:p>
          </table:table-cell>
          <table:table-cell table:style-name="Tabela29.A1" office:value-type="string">
            <text:p text:style-name="P2">ESTABILIDADE</text:p>
          </table:table-cell>
          <table:table-cell table:style-name="Tabela29.A1" table:number-columns-spanned="2" office:value-type="string">
            <text:p text:style-name="P6">Baixa</text:p>
          </table:table-cell>
          <table:covered-table-cell/>
        </table:table-row>
        <table:table-row table:style-name="Tabela29.1">
          <table:table-cell table:style-name="Tabela29.A1" office:value-type="string">
            <text:p text:style-name="P2">SOLICITANTE:</text:p>
          </table:table-cell>
          <table:table-cell table:style-name="Tabela29.A1" office:value-type="string">
            <text:p text:style-name="P6">Persona</text:p>
          </table:table-cell>
          <table:table-cell table:style-name="Tabela29.A1" office:value-type="string">
            <text:p text:style-name="P2">REQ. ORIGEM:</text:p>
          </table:table-cell>
          <table:table-cell table:style-name="Tabela29.A1" table:number-columns-spanned="2" office:value-type="string">
            <text:p text:style-name="P6">REQ007</text:p>
          </table:table-cell>
          <table:covered-table-cell/>
        </table:table-row>
        <table:table-row table:style-name="Tabela29.1">
          <table:table-cell table:style-name="Tabela29.A1" office:value-type="string">
            <text:p text:style-name="P2">TIPO DO REQUISITO:</text:p>
          </table:table-cell>
          <table:table-cell table:style-name="Tabela29.A1" office:value-type="string">
            <text:p text:style-name="P6">Funcional</text:p>
          </table:table-cell>
          <table:table-cell table:style-name="Tabela29.A1" table:number-columns-spanned="2" office:value-type="string">
            <text:p text:style-name="P2">IMPACTO NA ARQUITETURA:</text:p>
          </table:table-cell>
          <table:covered-table-cell/>
          <table:table-cell table:style-name="Tabela29.A1" office:value-type="string">
            <text:p text:style-name="P6">Médio</text:p>
          </table:table-cell>
        </table:table-row>
        <table:table-row table:style-name="Tabela29.1">
          <table:table-cell table:style-name="Tabela29.A1" office:value-type="string">
            <text:p text:style-name="P2">DESCRIÇÃO:</text:p>
          </table:table-cell>
          <table:table-cell table:style-name="Tabela29.A1" table:number-columns-spanned="4" office:value-type="string">
            <text:p text:style-name="P6">O usuário terá acesso às temperaturas máximas e mínimas de todo o sistema (freio, motor, bateria, inversor) durante tod<text:span text:style-name="T8">o</text:span> o tempo de uso. Haverá a opção de procurar pontos críticos que excederam a temperatura ótima de uso. </text:p>
          </table:table-cell>
          <table:covered-table-cell/>
          <table:covered-table-cell/>
          <table:covered-table-cell/>
        </table:table-row>
      </table:table>
      <text:h text:style-name="P13" text:outline-level="1"/>
      <text:p text:style-name="P4"/>
      <text:p text:style-name="P4"/>
      <text:p text:style-name="P4"/>
      <text:p text:style-name="P4"/>
      <text:p text:style-name="P4"/>
      <text:p text:style-name="P4"/>
      <table:table table:name="Tabela30" table:style-name="Tabela30">
        <table:table-column table:style-name="Tabela30.A"/>
        <table:table-column table:style-name="Tabela30.B"/>
        <table:table-column table:style-name="Tabela30.C"/>
        <table:table-column table:style-name="Tabela30.D"/>
        <table:table-column table:style-name="Tabela30.E"/>
        <text:soft-page-break/>
        <table:table-row table:style-name="Tabela30.1">
          <table:table-cell table:style-name="Tabela30.A1" table:number-columns-spanned="5" office:value-type="string">
            <text:h text:style-name="P1" text:outline-level="3">RSIS030 – Velocímetro</text:h>
          </table:table-cell>
          <table:covered-table-cell/>
          <table:covered-table-cell/>
          <table:covered-table-cell/>
          <table:covered-table-cell/>
        </table:table-row>
        <table:table-row table:style-name="Tabela30.1">
          <table:table-cell table:style-name="Tabela30.A1" office:value-type="string">
            <text:p text:style-name="P2">PRIORIDADE:</text:p>
          </table:table-cell>
          <table:table-cell table:style-name="Tabela30.A1" office:value-type="string">
            <text:p text:style-name="P6">Alta</text:p>
          </table:table-cell>
          <table:table-cell table:style-name="Tabela30.A1" office:value-type="string">
            <text:p text:style-name="P2">ESTABILIDADE</text:p>
          </table:table-cell>
          <table:table-cell table:style-name="Tabela30.A1" table:number-columns-spanned="2" office:value-type="string">
            <text:p text:style-name="P6">Média</text:p>
          </table:table-cell>
          <table:covered-table-cell/>
        </table:table-row>
        <table:table-row table:style-name="Tabela30.1">
          <table:table-cell table:style-name="Tabela30.A1" office:value-type="string">
            <text:p text:style-name="P2">SOLICITANTE:</text:p>
          </table:table-cell>
          <table:table-cell table:style-name="Tabela30.A1" office:value-type="string">
            <text:p text:style-name="P6">Persona</text:p>
          </table:table-cell>
          <table:table-cell table:style-name="Tabela30.A1" office:value-type="string">
            <text:p text:style-name="P2">REQ. ORIGEM:</text:p>
          </table:table-cell>
          <table:table-cell table:style-name="Tabela30.A1" table:number-columns-spanned="2" office:value-type="string">
            <text:p text:style-name="P6">RSW017</text:p>
          </table:table-cell>
          <table:covered-table-cell/>
        </table:table-row>
        <table:table-row table:style-name="Tabela30.1">
          <table:table-cell table:style-name="Tabela30.A1" office:value-type="string">
            <text:p text:style-name="P2">TIPO DO REQUISITO:</text:p>
          </table:table-cell>
          <table:table-cell table:style-name="Tabela30.A1" office:value-type="string">
            <text:p text:style-name="P6">Funcional</text:p>
          </table:table-cell>
          <table:table-cell table:style-name="Tabela30.A1" table:number-columns-spanned="2" office:value-type="string">
            <text:p text:style-name="P2">IMPACTO NA ARQUITETURA:</text:p>
          </table:table-cell>
          <table:covered-table-cell/>
          <table:table-cell table:style-name="Tabela30.A1" office:value-type="string">
            <text:p text:style-name="P6">Alto</text:p>
          </table:table-cell>
        </table:table-row>
        <table:table-row table:style-name="Tabela30.1">
          <table:table-cell table:style-name="Tabela30.A1" office:value-type="string">
            <text:p text:style-name="P2">DESCRIÇÃO:</text:p>
          </table:table-cell>
          <table:table-cell table:style-name="Tabela30.A1" table:number-columns-spanned="4" office:value-type="string">
            <text:p text:style-name="P6">O usuário <text:span text:style-name="T10">terá acesso à evolução</text:span> da velocidade 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h text:style-name="P13" text:outline-level="1"/>
      <text:p text:style-name="Standard"/>
      <table:table table:name="Tabela31" table:style-name="Tabela31">
        <table:table-column table:style-name="Tabela31.A"/>
        <table:table-column table:style-name="Tabela31.B"/>
        <table:table-column table:style-name="Tabela31.C"/>
        <table:table-column table:style-name="Tabela31.D"/>
        <table:table-column table:style-name="Tabela31.E"/>
        <table:table-row table:style-name="Tabela31.1">
          <table:table-cell table:style-name="Tabela31.A1" table:number-columns-spanned="5" office:value-type="string">
            <text:h text:style-name="P1" text:outline-level="3">RSW034 – Curva de performance esperada</text:h>
          </table:table-cell>
          <table:covered-table-cell/>
          <table:covered-table-cell/>
          <table:covered-table-cell/>
          <table:covered-table-cell/>
        </table:table-row>
        <table:table-row table:style-name="Tabela31.1">
          <table:table-cell table:style-name="Tabela31.A1" office:value-type="string">
            <text:p text:style-name="P2">PRIORIDADE:</text:p>
          </table:table-cell>
          <table:table-cell table:style-name="Tabela31.A1" office:value-type="string">
            <text:p text:style-name="P6">Média</text:p>
          </table:table-cell>
          <table:table-cell table:style-name="Tabela31.A1" office:value-type="string">
            <text:p text:style-name="P2">ESTABILIDADE</text:p>
          </table:table-cell>
          <table:table-cell table:style-name="Tabela31.A1" table:number-columns-spanned="2" office:value-type="string">
            <text:p text:style-name="P6">Baixa</text:p>
          </table:table-cell>
          <table:covered-table-cell/>
        </table:table-row>
        <table:table-row table:style-name="Tabela31.1">
          <table:table-cell table:style-name="Tabela31.A1" office:value-type="string">
            <text:p text:style-name="P2">SOLICITANTE:</text:p>
          </table:table-cell>
          <table:table-cell table:style-name="Tabela31.A1" office:value-type="string">
            <text:p text:style-name="P6">Persona</text:p>
          </table:table-cell>
          <table:table-cell table:style-name="Tabela31.A1" office:value-type="string">
            <text:p text:style-name="P2">REQ. ORIGEM:</text:p>
          </table:table-cell>
          <table:table-cell table:style-name="Tabela31.A1" table:number-columns-spanned="2" office:value-type="string">
            <text:p text:style-name="P6">-</text:p>
          </table:table-cell>
          <table:covered-table-cell/>
        </table:table-row>
        <table:table-row table:style-name="Tabela31.1">
          <table:table-cell table:style-name="Tabela31.A1" office:value-type="string">
            <text:p text:style-name="P2">TIPO DO REQUISITO:</text:p>
          </table:table-cell>
          <table:table-cell table:style-name="Tabela31.A1" office:value-type="string">
            <text:p text:style-name="P6">Funcional</text:p>
          </table:table-cell>
          <table:table-cell table:style-name="Tabela31.A1" table:number-columns-spanned="2" office:value-type="string">
            <text:p text:style-name="P2">IMPACTO NA ARQUITETURA:</text:p>
          </table:table-cell>
          <table:covered-table-cell/>
          <table:table-cell table:style-name="Tabela31.A1" office:value-type="string">
            <text:p text:style-name="P6">Médio</text:p>
          </table:table-cell>
        </table:table-row>
        <table:table-row table:style-name="Tabela31.1">
          <table:table-cell table:style-name="Tabela31.A1" office:value-type="string">
            <text:p text:style-name="P2">DESCRIÇÃO:</text:p>
          </table:table-cell>
          <table:table-cell table:style-name="Tabela31.A1" table:number-columns-spanned="4" office:value-type="string">
            <text:p text:style-name="P6">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3" text:outline-level="1"/>
      <table:table table:name="Tabela32" table:style-name="Tabela32">
        <table:table-column table:style-name="Tabela32.A"/>
        <table:table-column table:style-name="Tabela32.B"/>
        <table:table-column table:style-name="Tabela32.C"/>
        <table:table-column table:style-name="Tabela32.D"/>
        <table:table-column table:style-name="Tabela32.E"/>
        <table:table-row table:style-name="Tabela32.1">
          <table:table-cell table:style-name="Tabela32.A1" table:number-columns-spanned="5" office:value-type="string">
            <text:h text:style-name="P1" text:outline-level="3">RSIS035 – Leitura de códigos de falha</text:h>
          </table:table-cell>
          <table:covered-table-cell/>
          <table:covered-table-cell/>
          <table:covered-table-cell/>
          <table:covered-table-cell/>
        </table:table-row>
        <table:table-row table:style-name="Tabela32.1">
          <table:table-cell table:style-name="Tabela32.A1" office:value-type="string">
            <text:p text:style-name="P2">PRIORIDADE:</text:p>
          </table:table-cell>
          <table:table-cell table:style-name="Tabela32.A1" office:value-type="string">
            <text:p text:style-name="P6">Alta</text:p>
          </table:table-cell>
          <table:table-cell table:style-name="Tabela32.A1" office:value-type="string">
            <text:p text:style-name="P2">ESTABILIDADE</text:p>
          </table:table-cell>
          <table:table-cell table:style-name="Tabela32.A1" table:number-columns-spanned="2" office:value-type="string">
            <text:p text:style-name="P6">Média</text:p>
          </table:table-cell>
          <table:covered-table-cell/>
        </table:table-row>
        <table:table-row table:style-name="Tabela32.1">
          <table:table-cell table:style-name="Tabela32.A1" office:value-type="string">
            <text:p text:style-name="P2">SOLICITANTE:</text:p>
          </table:table-cell>
          <table:table-cell table:style-name="Tabela32.A1" office:value-type="string">
            <text:p text:style-name="P6">Persona</text:p>
          </table:table-cell>
          <table:table-cell table:style-name="Tabela32.A1" office:value-type="string">
            <text:p text:style-name="P2">REQ. ORIGEM:</text:p>
          </table:table-cell>
          <table:table-cell table:style-name="Tabela32.A1" table:number-columns-spanned="2" office:value-type="string">
            <text:p text:style-name="P6">REQ015</text:p>
          </table:table-cell>
          <table:covered-table-cell/>
        </table:table-row>
        <table:table-row table:style-name="Tabela32.1">
          <table:table-cell table:style-name="Tabela32.A1" office:value-type="string">
            <text:p text:style-name="P2">TIPO DO REQUISITO:</text:p>
          </table:table-cell>
          <table:table-cell table:style-name="Tabela32.A1" office:value-type="string">
            <text:p text:style-name="P6">Funcional</text:p>
          </table:table-cell>
          <table:table-cell table:style-name="Tabela32.A1" table:number-columns-spanned="2" office:value-type="string">
            <text:p text:style-name="P2">IMPACTO NA ARQUITETURA:</text:p>
          </table:table-cell>
          <table:covered-table-cell/>
          <table:table-cell table:style-name="Tabela32.A1" office:value-type="string">
            <text:p text:style-name="P6">Médio</text:p>
          </table:table-cell>
        </table:table-row>
        <table:table-row table:style-name="Tabela32.1">
          <table:table-cell table:style-name="Tabela32.A1" office:value-type="string">
            <text:p text:style-name="P2">DESCRIÇÃO:</text:p>
          </table:table-cell>
          <table:table-cell table:style-name="Tabela32.A1" table:number-columns-spanned="4" office:value-type="string">
            <text:p text:style-name="Explicação"><text:span text:style-name="Fonte_20_parág._20_padrão"><text:span text:style-name="T1">O sistema deverá ler e exibir todos os códigos de falhas gravados em sua memória em uma lista na interface com o usuário, contendo a <text:s/></text:span></text:span><text:span text:style-name="Fonte_20_parág._20_padrão"><text:span text:style-name="T3">timestamp </text:span></text:span><text:span text:style-name="Fonte_20_parág._20_padrão"><text:span text:style-name="T2">e o </text:span></text:span><text:span text:style-name="Fonte_20_parág._20_padrão"><text:span text:style-name="T1">código de identificação da falha.</text:span></text:span></text:p>
          </table:table-cell>
          <table:covered-table-cell/>
          <table:covered-table-cell/>
          <table:covered-table-cell/>
        </table:table-row>
      </table:table>
      <text:h text:style-name="P13" text:outline-level="1"/>
      <table:table table:name="Tabela33" table:style-name="Tabela33">
        <table:table-column table:style-name="Tabela33.A"/>
        <table:table-column table:style-name="Tabela33.B"/>
        <table:table-column table:style-name="Tabela33.C"/>
        <table:table-column table:style-name="Tabela33.D"/>
        <table:table-column table:style-name="Tabela33.E"/>
        <table:table-row table:style-name="Tabela33.1">
          <table:table-cell table:style-name="Tabela33.A1" table:number-columns-spanned="5" office:value-type="string">
            <text:h text:style-name="P1" text:outline-level="3">RSIS036 – Apagar códigos de Falha</text:h>
          </table:table-cell>
          <table:covered-table-cell/>
          <table:covered-table-cell/>
          <table:covered-table-cell/>
          <table:covered-table-cell/>
        </table:table-row>
        <table:table-row table:style-name="Tabela33.1">
          <table:table-cell table:style-name="Tabela33.A1" office:value-type="string">
            <text:p text:style-name="P2">PRIORIDADE:</text:p>
          </table:table-cell>
          <table:table-cell table:style-name="Tabela33.A1" office:value-type="string">
            <text:p text:style-name="P6">Alta</text:p>
          </table:table-cell>
          <table:table-cell table:style-name="Tabela33.A1" office:value-type="string">
            <text:p text:style-name="P2">ESTABILIDADE</text:p>
          </table:table-cell>
          <table:table-cell table:style-name="Tabela33.A1" table:number-columns-spanned="2" office:value-type="string">
            <text:p text:style-name="P6">Média</text:p>
          </table:table-cell>
          <table:covered-table-cell/>
        </table:table-row>
        <table:table-row table:style-name="Tabela33.1">
          <table:table-cell table:style-name="Tabela33.A1" office:value-type="string">
            <text:p text:style-name="P2">SOLICITANTE:</text:p>
          </table:table-cell>
          <table:table-cell table:style-name="Tabela33.A1" office:value-type="string">
            <text:p text:style-name="P6">Persona</text:p>
          </table:table-cell>
          <table:table-cell table:style-name="Tabela33.A1" office:value-type="string">
            <text:p text:style-name="P2">REQ. ORIGEM:</text:p>
          </table:table-cell>
          <table:table-cell table:style-name="Tabela33.A1" table:number-columns-spanned="2" office:value-type="string">
            <text:p text:style-name="P6">REQ035</text:p>
          </table:table-cell>
          <table:covered-table-cell/>
        </table:table-row>
        <table:table-row table:style-name="Tabela33.1">
          <table:table-cell table:style-name="Tabela33.A1" office:value-type="string">
            <text:p text:style-name="P2">TIPO DO REQUISITO:</text:p>
          </table:table-cell>
          <table:table-cell table:style-name="Tabela33.A1" office:value-type="string">
            <text:p text:style-name="P6">Funcional</text:p>
          </table:table-cell>
          <table:table-cell table:style-name="Tabela33.A1" table:number-columns-spanned="2" office:value-type="string">
            <text:p text:style-name="P2">IMPACTO NA ARQUITETURA:</text:p>
          </table:table-cell>
          <table:covered-table-cell/>
          <table:table-cell table:style-name="Tabela33.A1" office:value-type="string">
            <text:p text:style-name="P6">Médio</text:p>
          </table:table-cell>
        </table:table-row>
        <table:table-row table:style-name="Tabela33.1">
          <table:table-cell table:style-name="Tabela33.A1" office:value-type="string">
            <text:p text:style-name="P2">DESCRIÇÃO:</text:p>
          </table:table-cell>
          <table:table-cell table:style-name="Tabela33.A1" table:number-columns-spanned="4" office:value-type="string">
            <text:p text:style-name="P6">O sistema deverá apagar da memória não volátil todas as ocorrências de falhas apontadas pelo usuário através de uma lista selecionada a partir da interface.</text:p>
          </table:table-cell>
          <table:covered-table-cell/>
          <table:covered-table-cell/>
          <table:covered-table-cell/>
        </table:table-row>
      </table:table>
      <text:h text:style-name="P13" text:outline-level="1"/>
      <table:table table:name="Tabela34" table:style-name="Tabela34">
        <table:table-column table:style-name="Tabela34.A"/>
        <table:table-column table:style-name="Tabela34.B"/>
        <table:table-column table:style-name="Tabela34.C"/>
        <table:table-column table:style-name="Tabela34.D"/>
        <table:table-column table:style-name="Tabela34.E"/>
        <table:table-row table:style-name="Tabela34.1">
          <table:table-cell table:style-name="Tabela34.A1" table:number-columns-spanned="5" office:value-type="string">
            <text:h text:style-name="P1" text:outline-level="3">RSW037 – Descrição de códigos de falha</text:h>
          </table:table-cell>
          <table:covered-table-cell/>
          <table:covered-table-cell/>
          <table:covered-table-cell/>
          <table:covered-table-cell/>
        </table:table-row>
        <table:table-row table:style-name="Tabela34.1">
          <table:table-cell table:style-name="Tabela34.A1" office:value-type="string">
            <text:p text:style-name="P2">PRIORIDADE:</text:p>
          </table:table-cell>
          <table:table-cell table:style-name="Tabela34.A1" office:value-type="string">
            <text:p text:style-name="P6">Alta</text:p>
          </table:table-cell>
          <table:table-cell table:style-name="Tabela34.A1" office:value-type="string">
            <text:p text:style-name="P2">ESTABILIDADE</text:p>
          </table:table-cell>
          <table:table-cell table:style-name="Tabela34.A1" table:number-columns-spanned="2" office:value-type="string">
            <text:p text:style-name="P6">Alta</text:p>
          </table:table-cell>
          <table:covered-table-cell/>
        </table:table-row>
        <table:table-row table:style-name="Tabela34.1">
          <table:table-cell table:style-name="Tabela34.A1" office:value-type="string">
            <text:p text:style-name="P2">SOLICITANTE:</text:p>
          </table:table-cell>
          <table:table-cell table:style-name="Tabela34.A1" office:value-type="string">
            <text:p text:style-name="P6">Persona</text:p>
          </table:table-cell>
          <table:table-cell table:style-name="Tabela34.A1" office:value-type="string">
            <text:p text:style-name="P2">REQ. ORIGEM:</text:p>
          </table:table-cell>
          <table:table-cell table:style-name="Tabela34.A1" table:number-columns-spanned="2" office:value-type="string">
            <text:p text:style-name="P6">REQ035</text:p>
          </table:table-cell>
          <table:covered-table-cell/>
        </table:table-row>
        <table:table-row table:style-name="Tabela34.1">
          <table:table-cell table:style-name="Tabela34.A1" office:value-type="string">
            <text:p text:style-name="P2">TIPO DO REQUISITO:</text:p>
          </table:table-cell>
          <table:table-cell table:style-name="Tabela34.A1" office:value-type="string">
            <text:p text:style-name="P6">Funcional</text:p>
          </table:table-cell>
          <table:table-cell table:style-name="Tabela34.A1" table:number-columns-spanned="2" office:value-type="string">
            <text:p text:style-name="P2">IMPACTO NA ARQUITETURA:</text:p>
          </table:table-cell>
          <table:covered-table-cell/>
          <table:table-cell table:style-name="Tabela34.A1" office:value-type="string">
            <text:p text:style-name="P6">Médio</text:p>
          </table:table-cell>
        </table:table-row>
        <table:table-row table:style-name="Tabela34.1">
          <table:table-cell table:style-name="Tabela34.A1" office:value-type="string">
            <text:p text:style-name="P2">DESCRIÇÃO:</text:p>
          </table:table-cell>
          <table:table-cell table:style-name="Tabela34.A1" table:number-columns-spanned="4" office:value-type="string">
            <text:p text:style-name="P6">Ao selecionar um código de falha a partir da lista gerada na interface usuário, o software deverá disponibilizar ao usuário uma breve descrição <text:soft-page-break/>do código de falha selecionado para aquele modelo de veículo.</text:p>
          </table:table-cell>
          <table:covered-table-cell/>
          <table:covered-table-cell/>
          <table:covered-table-cell/>
        </table:table-row>
      </table:table>
      <text:h text:style-name="P13" text:outline-level="1"/>
      <table:table table:name="Tabela35" table:style-name="Tabela35">
        <table:table-column table:style-name="Tabela35.A"/>
        <table:table-column table:style-name="Tabela35.B"/>
        <table:table-column table:style-name="Tabela35.C"/>
        <table:table-column table:style-name="Tabela35.D"/>
        <table:table-column table:style-name="Tabela35.E"/>
        <table:table-row table:style-name="Tabela35.1">
          <table:table-cell table:style-name="Tabela35.A1" table:number-columns-spanned="5" office:value-type="string">
            <text:h text:style-name="P1" text:outline-level="3">RSW039 – Pesquisa de códigos de falhas</text:h>
          </table:table-cell>
          <table:covered-table-cell/>
          <table:covered-table-cell/>
          <table:covered-table-cell/>
          <table:covered-table-cell/>
        </table:table-row>
        <table:table-row table:style-name="Tabela35.1">
          <table:table-cell table:style-name="Tabela35.A1" office:value-type="string">
            <text:p text:style-name="P2">PRIORIDADE:</text:p>
          </table:table-cell>
          <table:table-cell table:style-name="Tabela35.A1" office:value-type="string">
            <text:p text:style-name="P6">Média</text:p>
          </table:table-cell>
          <table:table-cell table:style-name="Tabela35.A1" office:value-type="string">
            <text:p text:style-name="P2">ESTABILIDADE</text:p>
          </table:table-cell>
          <table:table-cell table:style-name="Tabela35.A1" table:number-columns-spanned="2" office:value-type="string">
            <text:p text:style-name="P6">Alta</text:p>
          </table:table-cell>
          <table:covered-table-cell/>
        </table:table-row>
        <table:table-row table:style-name="Tabela35.1">
          <table:table-cell table:style-name="Tabela35.A1" office:value-type="string">
            <text:p text:style-name="P2">SOLICITANTE:</text:p>
          </table:table-cell>
          <table:table-cell table:style-name="Tabela35.A1" office:value-type="string">
            <text:p text:style-name="P6">Equipe de Software</text:p>
          </table:table-cell>
          <table:table-cell table:style-name="Tabela35.A1" office:value-type="string">
            <text:p text:style-name="P2">REQ. ORIGEM:</text:p>
          </table:table-cell>
          <table:table-cell table:style-name="Tabela35.A1" table:number-columns-spanned="2" office:value-type="string">
            <text:p text:style-name="P6">REQ038</text:p>
          </table:table-cell>
          <table:covered-table-cell/>
        </table:table-row>
        <table:table-row table:style-name="Tabela35.1">
          <table:table-cell table:style-name="Tabela35.A1" office:value-type="string">
            <text:p text:style-name="P2">TIPO DO REQUISITO:</text:p>
          </table:table-cell>
          <table:table-cell table:style-name="Tabela35.A1" office:value-type="string">
            <text:p text:style-name="P6">Funcional</text:p>
          </table:table-cell>
          <table:table-cell table:style-name="Tabela35.A1" table:number-columns-spanned="2" office:value-type="string">
            <text:p text:style-name="P2">IMPACTO NA ARQUITETURA:</text:p>
          </table:table-cell>
          <table:covered-table-cell/>
          <table:table-cell table:style-name="Tabela35.A1" office:value-type="string">
            <text:p text:style-name="P6">Baixo</text:p>
          </table:table-cell>
        </table:table-row>
        <table:table-row table:style-name="Tabela35.1">
          <table:table-cell table:style-name="Tabela35.A1" office:value-type="string">
            <text:p text:style-name="P2">DESCRIÇÃO:</text:p>
          </table:table-cell>
          <table:table-cell table:style-name="Tabela35.A1" table:number-columns-spanned="4" office:value-type="string">
            <text:p text:style-name="P6">O software deverá ter um campo de pesquisa que permitirá ao usuário buscar falhas a partir de seus códigos previamente gravados em um banco de dados.</text:p>
          </table:table-cell>
          <table:covered-table-cell/>
          <table:covered-table-cell/>
          <table:covered-table-cell/>
        </table:table-row>
      </table:table>
      <text:h text:style-name="P16" text:outline-level="1"/>
      <table:table table:name="Tabela36" table:style-name="Tabela36">
        <table:table-column table:style-name="Tabela36.A"/>
        <table:table-column table:style-name="Tabela36.B"/>
        <table:table-column table:style-name="Tabela36.C"/>
        <table:table-column table:style-name="Tabela36.D"/>
        <table:table-column table:style-name="Tabela36.E"/>
        <table:table-row table:style-name="Tabela36.1">
          <table:table-cell table:style-name="Tabela36.A1" table:number-columns-spanned="5" office:value-type="string">
            <text:h text:style-name="P1" text:outline-level="3">RSW039 – Controle de fluxo em pesquisa de códigos de falhas</text:h>
          </table:table-cell>
          <table:covered-table-cell/>
          <table:covered-table-cell/>
          <table:covered-table-cell/>
          <table:covered-table-cell/>
        </table:table-row>
        <table:table-row table:style-name="Tabela36.1">
          <table:table-cell table:style-name="Tabela36.A1" office:value-type="string">
            <text:p text:style-name="P2">PRIORIDADE:</text:p>
          </table:table-cell>
          <table:table-cell table:style-name="Tabela36.A1" office:value-type="string">
            <text:p text:style-name="P6">Baixa</text:p>
          </table:table-cell>
          <table:table-cell table:style-name="Tabela36.A1" office:value-type="string">
            <text:p text:style-name="P2">ESTABILIDADE</text:p>
          </table:table-cell>
          <table:table-cell table:style-name="Tabela36.A1" table:number-columns-spanned="2" office:value-type="string">
            <text:p text:style-name="P6">Alta</text:p>
          </table:table-cell>
          <table:covered-table-cell/>
        </table:table-row>
        <table:table-row table:style-name="Tabela36.1">
          <table:table-cell table:style-name="Tabela36.A1" office:value-type="string">
            <text:p text:style-name="P2">SOLICITANTE:</text:p>
          </table:table-cell>
          <table:table-cell table:style-name="Tabela36.A1" office:value-type="string">
            <text:p text:style-name="P6">Equipe de Software</text:p>
          </table:table-cell>
          <table:table-cell table:style-name="Tabela36.A1" office:value-type="string">
            <text:p text:style-name="P2">REQ. ORIGEM:</text:p>
          </table:table-cell>
          <table:table-cell table:style-name="Tabela36.A1" table:number-columns-spanned="2" office:value-type="string">
            <text:p text:style-name="P6">REQ038</text:p>
          </table:table-cell>
          <table:covered-table-cell/>
        </table:table-row>
        <table:table-row table:style-name="Tabela36.1">
          <table:table-cell table:style-name="Tabela36.A1" office:value-type="string">
            <text:p text:style-name="P2">TIPO DO REQUISITO:</text:p>
          </table:table-cell>
          <table:table-cell table:style-name="Tabela36.A1" office:value-type="string">
            <text:p text:style-name="P6">Não Funcional</text:p>
          </table:table-cell>
          <table:table-cell table:style-name="Tabela36.A1" table:number-columns-spanned="2" office:value-type="string">
            <text:p text:style-name="P2">IMPACTO NA ARQUITETURA:</text:p>
          </table:table-cell>
          <table:covered-table-cell/>
          <table:table-cell table:style-name="Tabela36.A1" office:value-type="string">
            <text:p text:style-name="P6">Baixo</text:p>
          </table:table-cell>
        </table:table-row>
        <table:table-row table:style-name="Tabela36.1">
          <table:table-cell table:style-name="Tabela36.A1" office:value-type="string">
            <text:p text:style-name="P2">DESCRIÇÃO:</text:p>
          </table:table-cell>
          <table:table-cell table:style-name="Tabela36.A1" table:number-columns-spanned="4" office:value-type="string">
            <text:p text:style-name="P6">Este campo deverá conter o controle de fluxo necessário para não interromper a execução das Queries do banco de dados e na ocorrência do valor inseridos ser inválido, retornar uma mensagem ao usuário detalhando o erro.</text:p>
          </table:table-cell>
          <table:covered-table-cell/>
          <table:covered-table-cell/>
          <table:covered-table-cell/>
        </table:table-row>
      </table:table>
      <text:p text:style-name="P10"/>
      <table:table table:name="Tabela37" table:style-name="Tabela37">
        <table:table-column table:style-name="Tabela37.A"/>
        <table:table-column table:style-name="Tabela37.B"/>
        <table:table-column table:style-name="Tabela37.C"/>
        <table:table-column table:style-name="Tabela37.D"/>
        <table:table-column table:style-name="Tabela37.E"/>
        <table:table-row table:style-name="Tabela37.1">
          <table:table-cell table:style-name="Tabela37.A1" table:number-columns-spanned="5" office:value-type="string">
            <text:h text:style-name="P1" text:outline-level="3">RSW039 – Controle de fluxo em pesquisa de códigos de falhas</text:h>
          </table:table-cell>
          <table:covered-table-cell/>
          <table:covered-table-cell/>
          <table:covered-table-cell/>
          <table:covered-table-cell/>
        </table:table-row>
        <table:table-row table:style-name="Tabela37.1">
          <table:table-cell table:style-name="Tabela37.A1" office:value-type="string">
            <text:p text:style-name="P2">PRIORIDADE:</text:p>
          </table:table-cell>
          <table:table-cell table:style-name="Tabela37.A1" office:value-type="string">
            <text:p text:style-name="P6">Baixa</text:p>
          </table:table-cell>
          <table:table-cell table:style-name="Tabela37.A1" office:value-type="string">
            <text:p text:style-name="P2">ESTABILIDADE</text:p>
          </table:table-cell>
          <table:table-cell table:style-name="Tabela37.A1" table:number-columns-spanned="2" office:value-type="string">
            <text:p text:style-name="P6">Alta</text:p>
          </table:table-cell>
          <table:covered-table-cell/>
        </table:table-row>
        <table:table-row table:style-name="Tabela37.1">
          <table:table-cell table:style-name="Tabela37.A1" office:value-type="string">
            <text:p text:style-name="P2">SOLICITANTE:</text:p>
          </table:table-cell>
          <table:table-cell table:style-name="Tabela37.A1" office:value-type="string">
            <text:p text:style-name="P6">Equipe de Software</text:p>
          </table:table-cell>
          <table:table-cell table:style-name="Tabela37.A1" office:value-type="string">
            <text:p text:style-name="P2">REQ. ORIGEM:</text:p>
          </table:table-cell>
          <table:table-cell table:style-name="Tabela37.A1" table:number-columns-spanned="2" office:value-type="string">
            <text:p text:style-name="P6">REQ038</text:p>
          </table:table-cell>
          <table:covered-table-cell/>
        </table:table-row>
        <table:table-row table:style-name="Tabela37.1">
          <table:table-cell table:style-name="Tabela37.A1" office:value-type="string">
            <text:p text:style-name="P2">TIPO DO REQUISITO:</text:p>
          </table:table-cell>
          <table:table-cell table:style-name="Tabela37.A1" office:value-type="string">
            <text:p text:style-name="P6">Não Funcional</text:p>
          </table:table-cell>
          <table:table-cell table:style-name="Tabela37.A1" table:number-columns-spanned="2" office:value-type="string">
            <text:p text:style-name="P2">IMPACTO NA ARQUITETURA:</text:p>
          </table:table-cell>
          <table:covered-table-cell/>
          <table:table-cell table:style-name="Tabela37.A1" office:value-type="string">
            <text:p text:style-name="P6">Baixo</text:p>
          </table:table-cell>
        </table:table-row>
        <table:table-row table:style-name="Tabela37.1">
          <table:table-cell table:style-name="Tabela37.A1" office:value-type="string">
            <text:p text:style-name="P2">DESCRIÇÃO:</text:p>
          </table:table-cell>
          <table:table-cell table:style-name="Tabela37.A1" table:number-columns-spanned="4" office:value-type="string">
            <text:p text:style-name="P6">Este campo deverá conter o controle de fluxo necessário para não interromper a execução das Queries do banco de dados e na ocorrência do valor inseridos ser inválido, retornar uma mensagem ao usuário detalhando o erro.</text:p>
          </table:table-cell>
          <table:covered-table-cell/>
          <table:covered-table-cell/>
          <table:covered-table-cell/>
        </table:table-row>
      </table:table>
      <text:p text:style-name="P10"><text:tab/></text:p>
      <text:p text:style-name="P10"/>
      <table:table table:name="Tabela38" table:style-name="Tabela38">
        <table:table-column table:style-name="Tabela38.A"/>
        <table:table-column table:style-name="Tabela38.B"/>
        <table:table-column table:style-name="Tabela38.C"/>
        <table:table-column table:style-name="Tabela38.D"/>
        <table:table-column table:style-name="Tabela38.E"/>
        <table:table-row table:style-name="Tabela38.1">
          <table:table-cell table:style-name="Tabela38.A1" table:number-columns-spanned="5" office:value-type="string">
            <text:h text:style-name="P1" text:outline-level="3">RSW001 – Linguagem de programação do software</text:h>
          </table:table-cell>
          <table:covered-table-cell/>
          <table:covered-table-cell/>
          <table:covered-table-cell/>
          <table:covered-table-cell/>
        </table:table-row>
        <table:table-row table:style-name="Tabela38.1">
          <table:table-cell table:style-name="Tabela38.A1" office:value-type="string">
            <text:p text:style-name="P2">PRIORIDADE:</text:p>
          </table:table-cell>
          <table:table-cell table:style-name="Tabela38.A1" office:value-type="string">
            <text:p text:style-name="P6">Baixa</text:p>
          </table:table-cell>
          <table:table-cell table:style-name="Tabela38.A1" office:value-type="string">
            <text:p text:style-name="P2">ESTABILIDADE</text:p>
          </table:table-cell>
          <table:table-cell table:style-name="Tabela38.A1" table:number-columns-spanned="2" office:value-type="string">
            <text:p text:style-name="P6">Alta</text:p>
          </table:table-cell>
          <table:covered-table-cell/>
        </table:table-row>
        <table:table-row table:style-name="Tabela38.1">
          <table:table-cell table:style-name="Tabela38.A1" office:value-type="string">
            <text:p text:style-name="P2">SOLICITANTE:</text:p>
          </table:table-cell>
          <table:table-cell table:style-name="Tabela38.A1" office:value-type="string">
            <text:p text:style-name="P6">Equipe de Software</text:p>
          </table:table-cell>
          <table:table-cell table:style-name="Tabela38.A1" office:value-type="string">
            <text:p text:style-name="P2">REQ. ORIGEM:</text:p>
          </table:table-cell>
          <table:table-cell table:style-name="Tabela38.A1" table:number-columns-spanned="2" office:value-type="string">
            <text:p text:style-name="P6">REQ038</text:p>
          </table:table-cell>
          <table:covered-table-cell/>
        </table:table-row>
        <table:table-row table:style-name="Tabela38.1">
          <table:table-cell table:style-name="Tabela38.A1" office:value-type="string">
            <text:p text:style-name="P2">TIPO DO REQUISITO:</text:p>
          </table:table-cell>
          <table:table-cell table:style-name="Tabela38.A1" office:value-type="string">
            <text:p text:style-name="P6">Não Funcional</text:p>
          </table:table-cell>
          <table:table-cell table:style-name="Tabela38.A1" table:number-columns-spanned="2" office:value-type="string">
            <text:p text:style-name="P2">IMPACTO NA ARQUITETURA:</text:p>
          </table:table-cell>
          <table:covered-table-cell/>
          <table:table-cell table:style-name="Tabela38.A1" office:value-type="string">
            <text:p text:style-name="P6">Baixo</text:p>
          </table:table-cell>
        </table:table-row>
        <table:table-row table:style-name="Tabela38.1">
          <table:table-cell table:style-name="Tabela38.A1" office:value-type="string">
            <text:p text:style-name="P2">DESCRIÇÃO:</text:p>
          </table:table-cell>
          <table:table-cell table:style-name="Tabela38.A1" table:number-columns-spanned="4" office:value-type="string">
            <text:p text:style-name="P6">O software deverá ser programado na linguagem de programação orientada a objetos Python.</text:p>
          </table:table-cell>
          <table:covered-table-cell/>
          <table:covered-table-cell/>
          <table:covered-table-cell/>
        </table:table-row>
      </table:table>
      <text:p text:style-name="Standard"/>
      <table:table table:name="Tabela39" table:style-name="Tabela39">
        <table:table-column table:style-name="Tabela39.A"/>
        <table:table-column table:style-name="Tabela39.B"/>
        <table:table-column table:style-name="Tabela39.C"/>
        <table:table-column table:style-name="Tabela39.D"/>
        <table:table-column table:style-name="Tabela39.E"/>
        <table:table-row table:style-name="Tabela39.1">
          <table:table-cell table:style-name="Tabela39.A1" table:number-columns-spanned="5" office:value-type="string">
            <text:h text:style-name="P1" text:outline-level="3">RFW001 – Linguagem de programação do microprocessador</text:h>
          </table:table-cell>
          <table:covered-table-cell/>
          <table:covered-table-cell/>
          <table:covered-table-cell/>
          <table:covered-table-cell/>
        </table:table-row>
        <table:table-row table:style-name="Tabela39.1">
          <table:table-cell table:style-name="Tabela39.A1" office:value-type="string">
            <text:p text:style-name="P2">PRIORIDADE:</text:p>
          </table:table-cell>
          <table:table-cell table:style-name="Tabela39.A1" office:value-type="string">
            <text:p text:style-name="P6">Baixa</text:p>
          </table:table-cell>
          <table:table-cell table:style-name="Tabela39.A1" office:value-type="string">
            <text:p text:style-name="P2">ESTABILIDADE</text:p>
          </table:table-cell>
          <table:table-cell table:style-name="Tabela39.A1" table:number-columns-spanned="2" office:value-type="string">
            <text:p text:style-name="P6">Alta</text:p>
          </table:table-cell>
          <table:covered-table-cell/>
        </table:table-row>
        <table:table-row table:style-name="Tabela39.1">
          <table:table-cell table:style-name="Tabela39.A1" office:value-type="string">
            <text:p text:style-name="P2">SOLICITANTE:</text:p>
          </table:table-cell>
          <table:table-cell table:style-name="Tabela39.A1" office:value-type="string">
            <text:p text:style-name="P6">Equipe de Firmware</text:p>
          </table:table-cell>
          <table:table-cell table:style-name="Tabela39.A1" office:value-type="string">
            <text:p text:style-name="P2">REQ. ORIGEM:</text:p>
          </table:table-cell>
          <table:table-cell table:style-name="Tabela39.A1" table:number-columns-spanned="2" office:value-type="string">
            <text:p text:style-name="P6">REQ038</text:p>
          </table:table-cell>
          <table:covered-table-cell/>
        </table:table-row>
        <table:table-row table:style-name="Tabela39.1">
          <table:table-cell table:style-name="Tabela39.A1" office:value-type="string">
            <text:p text:style-name="P2">TIPO DO REQUISITO:</text:p>
          </table:table-cell>
          <table:table-cell table:style-name="Tabela39.A1" office:value-type="string">
            <text:p text:style-name="P6">Não Funcional</text:p>
          </table:table-cell>
          <table:table-cell table:style-name="Tabela39.A1" table:number-columns-spanned="2" office:value-type="string">
            <text:p text:style-name="P2">IMPACTO NA ARQUITETURA:</text:p>
          </table:table-cell>
          <table:covered-table-cell/>
          <table:table-cell table:style-name="Tabela39.A1" office:value-type="string">
            <text:p text:style-name="P6">Baixo</text:p>
          </table:table-cell>
        </table:table-row>
        <table:table-row table:style-name="Tabela39.1">
          <table:table-cell table:style-name="Tabela39.A1" office:value-type="string">
            <text:p text:style-name="P2">DESCRIÇÃO:</text:p>
          </table:table-cell>
          <table:table-cell table:style-name="Tabela39.A1" table:number-columns-spanned="4" office:value-type="string">
            <text:p text:style-name="P6">O firmware deverá ser programado na linguagem estruturada C.</text:p>
          </table:table-cell>
          <table:covered-table-cell/>
          <table:covered-table-cell/>
          <table:covered-table-cell/>
        </table:table-row>
      </table:table>
      <text:p text:style-name="P10"><text:soft-page-break/></text:p>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table:number-columns-spanned="5" office:value-type="string">
            <text:h text:style-name="Requisito" text:outline-level="3"><text:span text:style-name="Fonte_20_parág._20_padrão"><text:span text:style-name="T4">RSW039 – Controlar </text:span></text:span><text:span text:style-name="Fonte_20_parág._20_padrão"><text:span text:style-name="T6">timestamps</text:span></text:span><text:span text:style-name="Fonte_20_parág._20_padrão"><text:span text:style-name="T5"> de dados</text:span></text:span></text:h>
          </table:table-cell>
          <table:covered-table-cell/>
          <table:covered-table-cell/>
          <table:covered-table-cell/>
          <table:covered-table-cell/>
        </table:table-row>
        <table:table-row table:style-name="Tabela40.1">
          <table:table-cell table:style-name="Tabela40.A1" office:value-type="string">
            <text:p text:style-name="P2">PRIORIDADE:</text:p>
          </table:table-cell>
          <table:table-cell table:style-name="Tabela40.A1" office:value-type="string">
            <text:p text:style-name="P6">Baixa</text:p>
          </table:table-cell>
          <table:table-cell table:style-name="Tabela40.A1" office:value-type="string">
            <text:p text:style-name="P2">ESTABILIDADE</text:p>
          </table:table-cell>
          <table:table-cell table:style-name="Tabela40.A1" table:number-columns-spanned="2" office:value-type="string">
            <text:p text:style-name="P6">Alta</text:p>
          </table:table-cell>
          <table:covered-table-cell/>
        </table:table-row>
        <table:table-row table:style-name="Tabela40.1">
          <table:table-cell table:style-name="Tabela40.A1" office:value-type="string">
            <text:p text:style-name="P2">SOLICITANTE:</text:p>
          </table:table-cell>
          <table:table-cell table:style-name="Tabela40.A1" office:value-type="string">
            <text:p text:style-name="P6">Equipe de Software</text:p>
          </table:table-cell>
          <table:table-cell table:style-name="Tabela40.A1" office:value-type="string">
            <text:p text:style-name="P2">REQ. ORIGEM:</text:p>
          </table:table-cell>
          <table:table-cell table:style-name="Tabela40.A1" table:number-columns-spanned="2" office:value-type="string">
            <text:p text:style-name="P6">REQ038</text:p>
          </table:table-cell>
          <table:covered-table-cell/>
        </table:table-row>
        <table:table-row table:style-name="Tabela40.1">
          <table:table-cell table:style-name="Tabela40.A1" office:value-type="string">
            <text:p text:style-name="P2">TIPO DO REQUISITO:</text:p>
          </table:table-cell>
          <table:table-cell table:style-name="Tabela40.A1" office:value-type="string">
            <text:p text:style-name="P6">Não Funcional</text:p>
          </table:table-cell>
          <table:table-cell table:style-name="Tabela40.A1" table:number-columns-spanned="2" office:value-type="string">
            <text:p text:style-name="P2">IMPACTO NA ARQUITETURA:</text:p>
          </table:table-cell>
          <table:covered-table-cell/>
          <table:table-cell table:style-name="Tabela40.A1" office:value-type="string">
            <text:p text:style-name="P6">Baixo</text:p>
          </table:table-cell>
        </table:table-row>
        <table:table-row table:style-name="Tabela40.1">
          <table:table-cell table:style-name="Tabela40.A1" office:value-type="string">
            <text:p text:style-name="P2">DESCRIÇÃO:</text:p>
          </table:table-cell>
          <table:table-cell table:style-name="Tabela40.A1" table:number-columns-spanned="4" office:value-type="string">
            <text:p text:style-name="Explicação"><text:span text:style-name="Fonte_20_parág._20_padrão"><text:span text:style-name="T1">A partir do sinal gerado do cristal de tempo real, o microprocessador deverá salvar os dados lidos pelos barramento CAN e armazenar na memória externa com uma </text:span></text:span><text:span text:style-name="Fonte_20_parág._20_padrão"><text:span text:style-name="T3">timestamp.</text:span></text:span></text:p>
          </table:table-cell>
          <table:covered-table-cell/>
          <table:covered-table-cell/>
          <table:covered-table-cell/>
        </table:table-row>
      </table:table>
      <text:p text:style-name="P10"/>
      <text:p text:style-name="P10"/>
      <text:p text:style-name="P10"/>
      <text:p text:style-name="P10"/>
      <table:table table:name="Tabela41" table:style-name="Tabela41">
        <table:table-column table:style-name="Tabela41.A"/>
        <table:table-column table:style-name="Tabela41.B"/>
        <table:table-column table:style-name="Tabela41.C"/>
        <table:table-column table:style-name="Tabela41.D"/>
        <table:table-column table:style-name="Tabela41.E"/>
        <table:table-row table:style-name="Tabela41.1">
          <table:table-cell table:style-name="Tabela41.A1" table:number-columns-spanned="5" office:value-type="string">
            <text:h text:style-name="P1" text:outline-level="3">RFW003 – Buffer circular da memória externa</text:h>
          </table:table-cell>
          <table:covered-table-cell/>
          <table:covered-table-cell/>
          <table:covered-table-cell/>
          <table:covered-table-cell/>
        </table:table-row>
        <table:table-row table:style-name="Tabela41.1">
          <table:table-cell table:style-name="Tabela41.A1" office:value-type="string">
            <text:p text:style-name="P2">PRIORIDADE:</text:p>
          </table:table-cell>
          <table:table-cell table:style-name="Tabela41.A1" office:value-type="string">
            <text:p text:style-name="P6">Alta</text:p>
          </table:table-cell>
          <table:table-cell table:style-name="Tabela41.A1" office:value-type="string">
            <text:p text:style-name="P2">ESTABILIDADE</text:p>
          </table:table-cell>
          <table:table-cell table:style-name="Tabela41.A1" table:number-columns-spanned="2" office:value-type="string">
            <text:p text:style-name="P6">Média</text:p>
          </table:table-cell>
          <table:covered-table-cell/>
        </table:table-row>
        <table:table-row table:style-name="Tabela41.1">
          <table:table-cell table:style-name="Tabela41.A1" office:value-type="string">
            <text:p text:style-name="P2">SOLICITANTE:</text:p>
          </table:table-cell>
          <table:table-cell table:style-name="Tabela41.A1" office:value-type="string">
            <text:p text:style-name="P6">Equipe de Firmware</text:p>
          </table:table-cell>
          <table:table-cell table:style-name="Tabela41.A1" office:value-type="string">
            <text:p text:style-name="P2">REQ. ORIGEM:</text:p>
          </table:table-cell>
          <table:table-cell table:style-name="Tabela41.A1" table:number-columns-spanned="2" office:value-type="string">
            <text:p text:style-name="P6">-</text:p>
          </table:table-cell>
          <table:covered-table-cell/>
        </table:table-row>
        <table:table-row table:style-name="Tabela41.1">
          <table:table-cell table:style-name="Tabela41.A1" office:value-type="string">
            <text:p text:style-name="P2">TIPO DO REQUISITO:</text:p>
          </table:table-cell>
          <table:table-cell table:style-name="Tabela41.A1" office:value-type="string">
            <text:p text:style-name="P6">Não Funcional</text:p>
          </table:table-cell>
          <table:table-cell table:style-name="Tabela41.A1" table:number-columns-spanned="2" office:value-type="string">
            <text:p text:style-name="P2">IMPACTO NA ARQUITETURA:</text:p>
          </table:table-cell>
          <table:covered-table-cell/>
          <table:table-cell table:style-name="Tabela41.A1" office:value-type="string">
            <text:p text:style-name="P6">Alto</text:p>
          </table:table-cell>
        </table:table-row>
        <table:table-row table:style-name="Tabela41.1">
          <table:table-cell table:style-name="Tabela41.A1" office:value-type="string">
            <text:p text:style-name="P2">DESCRIÇÃO:</text:p>
          </table:table-cell>
          <table:table-cell table:style-name="Tabela41.A1" table:number-columns-spanned="4" office:value-type="string">
            <text:p text:style-name="P6">A memória externa deverá operar com um buffer circular, reciclando seus dados quando o limite de armazenamento for alcançado. Toda vez que o espaço é insuficiente, o firmware deverá sobrescrever sua fila apagando os dados do início do buffer.</text:p>
          </table:table-cell>
          <table:covered-table-cell/>
          <table:covered-table-cell/>
          <table:covered-table-cell/>
        </table:table-row>
      </table:table>
      <text:p text:style-name="P10"/>
      <text:p text:style-name="P10"/>
      <table:table table:name="Tabela42" table:style-name="Tabela42">
        <table:table-column table:style-name="Tabela42.A"/>
        <table:table-column table:style-name="Tabela42.B"/>
        <table:table-column table:style-name="Tabela42.C"/>
        <table:table-column table:style-name="Tabela42.D"/>
        <table:table-column table:style-name="Tabela42.E"/>
        <table:table-row table:style-name="Tabela42.1">
          <table:table-cell table:style-name="Tabela42.A1" table:number-columns-spanned="5" office:value-type="string">
            <text:h text:style-name="P1" text:outline-level="3">RSIS – Verificar estado da memória</text:h>
          </table:table-cell>
          <table:covered-table-cell/>
          <table:covered-table-cell/>
          <table:covered-table-cell/>
          <table:covered-table-cell/>
        </table:table-row>
        <table:table-row table:style-name="Tabela42.1">
          <table:table-cell table:style-name="Tabela42.A1" office:value-type="string">
            <text:p text:style-name="P2">PRIORIDADE:</text:p>
          </table:table-cell>
          <table:table-cell table:style-name="Tabela42.A1" office:value-type="string">
            <text:p text:style-name="P6">Alta</text:p>
          </table:table-cell>
          <table:table-cell table:style-name="Tabela42.A1" office:value-type="string">
            <text:p text:style-name="P2">ESTABILIDADE</text:p>
          </table:table-cell>
          <table:table-cell table:style-name="Tabela42.A1" table:number-columns-spanned="2" office:value-type="string">
            <text:p text:style-name="P6">Baixa</text:p>
          </table:table-cell>
          <table:covered-table-cell/>
        </table:table-row>
        <table:table-row table:style-name="Tabela42.1">
          <table:table-cell table:style-name="Tabela42.A1" office:value-type="string">
            <text:p text:style-name="P2">SOLICITANTE:</text:p>
          </table:table-cell>
          <table:table-cell table:style-name="Tabela42.A1" office:value-type="string">
            <text:p text:style-name="P6">Persona</text:p>
          </table:table-cell>
          <table:table-cell table:style-name="Tabela42.A1" office:value-type="string">
            <text:p text:style-name="P2">REQ. ORIGEM:</text:p>
          </table:table-cell>
          <table:table-cell table:style-name="Tabela42.A1" table:number-columns-spanned="2" office:value-type="string">
            <text:p text:style-name="P6">-</text:p>
          </table:table-cell>
          <table:covered-table-cell/>
        </table:table-row>
        <table:table-row table:style-name="Tabela42.1">
          <table:table-cell table:style-name="Tabela42.A1" office:value-type="string">
            <text:p text:style-name="P2">TIPO DO REQUISITO:</text:p>
          </table:table-cell>
          <table:table-cell table:style-name="Tabela42.A1" office:value-type="string">
            <text:p text:style-name="P6">Funcional</text:p>
          </table:table-cell>
          <table:table-cell table:style-name="Tabela42.A1" table:number-columns-spanned="2" office:value-type="string">
            <text:p text:style-name="P2">IMPACTO NA ARQUITETURA:</text:p>
          </table:table-cell>
          <table:covered-table-cell/>
          <table:table-cell table:style-name="Tabela42.A1" office:value-type="string">
            <text:p text:style-name="P6">Alto</text:p>
          </table:table-cell>
        </table:table-row>
        <table:table-row table:style-name="Tabela42.1">
          <table:table-cell table:style-name="Tabela42.A1" office:value-type="string">
            <text:p text:style-name="P2">DESCRIÇÃO:</text:p>
          </table:table-cell>
          <table:table-cell table:style-name="Tabela42.A1" table:number-columns-spanned="4" office:value-type="string">
            <text:p text:style-name="Explicação"><text:span text:style-name="Fonte_20_parág._20_padrão"><text:span text:style-name="T1">Todas as vezes em que o limite de memória de armazenamento externo é alcançado, a interface envia uma caixa de mensagem ao usuário com dois botões(</text:span></text:span><text:span text:style-name="Fonte_20_parág._20_padrão"><text:span text:style-name="T3">Sim </text:span></text:span><text:span text:style-name="Fonte_20_parág._20_padrão"><text:span text:style-name="T2">e</text:span></text:span><text:span text:style-name="Fonte_20_parág._20_padrão"><text:span text:style-name="T3"> Não</text:span></text:span><text:span text:style-name="Fonte_20_parág._20_padrão"><text:span text:style-name="T1">) perguntando se ele deseja sobrescrever os dados na memória como um buffer circular como descrito no RFW003 – Buffer circular da memória externa. Se o usuário optar por não sobrescrever, o armazenamento de dados na memória deverá ser bloqueado.</text:span></text:span></text:p>
          </table:table-cell>
          <table:covered-table-cell/>
          <table:covered-table-cell/>
          <table:covered-table-cell/>
        </table:table-row>
      </table:table>
      <text:p text:style-name="P11"/>
      <text:p text:style-name="P11"/>
      <table:table table:name="Tabela43" table:style-name="Tabela43">
        <table:table-column table:style-name="Tabela43.A"/>
        <table:table-column table:style-name="Tabela43.B"/>
        <table:table-column table:style-name="Tabela43.C"/>
        <table:table-column table:style-name="Tabela43.D"/>
        <table:table-column table:style-name="Tabela43.E"/>
        <table:table-row table:style-name="Tabela43.1">
          <table:table-cell table:style-name="Tabela43.A1" table:number-columns-spanned="5" office:value-type="string">
            <text:h text:style-name="P1" text:outline-level="3">RSIS – Verificar espaço da memória</text:h>
          </table:table-cell>
          <table:covered-table-cell/>
          <table:covered-table-cell/>
          <table:covered-table-cell/>
          <table:covered-table-cell/>
        </table:table-row>
        <table:table-row table:style-name="Tabela43.1">
          <table:table-cell table:style-name="Tabela43.A1" office:value-type="string">
            <text:p text:style-name="P2">PRIORIDADE:</text:p>
          </table:table-cell>
          <table:table-cell table:style-name="Tabela43.A1" office:value-type="string">
            <text:p text:style-name="P6">Média</text:p>
          </table:table-cell>
          <table:table-cell table:style-name="Tabela43.A1" office:value-type="string">
            <text:p text:style-name="P2">ESTABILIDADE</text:p>
          </table:table-cell>
          <table:table-cell table:style-name="Tabela43.A1" table:number-columns-spanned="2" office:value-type="string">
            <text:p text:style-name="P6">Baixa</text:p>
          </table:table-cell>
          <table:covered-table-cell/>
        </table:table-row>
        <table:table-row table:style-name="Tabela43.1">
          <table:table-cell table:style-name="Tabela43.A1" office:value-type="string">
            <text:p text:style-name="P2">SOLICITANTE:</text:p>
          </table:table-cell>
          <table:table-cell table:style-name="Tabela43.A1" office:value-type="string">
            <text:p text:style-name="P6">Persona</text:p>
          </table:table-cell>
          <table:table-cell table:style-name="Tabela43.A1" office:value-type="string">
            <text:p text:style-name="P2">REQ. ORIGEM:</text:p>
          </table:table-cell>
          <table:table-cell table:style-name="Tabela43.A1" table:number-columns-spanned="2" office:value-type="string">
            <text:p text:style-name="P6">-</text:p>
          </table:table-cell>
          <table:covered-table-cell/>
        </table:table-row>
        <table:table-row table:style-name="Tabela43.1">
          <table:table-cell table:style-name="Tabela43.A1" office:value-type="string">
            <text:p text:style-name="P2">TIPO DO REQUISITO:</text:p>
          </table:table-cell>
          <table:table-cell table:style-name="Tabela43.A1" office:value-type="string">
            <text:p text:style-name="P6">Funcional</text:p>
          </table:table-cell>
          <table:table-cell table:style-name="Tabela43.A1" table:number-columns-spanned="2" office:value-type="string">
            <text:p text:style-name="P2">IMPACTO NA ARQUITETURA:</text:p>
          </table:table-cell>
          <table:covered-table-cell/>
          <table:table-cell table:style-name="Tabela43.A1" office:value-type="string">
            <text:p text:style-name="P6">Alto</text:p>
          </table:table-cell>
        </table:table-row>
        <table:table-row table:style-name="Tabela43.1">
          <table:table-cell table:style-name="Tabela43.A1" office:value-type="string">
            <text:p text:style-name="P2">DESCRIÇÃO:</text:p>
          </table:table-cell>
          <table:table-cell table:style-name="Tabela43.A1" table:number-columns-spanned="4" office:value-type="string">
            <text:p text:style-name="P6">Informa ao usuário o espaço livre e ocupado da memória externa e representa graficamente com uma barra nas cores: verde(tamanho de espaço disponível para gravação) e vermelho(tamanho de espaço ocupado).</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tru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tru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color="#00000a"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hyphenation-ladder-count="no-limit" fo:text-indent="-1.27cm" style:auto-text-indent="false" fo:keep-with-next="always">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Requisito" style:family="paragraph" style:parent-style-name="Heading_20_3" style:default-outline-level="3" style:list-style-name="">
      <style:paragraph-properties fo:margin-top="0cm" fo:margin-bottom="0cm" loext:contextual-spacing="false" fo:line-height="100%" fo:keep-together="auto" fo:hyphenation-ladder-count="no-limit"/>
      <style:text-properties fo:color="#00000a" style:font-name="Lucida Sans" fo:font-family="'Lucida Sans'" style:font-family-generic="swiss" style:font-pitch="variable" fo:language="pt" fo:country="BR"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tyle-complex="italic" fo:hyphenate="false"/>
    </style:style>
    <style:style style:name="Explicação" style:family="paragraph" style:parent-style-name="Standard">
      <style:paragraph-properties fo:line-height="100%" fo:text-align="justify" style:justify-single-word="false" fo:hyphenation-ladder-count="no-limit"/>
      <style:text-properties fo:color="#0000ff" fo:language="pt" fo:country="BR" fo:font-style="italic" style:font-style-asian="italic" style:font-style-complex="italic"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Título_20_3_20_Char" style:display-name="Título 3 Char" style:family="text" style:parent-style-name="Fonte_20_parág._20_padrão">
      <style:text-properties fo:color="#1f3763" style:font-name="Calibri Light" fo:font-family="'Calibri Light'" style:font-family-generic="swiss" style:font-pitch="variable" fo:font-size="12pt" fo:language="en" fo:country="US"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Corpo_20_de_20_texto_20_Char" style:display-name="Corpo de texto Char" style:family="text" style:parent-style-name="Fonte_20_parág._20_padrão">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
    <meta:initial-creator>Alex</meta:initial-creator>
    <meta:creation-date>2019-03-31T16:12:00Z</meta:creation-date>
    <dc:date>2019-04-07T15:08:26.189000000</dc:date>
    <meta:editing-cycles>16</meta:editing-cycles>
    <meta:editing-duration>PT6H8M48S</meta:editing-duration>
    <meta:document-statistic meta:table-count="43" meta:image-count="0" meta:object-count="0" meta:page-count="10" meta:paragraph-count="646" meta:word-count="2501" meta:character-count="16670" meta:non-whitespace-character-count="147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